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4" svg:font-family="Mangal"/>
    <style:font-face style:name="Monaco" svg:font-family="Monaco"/>
    <style:font-face style:name="Liberation Serif3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2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2" style:family="paragraph" style:parent-style-name="Text_20_body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3" style:family="paragraph" style:parent-style-name="Text_20_body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137044a" style:letter-kerning="true" style:font-name-asian="メイリオ1" style:font-size-asian="11pt" style:font-style-asian="normal" style:font-weight-asian="normal" style:text-emphasize="none"/>
    </style:style>
    <style:style style:name="P4" style:family="paragraph" style:parent-style-name="Text_20_body">
      <style:paragraph-properties fo:break-before="page">
        <style:tab-stops>
          <style:tab-stop style:position="12.291cm"/>
        </style:tab-stops>
      </style:paragraph-properties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13dfc24" style:letter-kerning="true" style:font-name-asian="メイリオ1" style:font-size-asian="11pt" style:font-style-asian="normal" style:font-weight-asian="normal" style:text-emphasize="none"/>
    </style:style>
    <style:style style:name="P5" style:family="paragraph" style:parent-style-name="Standard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6" style:family="paragraph" style:parent-style-name="Standard">
      <style:paragraph-properties fo:break-before="page">
        <style:tab-stops>
          <style:tab-stop style:position="0cm"/>
          <style:tab-stop style:position="1.406cm"/>
        </style:tab-stops>
      </style:paragraph-properties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7" style:family="paragraph" style:parent-style-name="Standard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8" style:family="paragraph" style:parent-style-name="Standard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127caea" style:letter-kerning="true" style:font-name-asian="メイリオ1" style:font-size-asian="11pt" style:font-style-asian="normal" style:font-weight-asian="normal" style:text-emphasize="none"/>
    </style:style>
    <style:style style:name="P9" style:family="paragraph" style:parent-style-name="Standard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1294814" style:letter-kerning="true" style:font-name-asian="メイリオ1" style:font-size-asian="11pt" style:font-style-asian="normal" style:font-weight-asian="normal" style:text-emphasize="none"/>
    </style:style>
    <style:style style:name="P10" style:family="paragraph" style:parent-style-name="Standard">
      <style:paragraph-properties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officeooo:paragraph-rsid="0133bcc9" style:letter-kerning="true" style:font-name-asian="メイリオ1" style:font-size-asian="11pt" style:font-style-asian="normal" style:font-weight-asian="normal" style:text-emphasize="none"/>
    </style:style>
    <style:style style:name="P11" style:family="paragraph" style:parent-style-name="_3f__3f_">
      <style:paragraph-properties fo:margin-left="0cm" fo:margin-right="0cm" fo:margin-top="0cm" fo:margin-bottom="0cm" style:contextual-spacing="false" style:line-height-at-least="0.353cm" fo:text-indent="0cm" style:auto-text-indent="false" fo:break-before="page"/>
      <style:text-properties fo:color="#000000" style:text-outline="false" style:text-line-through-styl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2" style:family="paragraph" style:parent-style-name="_3f__3f_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text-outline="false" style:text-line-through-styl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3" style:family="paragraph" style:parent-style-name="_3f__3f_">
      <style:paragraph-properties fo:margin-left="0cm" fo:margin-right="0cm" fo:margin-top="0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4" style:family="paragraph">
      <style:text-properties style:font-name="ＭＳ Ｐゴシック" fo:font-size="12pt" style:font-name-asian="ＭＳ Ｐゴシック" style:font-size-asian="12pt" style:font-size-complex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ＭＳ Ｐゴシック1"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" style:font-size-asian="9pt" style:font-size-complex="9pt"/>
    </style:style>
    <style:style style:name="P20" style:family="paragraph">
      <style:paragraph-properties fo:margin-left="0.4cm" fo:margin-right="0cm" fo:text-align="center" fo:text-indent="0cm"/>
    </style:style>
    <style:style style:name="P21" style:family="paragraph">
      <style:paragraph-properties fo:margin-left="0.4cm" fo:margin-right="0cm" fo:line-height="100%" fo:text-align="center" fo:text-indent="0cm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22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23" style:family="paragraph">
      <style:text-properties style:font-name="ＭＳ Ｐゴシック" fo:font-size="9pt" style:font-size-asian="9pt" style:font-size-complex="9pt"/>
    </style:style>
    <style:style style:name="P24" style:family="paragraph">
      <style:paragraph-properties fo:margin-left="1.3cm" fo:margin-right="0cm" fo:text-indent="-1.288cm"/>
    </style:style>
    <style:style style:name="P25" style:family="paragraph">
      <style:paragraph-properties fo:margin-left="1.199cm" fo:margin-right="0cm" fo:text-indent="-1.188cm"/>
    </style:style>
    <style:style style:name="P26" style:family="paragraph">
      <style:paragraph-properties fo:margin-left="0.9cm" fo:margin-right="0cm" fo:text-indent="0cm"/>
    </style:style>
    <style:style style:name="P27" style:family="paragraph">
      <style:paragraph-properties fo:margin-left="0.801cm" fo:margin-right="0cm" fo:text-indent="-0.994cm"/>
    </style:style>
    <style:style style:name="P28" style:family="paragraph">
      <style:text-properties style:font-name="ＭＳ Ｐゴシック1" fo:font-size="9pt" style:font-name-asian="ＭＳ Ｐゴシック1" style:font-size-asian="9pt" style:font-size-complex="9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10pt" style:font-name-asian="ＭＳ Ｐゴシック1" style:font-size-asian="10pt" style:font-size-complex="10pt"/>
    </style:style>
    <style:style style:name="P30" style:family="paragraph">
      <style:paragraph-properties fo:text-align="center"/>
      <style:text-properties style:font-name="メイリオ1" fo:font-size="9pt" style:font-name-asian="ＭＳ Ｐゴシック1" style:font-size-asian="9pt" style:font-size-complex="9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1" style:font-size-asian="9pt" style:font-size-complex="9pt"/>
    </style:style>
    <style:style style:name="P32" style:family="paragraph">
      <style:paragraph-properties fo:margin-left="1cm" fo:margin-right="0cm" fo:text-indent="-0.994cm"/>
    </style:style>
    <style:style style:name="P33" style:family="paragraph">
      <style:paragraph-properties fo:margin-left="0.9cm" fo:margin-right="0cm" fo:text-indent="-0.895cm"/>
    </style:style>
    <style:style style:name="P34" style:family="paragraph">
      <style:paragraph-properties fo:margin-left="1cm" fo:margin-right="0cm" fo:text-indent="-0.992cm"/>
    </style:style>
    <style:style style:name="P35" style:family="paragraph">
      <style:paragraph-properties fo:text-align="center"/>
      <style:text-properties style:font-name="メイリオ1"/>
    </style:style>
    <style:style style:name="P36" style:family="paragraph">
      <style:paragraph-properties fo:line-height="100%" fo:text-align="center" style:text-autospace="none"/>
    </style:style>
    <style:style style:name="P37" style:family="paragraph">
      <style:paragraph-properties fo:line-height="100%" fo:text-align="center" style:text-autospace="none"/>
      <style:text-properties fo:color="#3f7f5f" style:font-name="ＭＳ Ｐゴシック1" fo:font-size="9pt" style:font-name-asian="ＭＳ Ｐゴシック1" style:font-size-asian="9pt" style:font-name-complex="Monaco" style:font-size-complex="9pt"/>
    </style:style>
    <style:style style:name="P38" style:family="paragraph">
      <style:paragraph-properties fo:line-height="100%" fo:text-align="center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39" style:family="paragraph">
      <style:paragraph-properties fo:margin-left="1.101cm" fo:margin-right="0cm" fo:text-indent="-1.094cm"/>
    </style:style>
    <style:style style:name="P40" style:family="paragraph">
      <style:paragraph-properties fo:text-align="center" style:text-autospace="none"/>
    </style:style>
    <style:style style:name="P41" style:family="paragraph">
      <style:paragraph-properties fo:line-height="100%" fo:text-align="center" style:text-autospace="none"/>
      <style:text-properties fo:color="#3f7f5f" style:font-name="Monaco" fo:font-size="9pt" style:font-name-asian="ＭＳ Ｐゴシック1" style:font-size-asian="9pt" style:font-name-complex="Monaco" style:font-size-complex="9pt"/>
    </style:style>
    <style:style style:name="P42" style:family="paragraph">
      <style:paragraph-properties fo:margin-left="1.3cm" fo:margin-right="0cm" fo:text-indent="-1.292cm"/>
    </style:style>
    <style:style style:name="P43" style:family="paragraph">
      <style:text-properties style:font-name="ＭＳ Ｐゴシック1" fo:font-size="10pt" style:font-size-asian="10pt" style:font-size-complex="10pt"/>
    </style:style>
    <style:style style:name="P44" style:family="paragraph">
      <style:paragraph-properties fo:margin-left="1.199cm" fo:margin-right="0cm" fo:text-indent="-0.096cm"/>
    </style:style>
    <style:style style:name="P45" style:family="paragraph">
      <style:paragraph-properties fo:margin-left="0cm" fo:margin-right="0cm" fo:text-indent="0.101cm"/>
    </style:style>
    <style:style style:name="P46" style:family="paragraph">
      <style:paragraph-properties fo:margin-left="1.3cm" fo:margin-right="0cm" fo:text-indent="0cm"/>
    </style:style>
    <style:style style:name="P47" style:family="paragraph">
      <style:paragraph-properties fo:margin-left="1.199cm" fo:margin-right="0cm" fo:text-indent="0cm"/>
    </style:style>
    <style:style style:name="P48" style:family="paragraph">
      <style:paragraph-properties fo:margin-left="1cm" fo:margin-right="0cm" fo:text-indent="0cm"/>
    </style:style>
    <style:style style:name="P49" style:family="paragraph">
      <style:text-properties style:font-name="ＭＳ Ｐゴシック1" fo:font-size="9pt" style:font-name-asian="メイリオ1" style:font-size-asian="9pt" style:font-size-complex="9pt"/>
    </style:style>
    <style:style style:name="P50" style:family="paragraph">
      <style:paragraph-properties fo:margin-left="1.101cm" fo:margin-right="0cm" fo:text-indent="-0.994cm"/>
    </style:style>
    <style:style style:name="P51" style:family="paragraph">
      <style:paragraph-properties fo:margin-left="0.801cm" fo:margin-right="0cm" fo:text-indent="0cm"/>
    </style:style>
    <style:style style:name="P52" style:family="paragraph">
      <style:paragraph-properties fo:margin-left="0.7cm" fo:margin-right="0cm" fo:text-indent="-0.593cm"/>
    </style:style>
    <style:style style:name="P53" style:family="paragraph">
      <style:paragraph-properties fo:margin-left="0.7cm" fo:margin-right="0cm" fo:text-indent="0cm"/>
    </style:style>
    <style:style style:name="P54" style:family="paragraph">
      <style:paragraph-properties fo:margin-left="1cm" fo:margin-right="0cm" fo:text-indent="-0.025cm"/>
    </style:style>
    <style:style style:name="P55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2" style:font-size-asian="9pt" style:font-size-complex="9pt"/>
    </style:style>
    <style:style style:name="P56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57" style:family="paragraph">
      <style:paragraph-properties fo:margin-left="1.3cm" fo:margin-right="0cm" fo:text-indent="-1.285cm"/>
    </style:style>
    <style:style style:name="P58" style:family="paragraph">
      <style:paragraph-properties fo:margin-left="1.199cm" fo:margin-right="0cm" fo:text-indent="-1.186cm"/>
    </style:style>
    <style:style style:name="P59" style:family="paragraph">
      <style:paragraph-properties fo:margin-left="1cm" fo:margin-right="0cm" fo:text-indent="-0.989cm"/>
    </style:style>
    <style:style style:name="P60" style:family="paragraph">
      <style:text-properties fo:font-size="12pt"/>
    </style:style>
    <style:style style:name="P61" style:family="paragraph">
      <style:text-properties style:font-name="ＭＳ Ｐゴシック1" fo:font-size="9pt" style:font-name-asian="ＭＳ Ｐゴシック2" style:font-size-asian="9pt" style:font-size-complex="9pt"/>
    </style:style>
    <style:style style:name="P62" style:family="paragraph">
      <style:paragraph-properties fo:margin-left="1cm" fo:margin-right="0cm" fo:text-indent="-0.096cm"/>
    </style:style>
    <style:style style:name="P63" style:family="paragraph">
      <style:text-properties style:font-name="ＭＳ Ｐゴシック2" fo:font-size="9pt" style:font-name-asian="ＭＳ Ｐゴシック2" style:font-size-asian="9pt" style:font-size-complex="9pt"/>
    </style:style>
    <style:style style:name="P64" style:family="paragraph">
      <style:paragraph-properties fo:margin-left="1.499cm" fo:margin-right="0cm" fo:text-indent="-1.396cm"/>
    </style:style>
    <style:style style:name="P65" style:family="paragraph">
      <style:paragraph-properties fo:margin-left="1.3cm" fo:margin-right="0cm" fo:text-indent="-1.191cm"/>
    </style:style>
    <style:style style:name="P66" style:family="paragraph">
      <style:paragraph-properties fo:margin-left="1.101cm" fo:margin-right="0cm" fo:text-indent="0cm"/>
    </style:style>
    <style:style style:name="P67" style:family="paragraph">
      <style:paragraph-properties fo:margin-left="1.101cm" fo:margin-right="0cm" fo:line-height="100%" fo:text-align="center" fo:text-indent="0cm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68" style:family="paragraph">
      <style:paragraph-properties fo:margin-left="1cm" fo:margin-right="0cm" fo:text-indent="-1.292cm"/>
    </style:style>
    <style:style style:name="P69" style:family="paragraph">
      <style:paragraph-properties fo:margin-left="0.801cm" fo:margin-right="0cm" fo:text-indent="-0.795cm"/>
    </style:style>
    <style:style style:name="P70" style:family="paragraph">
      <style:paragraph-properties fo:margin-left="1cm" fo:margin-right="0cm" fo:text-indent="-0.054cm"/>
    </style:style>
    <style:style style:name="P71" style:family="paragraph">
      <style:text-properties style:font-name="ＭＳ Ｐゴシック2" fo:font-size="9pt" style:font-name-asian="メイリオ1" style:font-size-asian="9pt" style:font-size-complex="9pt"/>
    </style:style>
    <style:style style:name="P72" style:family="paragraph">
      <style:paragraph-properties fo:margin-left="0.801cm" fo:margin-right="0cm" fo:text-indent="-1.292cm"/>
    </style:style>
    <style:style style:name="T1" style:family="text">
      <style:text-properties style:font-name="ＭＳ Ｐゴシック2" fo:font-size="9pt" style:font-name-asian="メイリオ1" style:font-size-asian="9pt" style:font-size-complex="9pt"/>
    </style:style>
    <style:style style:name="T2" style:family="text">
      <style:text-properties style:font-name="メイリオ1" fo:font-size="11pt" style:font-name-asian="メイリオ1" style:font-size-asian="11pt" style:font-size-complex="11pt"/>
    </style:style>
    <style:style style:name="T3" style:family="text">
      <style:text-properties style:font-name="ＭＳ Ｐゴシック1" fo:font-size="9pt" style:font-size-asian="9pt" style:font-size-complex="9pt"/>
    </style:style>
    <style:style style:name="T4" style:family="text">
      <style:text-properties style:font-name="ＭＳ Ｐゴシック1" fo:font-size="9pt" style:font-name-asian="ＭＳ Ｐゴシック" style:font-size-asian="9pt" style:font-size-complex="9pt"/>
    </style:style>
    <style:style style:name="T5" style:family="text">
      <style:text-properties style:font-name="ＭＳ Ｐゴシック1" fo:font-size="9pt" style:font-name-asian="メイリオ1" style:font-size-asian="9pt" style:font-size-complex="9pt"/>
    </style:style>
    <style:style style:name="T6" style:family="text">
      <style:text-properties style:font-name="ＭＳ Ｐゴシック1" fo:font-size="9pt" style:font-name-asian="ＭＳ Ｐゴシック1" style:font-size-asian="9pt" style:font-size-complex="9pt"/>
    </style:style>
    <style:style style:name="T7" style:family="text">
      <style:text-properties style:font-name="ＭＳ Ｐゴシック" fo:font-size="9pt" style:font-size-asian="9pt" style:font-size-complex="9pt"/>
    </style:style>
    <style:style style:name="T8" style:family="text">
      <style:text-properties style:text-outline="false" style:text-line-through-styl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9" style:family="text">
      <style:text-properties style:font-name="メイリオ1" fo:font-size="9pt" style:font-name-asian="ＭＳ Ｐゴシック1" style:font-size-asian="9pt" style:font-size-complex="9pt"/>
    </style:style>
    <style:style style:name="T10" style:family="text">
      <style:text-properties style:text-outline="false" style:text-line-through-styl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11" style:family="text">
      <style:text-properties style:font-name="メイリオ1"/>
    </style:style>
    <style:style style:name="T12" style:family="text"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T13" style:family="text">
      <style:text-properties fo:font-size="9pt" style:font-name-asian="ＭＳ Ｐゴシック1" style:font-size-asian="9pt" style:font-size-complex="9pt"/>
    </style:style>
    <style:style style:name="T14" style:family="text">
      <style:text-properties fo:color="#000000" style:font-name="Monaco" fo:font-size="9pt" style:font-name-asian="ＭＳ Ｐゴシック1" style:font-size-asian="9pt" style:font-name-complex="Monaco" style:font-size-complex="9pt"/>
    </style:style>
    <style:style style:name="T15" style:family="text">
      <style:text-properties style:font-name="ＭＳ Ｐゴシック1" fo:font-size="9pt" style:font-name-asian="ＭＳ Ｐゴシック2" style:font-size-asian="9pt" style:font-size-complex="9pt"/>
    </style:style>
    <style:style style:name="T16" style:family="text">
      <style:text-properties style:font-name="ＭＳ Ｐゴシック1" fo:font-size="10pt" style:font-name-asian="ＭＳ Ｐゴシック1" style:font-size-asian="10pt" style:font-size-complex="10pt"/>
    </style:style>
    <style:style style:name="T17" style:family="text">
      <style:text-properties style:font-name="ＭＳ Ｐゴシック2" fo:font-size="9pt" style:font-name-asian="ＭＳ Ｐゴシック2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9.081cm" style:run-through="foreground"/>
    </style:style>
    <style:style style:name="gr3" style:family="graphic">
      <style:graphic-properties svg:stroke-color="#000000" draw:marker-end="Arrow" draw:marker-end-width="0.199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707cm" fo:min-width="0.683cm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256cm" fo:min-width="3.059cm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101cm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.256cm" fo:min-width="3.06cm" style:run-through="foreground"/>
    </style:style>
    <style:style style:name="gr10" style:family="graphic">
      <style:graphic-properties svg:stroke-color="#000000" draw:marker-end="Arrow" draw:marker-end-width="0.199cm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626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2.487cm" fo:min-width="4.831cm" style:run-through="foreground"/>
    </style:style>
    <style:style style:name="gr13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4" style:family="graphic">
      <style:graphic-properties draw:stroke="none" svg:stroke-color="#000000" draw:marker-end="Arrow" draw:fill="none" draw:fill-color="#ffffff" fo:min-height="0.591cm" style:run-through="foreground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2.487cm" fo:min-width="4.831cm" style:run-through="foreground"/>
    </style:style>
    <style:style style:name="gr16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7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-width="0.199cm" draw:fill="solid" draw:fill-color="#ffffff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-width="0.199cm" draw:fill="none" draw:fill-color="#ffffff" fo:min-height="12.284cm" style:run-through="foreground"/>
    </style:style>
    <style:style style:name="gr20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706cm" fo:min-width="0.721cm" style:run-through="foreground"/>
    </style:style>
    <style:style style:name="gr21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589cm" fo:min-width="0.676cm" style:run-through="foreground"/>
    </style:style>
    <style:style style:name="gr22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859cm" fo:min-width="5.034cm" style:run-through="foreground"/>
    </style:style>
    <style:style style:name="gr23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256cm" fo:min-width="3.094cm" style:run-through="foreground"/>
    </style:style>
    <style:style style:name="gr24" style:family="graphic">
      <style:graphic-properties draw:stroke="none" svg:stroke-color="#000000" draw:marker-end-width="0.199cm" draw:fill="none" draw:fill-color="#ffffff" fo:min-height="0.626cm" style:run-through="foreground"/>
    </style:style>
    <style:style style:name="gr25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859cm" fo:min-width="3.662cm" style:run-through="foreground"/>
    </style:style>
    <style:style style:name="gr26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559cm" fo:min-width="0.658cm" style:run-through="foreground"/>
    </style:style>
    <style:style style:name="gr27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707cm" fo:min-width="0.7cm" style:run-through="foreground"/>
    </style:style>
    <style:style style:name="gr28" style:family="graphic">
      <style:graphic-properties draw:stroke="none" svg:stroke-color="#000000" draw:marker-end="Arrow" draw:fill="none" draw:fill-color="#ffffff" fo:min-height="9.349cm" style:run-through="foreground"/>
    </style:style>
    <style:style style:name="gr2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6.1cm" style:run-through="foreground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1.256cm" fo:min-width="3.094cm" style:run-through="foreground"/>
    </style:style>
    <style:style style:name="gr3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4cm" fo:min-width="3.858cm" style:run-through="foreground"/>
    </style:style>
    <style:style style:name="gr32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493cm" style:run-through="foreground"/>
    </style:style>
    <style:style style:name="gr33" style:family="graphic">
      <style:graphic-properties style:run-through="foreground" style:vertical-pos="middle" style:vertical-rel="baseline" style:horizontal-pos="from-left" style:horizontal-rel="paragraph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0.607cm" fo:min-width="3.36cm" style:run-through="foreground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1.256cm" fo:min-width="2.907cm" style:run-through="foreground"/>
    </style:style>
    <style:style style:name="gr36" style:family="graphic">
      <style:graphic-properties svg:stroke-color="#000000" draw:fill="solid" draw:fill-color="#ffffff" draw:textarea-horizontal-align="justify" draw:textarea-vertical-align="middle" draw:auto-grow-height="false" fo:min-height="0.607cm" fo:min-width="3.355cm" style:run-through="foreground"/>
    </style:style>
    <style:style style:name="gr3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479cm" style:run-through="fore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9cm" fo:min-width="4.528cm" style:run-through="fore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6.114cm" style:run-through="foreground"/>
    </style:style>
    <style:style style:name="gr4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976cm" style:run-through="fore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2.487cm" fo:min-width="4.927cm" style:run-through="foreground"/>
    </style:style>
    <style:style style:name="gr42" style:family="graphic">
      <style:graphic-properties svg:stroke-color="#000000" draw:fill="solid" draw:fill-color="#ffffff" draw:textarea-horizontal-align="justify" draw:textarea-vertical-align="middle" draw:auto-grow-height="false" fo:min-height="1.774cm" fo:min-width="4.927cm" style:run-through="foreground"/>
    </style:style>
    <style:style style:name="gr43" style:family="graphic">
      <style:graphic-properties draw:stroke="none" svg:stroke-color="#000000" draw:marker-end="Arrow" draw:fill="none" draw:fill-color="#ffffff" fo:min-height="0.422cm" style:run-through="foreground"/>
    </style:style>
    <style:style style:name="gr44" style:family="graphic">
      <style:graphic-properties svg:stroke-color="#000000" draw:fill="solid" draw:fill-color="#ffffff" draw:textarea-horizontal-align="justify" draw:textarea-vertical-align="middle" draw:auto-grow-height="false" fo:min-height="1.947cm" fo:min-width="4.927cm" style:run-through="foreground"/>
    </style:style>
    <style:style style:name="gr45" style:family="graphic">
      <style:graphic-properties draw:stroke="none" svg:stroke-color="#000000" draw:marker-end="Arrow" draw:fill="none" draw:fill-color="#ffffff" fo:min-height="0.462cm" style:run-through="foreground"/>
    </style:style>
    <style:style style:name="gr46" style:family="graphic">
      <style:graphic-properties svg:stroke-color="#000000" draw:fill="solid" draw:fill-color="#ffffff" draw:textarea-horizontal-align="justify" draw:textarea-vertical-align="middle" draw:auto-grow-height="false" fo:min-height="1.827cm" fo:min-width="6.018cm" style:run-through="foreground"/>
    </style:style>
    <style:style style:name="gr47" style:family="graphic">
      <style:graphic-properties draw:stroke="none" svg:stroke-color="#000000" draw:fill="none" draw:fill-color="#ffffff" fo:min-height="3.395cm" style:run-through="foreground"/>
    </style:style>
    <style:style style:name="gr4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3.729cm" style:run-through="foreground"/>
    </style:style>
    <style:style style:name="gr49" style:family="graphic">
      <style:graphic-properties svg:stroke-color="#000000" draw:fill="solid" draw:fill-color="#ffffff" draw:textarea-horizontal-align="justify" draw:textarea-vertical-align="middle" draw:auto-grow-height="false" fo:min-height="2.487cm" fo:min-width="4.68cm" style:run-through="foreground"/>
    </style:style>
    <style:style style:name="gr5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84cm" fo:min-width="5.366cm" style:run-through="foreground"/>
    </style:style>
    <style:style style:name="gr5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04cm" fo:min-width="5.369cm" style:run-through="foreground"/>
    </style:style>
    <style:style style:name="gr52" style:family="graphic">
      <style:graphic-properties draw:stroke="none" svg:stroke-color="#000000" draw:marker-end="Arrow" draw:fill="none" draw:fill-color="#ffffff" fo:min-height="8.35cm" style:run-through="foreground"/>
    </style:style>
    <style:style style:name="gr5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374cm" fo:min-width="4.119cm" style:run-through="foreground"/>
    </style:style>
    <style:style style:name="gr5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625cm" fo:min-width="4.119cm" style:run-through="foreground"/>
    </style:style>
    <style:style style:name="gr55" style:family="graphic">
      <style:graphic-properties svg:stroke-color="#000000" draw:marker-end="Arrow" draw:fill="solid" draw:fill-color="#ffffff" draw:textarea-horizontal-align="justify" draw:textarea-vertical-align="middle" draw:auto-grow-height="false" fo:min-height="1cm" fo:min-width="5.99cm" style:run-through="foreground"/>
    </style:style>
    <style:style style:name="gr5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5cm" fo:min-width="5.981cm" style:run-through="foreground"/>
    </style:style>
    <style:style style:name="gr57" style:family="graphic">
      <style:graphic-properties svg:stroke-color="#000000" draw:fill="solid" draw:fill-color="#ffffff" draw:textarea-horizontal-align="justify" draw:textarea-vertical-align="middle" draw:auto-grow-height="false" fo:min-height="1.217cm" fo:min-width="6.018cm" style:run-through="foreground"/>
    </style:style>
    <style:style style:name="gr58" style:family="graphic">
      <style:graphic-properties draw:stroke="none" svg:stroke-color="#000000" draw:fill="none" draw:fill-color="#ffffff" fo:min-height="1.247cm" style:run-through="foreground"/>
    </style:style>
    <style:style style:name="gr5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98cm" style:run-through="foreground"/>
    </style:style>
    <style:style style:name="gr60" style:family="graphic">
      <style:graphic-properties svg:stroke-color="#000000" draw:fill="solid" draw:fill-color="#ffffff" draw:textarea-horizontal-align="justify" draw:textarea-vertical-align="middle" draw:auto-grow-height="false" fo:min-height="1.344cm" fo:min-width="2.184cm" style:run-through="foreground"/>
    </style:style>
    <style:style style:name="gr6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51cm" fo:min-width="4.493cm" style:run-through="foreground"/>
    </style:style>
    <style:style style:name="gr62" style:family="graphic">
      <style:graphic-properties svg:stroke-color="#000000" draw:fill="solid" draw:fill-color="#ffffff" draw:textarea-horizontal-align="justify" draw:textarea-vertical-align="middle" draw:auto-grow-height="false" fo:min-height="2.494cm" fo:min-width="3.413cm" style:run-through="foreground"/>
    </style:style>
    <style:style style:name="gr63" style:family="graphic">
      <style:graphic-properties draw:stroke="none" svg:stroke-color="#000000" draw:marker-end="Arrow" draw:fill="none" draw:fill-color="#ffffff" fo:min-height="0.337cm" style:run-through="foreground"/>
    </style:style>
    <style:style style:name="gr64" style:family="graphic">
      <style:graphic-properties svg:stroke-color="#000000" draw:fill="solid" draw:fill-color="#ffffff" draw:textarea-horizontal-align="justify" draw:textarea-vertical-align="middle" draw:auto-grow-height="false" fo:min-height="1.695cm" fo:min-width="3.413cm" style:run-through="foreground"/>
    </style:style>
    <style:style style:name="gr65" style:family="graphic">
      <style:graphic-properties draw:stroke="none" svg:stroke-color="#000000" draw:marker-end="Arrow" draw:fill="none" draw:fill-color="#ffffff" fo:min-height="0.229cm" style:run-through="foreground"/>
    </style:style>
    <style:style style:name="gr6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5cm" fo:min-width="4.369cm" style:run-through="foreground"/>
    </style:style>
    <style:style style:name="gr67" style:family="graphic">
      <style:graphic-properties svg:stroke-color="#000000" draw:fill="solid" draw:fill-color="#ffffff" draw:textarea-horizontal-align="justify" draw:textarea-vertical-align="middle" draw:auto-grow-height="false" fo:min-height="2.051cm" fo:min-width="3.413cm" style:run-through="foreground"/>
    </style:style>
    <style:style style:name="gr68" style:family="graphic">
      <style:graphic-properties draw:stroke="none" svg:stroke-color="#000000" draw:marker-end="Arrow" draw:fill="none" draw:fill-color="#ffffff" fo:min-height="0.277cm" style:run-through="foreground"/>
    </style:style>
    <style:style style:name="gr69" style:family="graphic">
      <style:graphic-properties draw:stroke="none" svg:stroke-color="#000000" draw:marker-end="Arrow" draw:fill="none" draw:fill-color="#ffffff" fo:min-height="3.216cm" style:run-through="foreground"/>
    </style:style>
    <style:style style:name="gr70" style:family="graphic">
      <style:graphic-properties draw:stroke="none" svg:stroke-color="#000000" draw:marker-end="Arrow" draw:fill="none" draw:fill-color="#ffffff" fo:min-height="9.081cm" style:run-through="foreground" style:vertical-pos="from-top" style:vertical-rel="page" style:horizontal-pos="from-left" style:horizontal-rel="paragraph"/>
    </style:style>
    <style:style style:name="gr71" style:family="graphic">
      <style:graphic-properties svg:stroke-color="#000000" draw:marker-end="Arrow" draw:marker-end-width="0.199cm" draw:fill="solid" draw:fill-color="#ffffff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72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0.707cm" fo:min-width="0.683cm" style:run-through="foreground" style:vertical-pos="from-top" style:vertical-rel="page" style:horizontal-pos="from-left" style:horizontal-rel="paragraph"/>
    </style:style>
    <style:style style:name="gr74" style:family="graphic">
      <style:graphic-properties style:run-through="foreground" style:vertical-pos="from-top" style:vertical-rel="page" style:horizontal-pos="from-left" style:horizontal-rel="paragraph"/>
    </style:style>
    <style:style style:name="gr7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976cm" style:run-through="foreground" style:vertical-pos="from-top" style:vertical-rel="page" style:horizontal-pos="from-left" style:horizontal-rel="paragraph"/>
    </style:style>
    <style:style style:name="gr76" style:family="graphic">
      <style:graphic-properties svg:stroke-color="#000000" draw:marker-end="Arrow" draw:marker-end-width="0.199cm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77" style:family="graphic">
      <style:graphic-properties draw:stroke="none" svg:stroke-color="#000000" draw:fill="none" draw:fill-color="#ffffff" fo:min-height="0.626cm" style:run-through="foreground" style:vertical-pos="from-top" style:vertical-rel="page" style:horizontal-pos="from-left" style:horizontal-rel="paragraph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1.296cm" fo:min-width="6.018cm" style:run-through="foreground"/>
    </style:style>
    <style:style style:name="gr79" style:family="graphic">
      <style:graphic-properties draw:stroke="none" svg:stroke-color="#000000" draw:fill="none" draw:fill-color="#ffffff" fo:min-height="1.686cm" style:run-through="foreground"/>
    </style:style>
    <style:style style:name="gr8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59cm" fo:min-width="6.1cm" style:run-through="foreground"/>
    </style:style>
    <style:style style:name="gr81" style:family="graphic">
      <style:graphic-properties svg:stroke-color="#000000" draw:fill="solid" draw:fill-color="#ffffff" draw:textarea-horizontal-align="justify" draw:textarea-vertical-align="middle" draw:auto-grow-height="false" fo:min-height="1.78cm" fo:min-width="4.928cm" style:run-through="foreground"/>
    </style:style>
    <style:style style:name="gr82" style:family="graphic">
      <style:graphic-properties draw:stroke="none" svg:stroke-color="#000000" draw:marker-end="Arrow" draw:fill="none" draw:fill-color="#ffffff" fo:min-height="0.238cm" style:run-through="foreground"/>
    </style:style>
    <style:style style:name="gr8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17cm" fo:min-width="5.976cm" style:run-through="foreground"/>
    </style:style>
    <style:style style:name="gr8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64cm" fo:min-width="5.976cm" style:run-through="foreground"/>
    </style:style>
    <style:style style:name="gr85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7cm" fo:min-width="5.976cm" style:run-through="foreground"/>
    </style:style>
    <style:style style:name="gr86" style:family="graphic">
      <style:graphic-properties svg:stroke-color="#000000" draw:fill="solid" draw:fill-color="#ffffff" draw:textarea-horizontal-align="justify" draw:textarea-vertical-align="middle" draw:auto-grow-height="false" fo:min-height="0.473cm" fo:min-width="3.355cm" style:run-through="foreground"/>
    </style:style>
    <style:style style:name="gr87" style:family="graphic">
      <style:graphic-properties svg:stroke-color="#000000" draw:fill="solid" draw:fill-color="#ffffff" draw:textarea-horizontal-align="justify" draw:textarea-vertical-align="middle" draw:auto-grow-height="false" fo:min-height="1.688cm" fo:min-width="4.93cm" style:run-through="foreground"/>
    </style:style>
    <style:style style:name="gr88" style:family="graphic">
      <style:graphic-properties draw:stroke="none" svg:stroke-color="#000000" draw:marker-end="Arrow" draw:fill="none" draw:fill-color="#ffffff" fo:min-height="0.228cm" style:run-through="foreground"/>
    </style:style>
    <style:style style:name="gr89" style:family="graphic">
      <style:graphic-properties svg:stroke-color="#000000" draw:fill="solid" draw:fill-color="#ffffff" draw:textarea-horizontal-align="justify" draw:textarea-vertical-align="middle" draw:auto-grow-height="false" fo:min-height="1.473cm" fo:min-width="6.018cm" style:run-through="foreground"/>
    </style:style>
    <style:style style:name="gr90" style:family="graphic">
      <style:graphic-properties draw:stroke="none" svg:stroke-color="#000000" draw:fill="none" draw:fill-color="#ffffff" fo:min-height="1.803cm" style:run-through="foreground"/>
    </style:style>
    <style:style style:name="gr91" style:family="graphic">
      <style:graphic-properties svg:stroke-color="#000000" draw:fill="solid" draw:fill-color="#ffffff" draw:textarea-horizontal-align="justify" draw:textarea-vertical-align="middle" draw:auto-grow-height="false" fo:min-height="2.489cm" fo:min-width="4.833cm" style:run-through="foreground"/>
    </style:style>
    <style:style style:name="gr92" style:family="graphic">
      <style:graphic-properties draw:stroke="none" svg:stroke-color="#000000" draw:marker-end="Arrow" draw:fill="none" draw:fill-color="#ffffff" fo:min-height="0.335cm" style:run-through="foreground"/>
    </style:style>
    <style:style style:name="gr93" style:family="graphic">
      <style:graphic-properties svg:stroke-color="#000000" draw:fill="solid" draw:fill-color="#ffffff" draw:textarea-horizontal-align="justify" draw:textarea-vertical-align="middle" draw:auto-grow-height="false" fo:min-height="1.6cm" fo:min-width="6.018cm" style:run-through="foreground"/>
    </style:style>
    <style:style style:name="gr94" style:family="graphic">
      <style:graphic-properties draw:stroke="none" svg:stroke-color="#000000" draw:fill="none" draw:fill-color="#ffffff" fo:min-height="2.604cm" style:run-through="foreground"/>
    </style:style>
    <style:style style:name="gr9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25cm" fo:min-width="3.868cm" style:run-through="foreground"/>
    </style:style>
    <style:style style:name="gr96" style:family="graphic">
      <style:graphic-properties draw:stroke="none" svg:stroke-color="#000000" draw:marker-end="Arrow" draw:fill="none" draw:fill-color="#ffffff" fo:min-height="6.466cm" style:run-through="foreground"/>
    </style:style>
    <style:style style:name="gr9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5cm" fo:min-width="3.623cm" style:run-through="foreground"/>
    </style:style>
    <style:style style:name="gr9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3.62cm" style:run-through="foreground"/>
    </style:style>
    <style:style style:name="gr99" style:family="graphic">
      <style:graphic-properties svg:stroke-color="#000000" draw:fill="solid" draw:fill-color="#ffffff" draw:textarea-horizontal-align="justify" draw:textarea-vertical-align="middle" draw:auto-grow-height="false" fo:min-height="1.605cm" fo:min-width="4.927cm" style:run-through="foreground"/>
    </style:style>
    <style:style style:name="gr100" style:family="graphic">
      <style:graphic-properties draw:stroke="none" svg:stroke-color="#000000" draw:marker-end="Arrow" draw:fill="none" draw:fill-color="#ffffff" fo:min-height="0.381cm" style:run-through="foreground"/>
    </style:style>
    <style:style style:name="gr101" style:family="graphic">
      <style:graphic-properties svg:stroke-color="#000000" draw:fill="solid" draw:fill-color="#ffffff" draw:textarea-horizontal-align="justify" draw:textarea-vertical-align="middle" draw:auto-grow-height="false" fo:min-height="1.961cm" fo:min-width="4.927cm" style:run-through="foreground"/>
    </style:style>
    <style:style style:name="gr102" style:family="graphic">
      <style:graphic-properties draw:stroke="none" svg:stroke-color="#000000" draw:marker-end="Arrow" draw:fill="none" draw:fill-color="#ffffff" fo:min-height="0.61cm" style:run-through="foreground"/>
    </style:style>
    <style:style style:name="gr10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45cm" fo:min-width="4.493cm" style:run-through="foreground"/>
    </style:style>
    <style:style style:name="gr104" style:family="graphic">
      <style:graphic-properties svg:stroke-color="#000000" draw:fill="solid" draw:fill-color="#ffffff" draw:textarea-horizontal-align="justify" draw:textarea-vertical-align="middle" draw:auto-grow-height="false" fo:min-height="1.254cm" fo:min-width="5.117cm" style:run-through="foreground"/>
    </style:style>
    <style:style style:name="gr105" style:family="graphic">
      <style:graphic-properties draw:stroke="none" svg:stroke-color="#000000" draw:fill="none" draw:fill-color="#ffffff" fo:min-height="0.87cm" style:run-through="foreground"/>
    </style:style>
    <style:style style:name="gr106" style:family="graphic">
      <style:graphic-properties svg:stroke-color="#000000" draw:fill="solid" draw:fill-color="#ffffff" draw:textarea-horizontal-align="justify" draw:textarea-vertical-align="middle" draw:auto-grow-height="false" fo:min-height="0.607cm" fo:min-width="2.866cm" style:run-through="foreground"/>
    </style:style>
    <style:style style:name="gr10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115cm" style:run-through="foreground"/>
    </style:style>
    <style:style style:name="gr10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101cm" style:run-through="foreground"/>
    </style:style>
    <style:style style:name="gr109" style:family="graphic">
      <style:graphic-properties svg:stroke-color="#000000" draw:fill="solid" draw:fill-color="#ffffff" draw:textarea-horizontal-align="justify" draw:textarea-vertical-align="middle" draw:auto-grow-height="false" fo:min-height="1.432cm" fo:min-width="6.018cm" style:run-through="foreground"/>
    </style:style>
    <style:style style:name="gr110" style:family="graphic">
      <style:graphic-properties draw:stroke="none" svg:stroke-color="#000000" draw:fill="none" draw:fill-color="#ffffff" fo:min-height="2.833cm" style:run-through="foreground"/>
    </style:style>
    <style:style style:name="gr111" style:family="graphic">
      <style:graphic-properties svg:stroke-color="#000000" draw:fill="solid" draw:fill-color="#ffffff" draw:textarea-horizontal-align="justify" draw:textarea-vertical-align="middle" draw:auto-grow-height="false" fo:min-height="0.607cm" fo:min-width="3.286cm" style:run-through="foreground"/>
    </style:style>
    <style:style style:name="gr112" style:family="graphic">
      <style:graphic-properties svg:stroke-color="#000000" draw:fill="solid" draw:fill-color="#ffffff" draw:textarea-horizontal-align="justify" draw:textarea-vertical-align="middle" draw:auto-grow-height="false" fo:min-height="1.739cm" fo:min-width="6.018cm" style:run-through="foreground"/>
    </style:style>
    <style:style style:name="gr113" style:family="graphic">
      <style:graphic-properties draw:stroke="none" svg:stroke-color="#000000" draw:fill="none" draw:fill-color="#ffffff" fo:min-height="3.392cm" style:run-through="foreground"/>
    </style:style>
    <style:style style:name="gr11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101cm" style:run-through="foreground"/>
    </style:style>
    <style:style style:name="gr115" style:family="graphic">
      <style:graphic-properties svg:stroke-color="#000000" draw:fill="solid" draw:fill-color="#ffffff" draw:textarea-horizontal-align="justify" draw:textarea-vertical-align="middle" draw:auto-grow-height="false" fo:min-height="1.323cm" fo:min-width="5.893cm" style:run-through="foreground"/>
    </style:style>
    <style:style style:name="gr116" style:family="graphic">
      <style:graphic-properties draw:stroke="none" svg:stroke-color="#000000" draw:fill="none" draw:fill-color="#ffffff" fo:min-height="2.245cm" style:run-through="foreground"/>
    </style:style>
    <style:style style:name="gr117" style:family="graphic">
      <style:graphic-properties svg:stroke-color="#000000" draw:fill="solid" draw:fill-color="#ffffff" draw:textarea-horizontal-align="justify" draw:textarea-vertical-align="middle" draw:auto-grow-height="false" fo:min-height="1.258cm" fo:min-width="3.06cm" style:run-through="foreground"/>
    </style:style>
    <style:style style:name="gr118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none" svg:stroke-color="#000000" draw:marker-end="Arrow" draw:fill="none" draw:fill-color="#ffffff" fo:min-height="7.216cm" style:run-through="foreground"/>
    </style:style>
    <style:style style:name="gr12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2.746cm" style:run-through="foreground"/>
    </style:style>
    <style:style style:name="gr12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614cm" style:run-through="foreground"/>
    </style:style>
    <style:style style:name="gr122" style:family="graphic">
      <style:graphic-properties svg:stroke-color="#000000" draw:fill="solid" draw:fill-color="#ffffff" draw:textarea-horizontal-align="justify" draw:textarea-vertical-align="middle" draw:auto-grow-height="false" fo:min-height="1.258cm" fo:min-width="2.91cm" style:run-through="foreground"/>
    </style:style>
    <style:style style:name="gr12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3.12cm" style:run-through="foreground"/>
    </style:style>
    <style:style style:name="gr124" style:family="graphic">
      <style:graphic-properties draw:stroke="none" svg:stroke-color="#000000" draw:fill="none" draw:fill-color="#ffffff" fo:min-height="0.623cm" style:run-through="foreground"/>
    </style:style>
    <style:style style:name="gr125" style:family="graphic">
      <style:graphic-properties draw:stroke="none" svg:stroke-color="#000000" draw:fill="none" draw:fill-color="#ffffff" fo:min-height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8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9" style:family="graphic">
      <style:graphic-properties draw:stroke="none" svg:stroke-color="#000000" draw:fill="none" draw:fill-color="#ffffff" fo:min-height="0.75cm" style:run-through="foreground"/>
    </style:style>
    <style:style style:name="gr130" style:family="graphic">
      <style:graphic-properties draw:stroke="none" svg:stroke-color="#000000" draw:fill="none" draw:fill-color="#ffffff" fo:min-height="0.469cm" style:run-through="foreground"/>
    </style:style>
    <style:style style:name="gr13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16cm" fo:min-width="2.619cm" style:run-through="foreground"/>
    </style:style>
    <style:style style:name="gr132" style:family="graphic">
      <style:graphic-properties draw:stroke="none" svg:stroke-color="#000000" draw:fill="none" draw:fill-color="#ffffff" fo:min-height="1.328cm" style:run-through="foreground"/>
    </style:style>
    <style:style style:name="gr133" style:family="graphic">
      <style:graphic-properties draw:stroke="none" svg:stroke-color="#000000" draw:fill="none" draw:fill-color="#ffffff" fo:min-height="0.594cm" style:run-through="foreground"/>
    </style:style>
    <style:style style:name="gr134" style:family="graphic">
      <style:graphic-properties draw:stroke="none" svg:stroke-color="#000000" draw:marker-end="Arrow" draw:fill="none" draw:fill-color="#ffffff" fo:min-height="5.847cm" style:run-through="foreground"/>
    </style:style>
    <style:style style:name="gr135" style:family="graphic">
      <style:graphic-properties draw:stroke="none" svg:stroke-color="#000000" draw:marker-end="Arrow" draw:fill="none" draw:fill-color="#ffffff" fo:min-height="5.61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4" draw:z-index="18" draw:style-name="gr70" draw:text-style-name="P28" svg:width="6.374cm" svg:height="9.081cm" svg:x="2cm" svg:y="2.256cm">
        <draw:text-box>
          <text:p><text:span text:style-name="T6">Fig14 3</text:span><text:span text:style-name="T6">ページ目</text:span></text:p>
          <text:p><text:span text:style-name="T6">:</text:span></text:p>
        </draw:text-box>
      </draw:frame>
      <draw:line text:anchor-type="page" text:anchor-page-number="24" draw:z-index="19" draw:style-name="gr71" draw:text-style-name="P15" svg:x1="12.118cm" svg:y1="3.002cm" svg:x2="12.118cm" svg:y2="4cm">
        <text:p/>
      </draw:line>
      <draw:line text:anchor-type="page" text:anchor-page-number="24" draw:z-index="20" draw:style-name="gr72" draw:text-style-name="P16" svg:x1="8.498cm" svg:y1="2.002cm" svg:x2="8.498cm" svg:y2="27.658cm">
        <text:p/>
      </draw:line>
      <draw:custom-shape text:anchor-type="page" text:anchor-page-number="24" draw:z-index="21" draw:style-name="gr73" draw:text-style-name="P17" svg:width="0.966cm" svg:height="1.001cm" svg:x="11.638cm" svg:y="2cm">
        <text:p text:style-name="P16"><text:span text:style-name="T3">2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g text:anchor-type="page" text:anchor-page-number="24" draw:z-index="22" draw:style-name="gr74">
        <draw:custom-shape draw:style-name="gr35" draw:text-style-name="P19" svg:width="5.815cm" svg:height="2.511cm" svg:x="9.16cm" svg:y="3.986cm">
          <text:p text:style-name="P18"><text:span text:style-name="T4">DOM</text:span><text:span text:style-name="T4">が生成されていたら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5" svg:x1="12.104cm" svg:y1="6.496cm" svg:x2="12.104cm" svg:y2="7.494cm">
          <text:p/>
        </draw:line>
      </draw:g>
      <draw:custom-shape text:anchor-type="page" text:anchor-page-number="24" draw:z-index="23" draw:style-name="gr75" draw:text-style-name="P38" svg:width="5.977cm" svg:height="1.151cm" svg:x="9.232cm" svg:y="7.454cm">
        <text:p text:style-name="P36"><text:span text:style-name="T12">topDomNode</text:span><text:span text:style-name="T12">の最後尾に</text:span></text:p>
        <text:p text:style-name="P36"><text:span text:style-name="T12">curDomNode</text:span><text:span text:style-name="T12">を追加する。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line text:anchor-type="page" text:anchor-page-number="24" draw:z-index="24" draw:style-name="gr71" draw:text-style-name="P15" svg:x1="12.213cm" svg:y1="8.604cm" svg:x2="12.213cm" svg:y2="10.475cm">
        <text:p/>
      </draw:line>
      <draw:polyline text:anchor-type="page" text:anchor-page-number="24" draw:z-index="25" draw:style-name="gr76" draw:text-style-name="P16" svg:width="4.368cm" svg:height="4.241cm" svg:x="12.227cm" svg:y="5.235cm" svg:viewBox="0 0 4369 4242" draw:points="2695,0 4369,0 4369,4242 0,4242">
        <text:p/>
      </draw:polyline>
      <draw:frame text:anchor-type="page" text:anchor-page-number="24" draw:z-index="26" draw:style-name="gr77" svg:width="0.602cm" svg:height="0.627cm" svg:x="13.85cm" svg:y="6.234cm">
        <draw:text-box>
          <text:p>Y</text:p>
        </draw:text-box>
      </draw:frame>
      <draw:frame text:anchor-type="page" text:anchor-page-number="24" draw:z-index="27" draw:style-name="gr77" svg:width="0.602cm" svg:height="0.627cm" svg:x="15.12cm" svg:y="4.11cm">
        <draw:text-box>
          <text:p>N</text:p>
        </draw:text-box>
      </draw:frame>
      <draw:custom-shape text:anchor-type="page" text:anchor-page-number="24" draw:z-index="28" draw:style-name="gr73" draw:text-style-name="P17" svg:width="0.966cm" svg:height="1.001cm" svg:x="11.638cm" svg:y="10.474cm">
        <text:p text:style-name="P16"><text:span text:style-name="T3">E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3"><draw:g text:anchor-type="as-char" draw:z-index="1" draw:style-name="gr17"><draw:line draw:style-name="gr18" draw:text-style-name="P16" svg:x1="6.52cm" svg:y1="0.001cm" svg:x2="6.52cm" svg:y2="25.801cm"><text:p/></draw:line><draw:frame draw:style-name="gr19" draw:text-style-name="P28" svg:width="6.291cm" svg:height="12.284cm" svg:x="0cm" svg:y="0.18cm"><draw:text-box><text:p><text:span text:style-name="T6">Fig1</text:span></text:p><text:p><text:span text:style-name="T6">関数名：</text:span><text:span text:style-name="T6">getJsonFile</text:span></text:p><text:p text:style-name="P24"><text:span text:style-name="T6">概要：</text:span><text:span text:style-name="T6">JSON</text:span><text:span text:style-name="T6">ファイルを取得して返す。</text:span></text:p><text:p text:style-name="P25"><text:span text:style-name="T6">引数：</text:span><text:span text:style-name="T6">String jsonPath:JSON</text:span><text:span text:style-name="T6">を要求する先。</text:span></text:p><text:p text:style-name="P26"><text:span text:style-name="T6">:Object map:</text:span><text:span text:style-name="T6">サーバへ渡す値の連想配列。</text:span></text:p><text:p><text:span text:style-name="T6">戻り値：なし</text:span></text:p><text:p><text:span text:style-name="T6"/></text:p><text:p text:style-name="P27"><text:span text:style-name="T6">変数</text:span><text:span text:style-name="T6">:var tmp:</text:span><text:span text:style-name="T6">一時的に取得した</text:span><text:span text:style-name="T6">JSON</text:span><text:span text:style-name="T6">の連想配列を格納する</text:span><text:span text:style-name="T6"><text:tab/></text:span><text:span text:style-name="T6">変数。</text:span></text:p><text:p text:style-name="P26"><text:span text:style-name="T6">this.json:createTag</text:span><text:span text:style-name="T6">クラスのメンバ。取得した</text:span><text:span text:style-name="T6">JSON</text:span><text:span text:style-name="T6">の連想配列を格納する。</text:span></text:p></draw:text-box></draw:frame><draw:custom-shape draw:style-name="gr20" draw:text-style-name="P17" svg:width="1.019cm" svg:height="0.999cm" svg:x="9.345cm" svg:y="0.617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9.906cm" svg:y1="1.616cm" svg:x2="9.906cm" svg:y2="2.242cm"><text:p/></draw:line><draw:custom-shape draw:style-name="gr21" draw:text-style-name="P17" svg:width="0.955cm" svg:height="0.83cm" svg:x="9.389cm" svg:y="24.747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2" svg:width="5.035cm" svg:height="1.86cm" svg:x="7.385cm" svg:y="2.242cm"><text:p text:style-name="P16"><text:span text:style-name="T6">一時的に値を保存する変数</text:span><text:span text:style-name="T6">tmp</text:span></text:p><text:p text:style-name="P16"><text:span text:style-name="T6">を宣言する。</text:span></text:p><text:p text:style-name="P16"><text:span text:style-name="T6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6" svg:x1="9.906cm" svg:y1="4.101cm" svg:x2="9.906cm" svg:y2="5.17cm"><text:p/></draw:line><draw:line draw:style-name="gr3" draw:text-style-name="P16" svg:x1="9.958cm" svg:y1="6.493cm" svg:x2="9.958cm" svg:y2="7.952cm"><text:p/></draw:line><draw:line draw:style-name="gr3" draw:text-style-name="P16" svg:x1="9.89cm" svg:y1="13.408cm" svg:x2="9.89cm" svg:y2="14.611cm"><text:p/></draw:line><draw:custom-shape draw:style-name="gr22" draw:text-style-name="P22" svg:width="5.035cm" svg:height="1.86cm" svg:x="7.385cm" svg:y="5.144cm"><text:p text:style-name="P16"><text:span text:style-name="T6">map</text:span><text:span text:style-name="T6">に何も入力されていな</text:span></text:p><text:p text:style-name="P16"><text:span text:style-name="T6">ければ、</text:span><text:span text:style-name="T6">map</text:span><text:span text:style-name="T6">に空の連想配列</text:span></text:p><text:p text:style-name="P16"><text:span text:style-name="T6">を代入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29" svg:width="6.188cm" svg:height="2.511cm" svg:x="6.77cm" svg:y="10.896cm"><text:p text:style-name="P16"><text:span text:style-name="T8">JSON</text:span><text:span text:style-name="T8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0.602cm" svg:height="0.627cm" svg:x="11.388cm" svg:y="13.39cm"><draw:text-box><text:p>Y</text:p></draw:text-box></draw:frame><draw:frame draw:style-name="gr24" svg:width="0.602cm" svg:height="0.627cm" svg:x="13.905cm" svg:y="11.146cm"><draw:text-box><text:p>N</text:p></draw:text-box></draw:frame><draw:custom-shape draw:style-name="gr22" draw:text-style-name="P22" svg:width="5.035cm" svg:height="1.86cm" svg:x="7.385cm" svg:y="7.913cm"><text:p text:style-name="P16"><text:span text:style-name="T6">Ajax</text:span><text:span text:style-name="T6">通信で</text:span><text:span text:style-name="T6">json</text:span><text:span text:style-name="T6">データ</text:span></text:p><text:p text:style-name="P16"><text:span text:style-name="T6">を取得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6" svg:x1="9.957cm" svg:y1="9.772cm" svg:x2="9.957cm" svg:y2="11.021cm"><text:p/></draw:line><draw:custom-shape draw:style-name="gr22" draw:text-style-name="P22" svg:width="5.035cm" svg:height="1.86cm" svg:x="7.385cm" svg:y="14.515cm"><text:p text:style-name="P16"><text:span text:style-name="T6">取得した</text:span><text:span text:style-name="T6">JSON</text:span><text:span text:style-name="T6">の連想配列を</text:span></text:p><text:p text:style-name="P16"><text:span text:style-name="T6">tmp</text:span><text:span text:style-name="T6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6" svg:x1="9.89cm" svg:y1="16.307cm" svg:x2="9.89cm" svg:y2="17.759cm"><text:p/></draw:line><draw:custom-shape draw:style-name="gr25" draw:text-style-name="P30" svg:width="3.663cm" svg:height="1.86cm" svg:x="12.885cm" svg:y="14.515cm"><text:p text:style-name="P16"><text:span text:style-name="T9">エラーのダイアログ</text:span></text:p><text:p text:style-name="P16"><text:span text:style-name="T9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16" svg:width="1.923cm" svg:height="2.37cm" svg:x="12.958cm" svg:y="12.146cm" svg:viewBox="0 0 1924 2371" draw:points="0,0 1924,0 1924,2371"><text:p/></draw:polyline><draw:polyline draw:style-name="gr10" draw:text-style-name="P16" svg:width="4.991cm" svg:height="0.551cm" svg:x="9.89cm" svg:y="16.333cm" svg:viewBox="0 0 4992 552" draw:points="4992,0 4992,552 0,552"><text:p/></draw:polyline><draw:custom-shape draw:style-name="gr23" draw:text-style-name="P31" svg:width="6.188cm" svg:height="2.511cm" svg:x="6.77cm" svg:y="17.745cm"><text:p text:style-name="P16"><text:span text:style-name="T10">this.json</text:span><text:span text:style-name="T10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9.89cm" svg:y1="20.255cm" svg:x2="9.89cm" svg:y2="21.458cm"><text:p/></draw:line><draw:frame draw:style-name="gr24" svg:width="0.602cm" svg:height="0.627cm" svg:x="11.409cm" svg:y="20.001cm"><draw:text-box><text:p>Y</text:p></draw:text-box></draw:frame><draw:polyline draw:style-name="gr10" draw:text-style-name="P16" svg:width="1.923cm" svg:height="2.37cm" svg:x="12.958cm" svg:y="19.008cm" svg:viewBox="0 0 1924 2371" draw:points="0,0 1924,0 1924,2371"><text:p/></draw:polyline><draw:custom-shape draw:style-name="gr22" draw:text-style-name="P22" svg:width="5.035cm" svg:height="1.86cm" svg:x="7.385cm" svg:y="21.391cm"><text:p text:style-name="P16"><text:span text:style-name="T6">this.json</text:span><text:span text:style-name="T6">に</text:span><text:span text:style-name="T6">tmp</text:span><text:span text:style-name="T6">の連想配列</text:span></text:p><text:p text:style-name="P16"><text:span text:style-name="T6">を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22" svg:width="3.663cm" svg:height="1.86cm" svg:x="12.885cm" svg:y="21.391cm"><text:p text:style-name="P16"><text:span text:style-name="T6">this.json</text:span><text:span text:style-name="T6">と</text:span><text:span text:style-name="T6">tmp</text:span><text:span text:style-name="T6">の</text:span></text:p><text:p text:style-name="P16"><text:span text:style-name="T6">連想配列を連結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0.602cm" svg:height="0.627cm" svg:x="13.884cm" svg:y="18.383cm"><draw:text-box><text:p>N</text:p></draw:text-box></draw:frame><draw:polyline draw:style-name="gr10" draw:text-style-name="P16" svg:width="4.991cm" svg:height="0.549cm" svg:x="9.89cm" svg:y="23.249cm" svg:viewBox="0 0 4992 550" draw:points="4992,0 4992,550 0,550"><text:p/></draw:polyline><draw:line draw:style-name="gr3" draw:text-style-name="P16" svg:x1="9.89cm" svg:y1="23.25cm" svg:x2="9.89cm" svg:y2="24.799cm"><text:p/></draw:line></draw:g></text:p>
      <text:p text:style-name="P11"><draw:g text:anchor-type="as-char" draw:z-index="2" draw:style-name="gr17"><draw:line draw:style-name="gr18" draw:text-style-name="P16" svg:x1="6.52cm" svg:y1="-0.001cm" svg:x2="6.52cm" svg:y2="25.799cm"><text:p/></draw:line><draw:frame draw:style-name="gr19" draw:text-style-name="P28" svg:width="6.291cm" svg:height="12.284cm" svg:x="0cm" svg:y="0.178cm"><draw:text-box><text:p><text:span text:style-name="T6">Fig2</text:span></text:p><text:p><text:span text:style-name="T6">関数名：</text:span><text:span text:style-name="T6">getDomFile</text:span></text:p><text:p text:style-name="P32"><text:span text:style-name="T6">概要：テンプレートの</text:span><text:span text:style-name="T6">HTML</text:span><text:span text:style-name="T6">の</text:span><text:span text:style-name="T6">DOM</text:span><text:span text:style-name="T6">を取得して返す。</text:span></text:p><text:p text:style-name="P33"><text:span text:style-name="T6">引数：</text:span><text:span text:style-name="T6">String domPath:</text:span><text:span text:style-name="T6">テンプレートの</text:span><text:span text:style-name="T6">HTML</text:span><text:span text:style-name="T6">ファイルを要求する先。</text:span></text:p><text:p text:style-name="P26"><text:span text:style-name="T6">:Object map:</text:span><text:span text:style-name="T6">サーバへ渡す値の連想配列。</text:span></text:p><text:p><text:span text:style-name="T6">戻り値：なし</text:span></text:p><text:p><text:span text:style-name="T6"/></text:p><text:p text:style-name="P34"><text:span text:style-name="T6">変数</text:span><text:span text:style-name="T6">:var tmp:</text:span><text:span text:style-name="T6">一時的に取得した</text:span><text:span text:style-name="T6">DOM</text:span><text:span text:style-name="T6">要素を格納する</text:span><text:span text:style-name="T6"><text:tab/></text:span><text:span text:style-name="T6">変数。</text:span></text:p><text:p text:style-name="P26"><text:span text:style-name="T6">this.dom:createTag</text:span><text:span text:style-name="T6">クラスのメンバ。取得した</text:span><text:span text:style-name="T6">DOM</text:span><text:span text:style-name="T6">の要素を格納する。</text:span></text:p></draw:text-box></draw:frame><draw:custom-shape draw:style-name="gr26" draw:text-style-name="P17" svg:width="0.93cm" svg:height="0.789cm" svg:x="9.493cm" svg:y="0.7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9.906cm" svg:y1="1.501cm" svg:x2="9.906cm" svg:y2="2.24cm"><text:p/></draw:line><draw:custom-shape draw:style-name="gr27" draw:text-style-name="P35" svg:width="0.99cm" svg:height="1.001cm" svg:x="9.382cm" svg:y="21.915cm"><text:p text:style-name="P16"><text:span text:style-name="T11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2" svg:width="5.035cm" svg:height="1.86cm" svg:x="7.385cm" svg:y="2.24cm"><text:p text:style-name="P16"><text:span text:style-name="T6">一時的に値を保存する変数</text:span><text:span text:style-name="T6">tmp</text:span></text:p><text:p text:style-name="P16"><text:span text:style-name="T6">を宣言する。</text:span></text:p><text:p text:style-name="P16"><text:span text:style-name="T6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6" svg:x1="9.907cm" svg:y1="4.099cm" svg:x2="9.907cm" svg:y2="5.168cm"><text:p/></draw:line><draw:line draw:style-name="gr3" draw:text-style-name="P16" svg:x1="9.959cm" svg:y1="6.491cm" svg:x2="9.959cm" svg:y2="7.95cm"><text:p/></draw:line><draw:line draw:style-name="gr3" draw:text-style-name="P16" svg:x1="9.89cm" svg:y1="10.449cm" svg:x2="9.89cm" svg:y2="11.652cm"><text:p/></draw:line><draw:custom-shape draw:style-name="gr23" draw:text-style-name="P31" svg:width="6.188cm" svg:height="2.511cm" svg:x="6.77cm" svg:y="7.939cm"><text:p text:style-name="P16"><text:span text:style-name="T10">DOM</text:span><text:span text:style-name="T10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4" svg:width="0.602cm" svg:height="0.627cm" svg:x="11.388cm" svg:y="10.433cm"><draw:text-box><text:p>Y</text:p></draw:text-box></draw:frame><draw:frame draw:style-name="gr24" svg:width="0.602cm" svg:height="0.627cm" svg:x="13.905cm" svg:y="8.19cm"><draw:text-box><text:p>N</text:p></draw:text-box></draw:frame><draw:custom-shape draw:style-name="gr22" draw:text-style-name="P22" svg:width="5.035cm" svg:height="1.86cm" svg:x="7.385cm" svg:y="5.069cm"><text:p text:style-name="P16"><text:span text:style-name="T6">Ajax</text:span><text:span text:style-name="T6">通信で</text:span><text:span text:style-name="T6">DOM</text:span></text:p><text:p text:style-name="P16"><text:span text:style-name="T6">を取得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22" svg:width="5.035cm" svg:height="1.86cm" svg:x="7.385cm" svg:y="11.559cm"><text:p text:style-name="P16"><text:span text:style-name="T6">取得した</text:span><text:span text:style-name="T6">DOM</text:span><text:span text:style-name="T6">の要素を</text:span></text:p><text:p text:style-name="P16"><text:span text:style-name="T6">tmp</text:span><text:span text:style-name="T6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6" svg:x1="9.89cm" svg:y1="13.35cm" svg:x2="9.89cm" svg:y2="14.802cm"><text:p/></draw:line><draw:custom-shape draw:style-name="gr25" draw:text-style-name="P30" svg:width="3.663cm" svg:height="1.86cm" svg:x="12.885cm" svg:y="11.559cm"><text:p text:style-name="P16"><text:span text:style-name="T9">エラーのダイアログ</text:span></text:p><text:p text:style-name="P16"><text:span text:style-name="T9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16" svg:width="1.923cm" svg:height="2.37cm" svg:x="12.958cm" svg:y="9.188cm" svg:viewBox="0 0 1924 2371" draw:points="0,0 1924,0 1924,2371"><text:p/></draw:polyline><draw:polyline draw:style-name="gr10" draw:text-style-name="P16" svg:width="4.991cm" svg:height="0.551cm" svg:x="9.89cm" svg:y="13.377cm" svg:viewBox="0 0 4992 552" draw:points="4992,0 4992,552 0,552"><text:p/></draw:polyline><draw:custom-shape draw:style-name="gr23" draw:text-style-name="P29" svg:width="6.188cm" svg:height="2.511cm" svg:x="6.77cm" svg:y="14.788cm"><text:p text:style-name="P16"><text:span text:style-name="T8">this.dom</text:span><text:span text:style-name="T8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9.89cm" svg:y1="17.298cm" svg:x2="9.89cm" svg:y2="18.501cm"><text:p/></draw:line><draw:frame draw:style-name="gr24" svg:width="0.602cm" svg:height="0.627cm" svg:x="11.409cm" svg:y="17.044cm"><draw:text-box><text:p>Y</text:p></draw:text-box></draw:frame><draw:polyline draw:style-name="gr10" draw:text-style-name="P16" svg:width="1.923cm" svg:height="2.37cm" svg:x="12.958cm" svg:y="16.051cm" svg:viewBox="0 0 1924 2371" draw:points="0,0 1924,0 1924,2371"><text:p/></draw:polyline><draw:custom-shape draw:style-name="gr22" draw:text-style-name="P22" svg:width="5.035cm" svg:height="1.86cm" svg:x="7.385cm" svg:y="18.434cm"><text:p text:style-name="P16"><text:span text:style-name="T6">this.dom</text:span><text:span text:style-name="T6">に</text:span><text:span text:style-name="T6">tmp</text:span><text:span text:style-name="T6">の</text:span><text:span text:style-name="T6">HTML</text:span><text:span text:style-name="T6">文字</text:span></text:p><text:p text:style-name="P16"><text:span text:style-name="T6">列を</text:span><text:span text:style-name="T6">jQuery</text:span><text:span text:style-name="T6">オブジェクトに</text:span></text:p><text:p text:style-name="P16"><text:span text:style-name="T6">変換して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22" svg:width="3.663cm" svg:height="1.86cm" svg:x="12.885cm" svg:y="18.434cm"><text:p text:style-name="P16"><text:span text:style-name="T6">this.dom</text:span><text:span text:style-name="T6">に</text:span><text:span text:style-name="T6">DOM</text:span><text:span text:style-name="T6">要素を</text:span></text:p><text:p text:style-name="P16"><text:span text:style-name="T6">追加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4" svg:width="0.602cm" svg:height="0.627cm" svg:x="13.884cm" svg:y="15.427cm"><draw:text-box><text:p>N</text:p></draw:text-box></draw:frame><draw:polyline draw:style-name="gr10" draw:text-style-name="P16" svg:width="4.991cm" svg:height="0.549cm" svg:x="9.89cm" svg:y="20.295cm" svg:viewBox="0 0 4992 550" draw:points="4992,0 4992,550 0,550"><text:p/></draw:polyline><draw:line draw:style-name="gr3" draw:text-style-name="P16" svg:x1="9.89cm" svg:y1="20.295cm" svg:x2="9.89cm" svg:y2="21.844cm"><text:p/></draw:line></draw:g></text:p>
      <text:p text:style-name="P12"><text:soft-page-break/><draw:g text:anchor-type="as-char" draw:z-index="3" draw:style-name="gr17"><draw:frame draw:style-name="gr28" draw:text-style-name="P28" svg:width="6.751cm" svg:height="9.349cm" svg:x="0cm" svg:y="0.24cm"><draw:text-box><text:p><text:span text:style-name="T6">Fig3</text:span></text:p><text:p><text:span text:style-name="T6">関数名：</text:span><text:span text:style-name="T6">outputTag</text:span></text:p><text:p text:style-name="P24"><text:span text:style-name="T6">概要：キーからパーツを作り配置する。</text:span></text:p><text:p text:style-name="P25"><text:span text:style-name="T6">引数：</text:span><text:span text:style-name="T6">String key:JSON</text:span><text:span text:style-name="T6">のキー。</text:span></text:p><text:p text:style-name="P26"><text:span text:style-name="T6">String domNodeName:HTML</text:span><text:span text:style-name="T6">のパーツ名。</text:span></text:p><text:p text:style-name="P26"><text:span text:style-name="T6">String appendTo:DOM</text:span><text:span text:style-name="T6">の追加先。</text:span></text:p><text:p><text:span text:style-name="T6">戻り値：なし</text:span></text:p><text:p><text:span text:style-name="T6"/></text:p><text:p text:style-name="P34"><text:span text:style-name="T6">変数</text:span><text:span text:style-name="T6">:var tag:</text:span><text:span text:style-name="T6">作成したタグを格納する変数。</text:span></text:p></draw:text-box></draw:frame><draw:line draw:style-name="gr3" draw:text-style-name="P15" svg:x1="10.34cm" svg:y1="1.106cm" svg:x2="10.34cm" svg:y2="1.729cm"><text:p/></draw:line><draw:custom-shape draw:style-name="gr29" draw:text-style-name="P37" svg:width="6.1cm" svg:height="1.151cm" svg:x="7.23cm" svg:y="1.713cm"><text:p text:style-name="P36"><text:span text:style-name="T12">domNodeName</text:span><text:span text:style-name="T12">が</text:span><text:span text:style-name="T12">undefined(</text:span><text:span text:style-name="T12">未入力</text:span><text:span text:style-name="T12">)</text:span><text:span text:style-name="T12">で</text:span></text:p><text:p text:style-name="P36"><text:span text:style-name="T12">あれば、キー名を</text:span><text:span text:style-name="T12">domNodeName</text:span><text:span text:style-name="T12">に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16" svg:x1="6.749cm" svg:y1="0cm" svg:x2="6.749cm" svg:y2="25.656cm"><text:p/></draw:line><draw:custom-shape draw:style-name="gr5" draw:text-style-name="P17" svg:width="0.966cm" svg:height="1.001cm" svg:x="9.841cm" svg:y="0.106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2.701cm" svg:height="2.469cm" svg:x="13.454cm" svg:y="14.344cm" svg:viewBox="0 0 2702 2470" draw:points="0,0 2702,0 2702,2470"><text:p/></draw:polyline><draw:g draw:style-name="gr7"><draw:custom-shape draw:style-name="gr15" draw:text-style-name="P22" svg:width="6.317cm" svg:height="2.486cm" svg:x="7.214cm" svg:y="3.487cm"><text:p text:style-name="P16"><text:span text:style-name="T6">this.getMapNode(key);</text:span></text:p><text:p text:style-name="P16"><text:span text:style-name="T6"/></text:p><text:p text:style-name="P16"><text:span text:style-name="T6"/></text:p><text:p text:style-name="P16"><text:span text:style-name="T6">JSON</text:span><text:span text:style-name="T6">の先頭のキーの連想配列</text:span></text:p><text:p text:style-name="P16"><text:span text:style-name="T6">を取得する。</text:span></text:p><text:p text:style-name="P16"><text:span text:style-name="T6"/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943cm" svg:y1="4.634cm" svg:x2="12.773cm" svg:y2="4.634cm"><text:p/></draw:line><draw:frame draw:style-name="gr14" draw:text-style-name="P23" svg:width="0.99cm" svg:height="0.592cm" svg:x="12.589cm" svg:y="6.14cm"><draw:text-box><text:p><text:span text:style-name="T7">fig5</text:span></text:p></draw:text-box></draw:frame></draw:g><draw:g draw:style-name="gr7"><draw:custom-shape draw:style-name="gr15" draw:text-style-name="P22" svg:width="6.317cm" svg:height="2.486cm" svg:x="7.214cm" svg:y="6.731cm"><text:p text:style-name="P16"><text:span text:style-name="T6">this.getDomNode(domNodeName);</text:span></text:p><text:p text:style-name="P16"><text:span text:style-name="T6"/></text:p><text:p text:style-name="P16"><text:span text:style-name="T6"/></text:p><text:p text:style-name="P16"><text:span text:style-name="T6"/></text:p><text:p text:style-name="P16"><text:span text:style-name="T6">DOM</text:span><text:span text:style-name="T6">パーツの先頭を取得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943cm" svg:y1="7.878cm" svg:x2="12.773cm" svg:y2="7.878cm"><text:p/></draw:line><draw:frame draw:style-name="gr14" draw:text-style-name="P23" svg:width="0.99cm" svg:height="0.592cm" svg:x="12.589cm" svg:y="9.384cm"><draw:text-box><text:p><text:span text:style-name="T7">fig6</text:span></text:p></draw:text-box></draw:frame></draw:g><draw:g draw:style-name="gr7"><draw:custom-shape draw:style-name="gr15" draw:text-style-name="P22" svg:width="6.317cm" svg:height="2.486cm" svg:x="7.214cm" svg:y="9.977cm"><text:p text:style-name="P16"><text:span text:style-name="T6">this.createTag(mapNode, domNode);</text:span></text:p><text:p text:style-name="P16"><text:span text:style-name="T6"/></text:p><text:p text:style-name="P16"><text:span text:style-name="T6"/></text:p><text:p text:style-name="P16"><text:span text:style-name="T6">createTag</text:span><text:span text:style-name="T6">でキーに対応した</text:span></text:p><text:p text:style-name="P16"><text:span text:style-name="T6">HTML</text:span><text:span text:style-name="T6">のパーツを作成し、変数</text:span><text:span text:style-name="T6">tag</text:span></text:p><text:p text:style-name="P16"><text:span text:style-name="T6">に格納する。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943cm" svg:y1="11.124cm" svg:x2="12.773cm" svg:y2="11.124cm"><text:p/></draw:line><draw:frame draw:style-name="gr14" draw:text-style-name="P23" svg:width="0.99cm" svg:height="0.592cm" svg:x="12.589cm" svg:y="12.629cm"><draw:text-box><text:p><text:span text:style-name="T7">fig4</text:span></text:p></draw:text-box></draw:frame></draw:g><draw:line draw:style-name="gr3" draw:text-style-name="P15" svg:x1="10.34cm" svg:y1="2.93cm" svg:x2="10.34cm" svg:y2="3.553cm"><text:p/></draw:line><draw:line draw:style-name="gr3" draw:text-style-name="P15" svg:x1="10.34cm" svg:y1="5.913cm" svg:x2="10.335cm" svg:y2="6.73cm"><text:p/></draw:line><draw:line draw:style-name="gr3" draw:text-style-name="P15" svg:x1="10.34cm" svg:y1="9.215cm" svg:x2="10.335cm" svg:y2="10.032cm"><text:p/></draw:line><draw:custom-shape draw:style-name="gr30" draw:text-style-name="P19" svg:width="6.188cm" svg:height="2.511cm" svg:x="7.265cm" svg:y="13.095cm"><text:p text:style-name="P18"><text:span text:style-name="T4">パーツの作成に成功したなら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34cm" svg:y1="12.367cm" svg:x2="10.335cm" svg:y2="13.184cm"><text:p/></draw:line><draw:custom-shape draw:style-name="gr31" draw:text-style-name="P37" svg:width="3.858cm" svg:height="1.154cm" svg:x="12.785cm" svg:y="16.813cm"><text:p text:style-name="P16"><text:span text:style-name="T13">失敗のメッセージダイアログ</text:span></text:p><text:p text:style-name="P16"><text:span text:style-name="T13">を出す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6.161cm" svg:y1="17.895cm" svg:x2="16.161cm" svg:y2="21.707cm"><text:p/></draw:line><draw:custom-shape draw:style-name="gr30" draw:text-style-name="P19" svg:width="6.188cm" svg:height="2.511cm" svg:x="7.265cm" svg:y="17.339cm"><text:p text:style-name="P18"><text:span text:style-name="T4">appendTo</text:span><text:span text:style-name="T4">が入力されてい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34cm" svg:y1="15.524cm" svg:x2="10.328cm" svg:y2="17.464cm"><text:p/></draw:line><draw:line draw:style-name="gr3" draw:text-style-name="P15" svg:x1="10.34cm" svg:y1="19.766cm" svg:x2="10.328cm" svg:y2="21.706cm"><text:p/></draw:line><draw:custom-shape draw:style-name="gr5" draw:text-style-name="P17" svg:width="0.966cm" svg:height="1.001cm" svg:x="9.841cm" svg:y="21.706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7" svg:width="0.966cm" svg:height="1.001cm" svg:x="15.656cm" svg:y="21.706cm"><text:p text:style-name="P16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0.782cm" svg:height="3.093cm" svg:x="13.453cm" svg:y="18.613cm" svg:viewBox="0 0 783 3094" draw:points="0,0 783,0 783,3094"><text:p/></draw:polyline><draw:custom-shape draw:style-name="gr5" draw:text-style-name="P17" svg:width="0.966cm" svg:height="1.001cm" svg:x="13.802cm" svg:y="21.706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4" draw:style-name="gr17"><draw:frame draw:style-name="gr28" draw:text-style-name="P28" svg:width="6.751cm" svg:height="9.349cm" svg:x="0cm" svg:y="0.24cm"><draw:text-box><text:p><text:span text:style-name="T6">Fig3 2</text:span><text:span text:style-name="T6">ページ目</text:span></text:p></draw:text-box></draw:frame><draw:line draw:style-name="gr4" draw:text-style-name="P16" svg:x1="6.749cm" svg:y1="0cm" svg:x2="6.749cm" svg:y2="25.656cm"><text:p/></draw:line><draw:line draw:style-name="gr3" draw:text-style-name="P15" svg:x1="10.34cm" svg:y1="1.669cm" svg:x2="10.328cm" svg:y2="3.609cm"><text:p/></draw:line><draw:custom-shape draw:style-name="gr5" draw:text-style-name="P17" svg:width="0.966cm" svg:height="1.001cm" svg:x="9.841cm" svg:y="0.626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7" svg:width="0.966cm" svg:height="1.001cm" svg:x="15.656cm" svg:y="0.626cm"><text:p text:style-name="P16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7" svg:width="0.966cm" svg:height="1.001cm" svg:x="13.832cm" svg:y="0.626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5" svg:x1="14.337cm" svg:y1="1.545cm" svg:x2="14.337cm" svg:y2="5.482cm"><text:p/></draw:line><draw:custom-shape draw:style-name="gr32" draw:text-style-name="P38" svg:width="4.493cm" svg:height="1.151cm" svg:x="8.103cm" svg:y="3.611cm"><text:p text:style-name="P36"><text:span text:style-name="T12">append</text:span><text:span text:style-name="T12">で、作成したタグを</text:span></text:p><text:p text:style-name="P36"><text:span text:style-name="T12">appendTo</text:span><text:span text:style-name="T12">に追加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2" draw:text-style-name="P38" svg:width="4.493cm" svg:height="1.151cm" svg:x="11.349cm" svg:y="5.456cm"><text:p text:style-name="P36"><text:span text:style-name="T12">append</text:span><text:span text:style-name="T12">で作成したタグ</text:span></text:p><text:p text:style-name="P36"><text:span text:style-name="T12">を</text:span><text:span text:style-name="T12">main</text:span><text:span text:style-name="T12">に追加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17" svg:width="0.966cm" svg:height="1.001cm" svg:x="9.841cm" svg:y="10.347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5" svg:x1="10.34cm" svg:y1="4.761cm" svg:x2="10.351cm" svg:y2="10.347cm"><text:p/></draw:line><draw:polyline draw:style-name="gr10" draw:text-style-name="P16" svg:width="4.003cm" svg:height="0.549cm" svg:x="10.34cm" svg:y="6.68cm" svg:viewBox="0 0 4004 550" draw:points="4004,0 4004,550 0,550"><text:p/></draw:polyline><draw:polyline draw:style-name="gr10" draw:text-style-name="P16" svg:width="5.75cm" svg:height="6.821cm" svg:x="10.339cm" svg:y="1.614cm" svg:viewBox="0 0 5751 6822" draw:points="5751,0 5751,6822 0,6822"><text:p/></draw:polyline></draw:g></text:p>
      <text:p text:style-name="P4"><draw:g text:anchor-type="as-char" draw:z-index="39" draw:style-name="gr17"><draw:frame draw:style-name="gr28" draw:text-style-name="P28" svg:width="6.751cm" svg:height="9.349cm" svg:x="0cm" svg:y="0.24cm"><draw:text-box><text:p><text:span text:style-name="T6">Fig4</text:span></text:p><text:p><text:span text:style-name="T6">関数名：</text:span><text:span text:style-name="T6">createTag</text:span></text:p><text:p text:style-name="P24"><text:span text:style-name="T6">概要：</text:span><text:span text:style-name="T6">JSON</text:span><text:span text:style-name="T6">連想配列のキーからタグに値を格納する。</text:span></text:p><text:p text:style-name="P64"><text:span text:style-name="T6">引数：</text:span><text:span text:style-name="T6">Object curMapNode:</text:span><text:span text:style-name="T6">現在さしているオブジェクト</text:span></text:p><text:p text:style-name="P46"><text:span text:style-name="T6">Element curDomNode:</text:span><text:span text:style-name="T6">現在さしている</text:span><text:span text:style-name="T6">DOM</text:span><text:span text:style-name="T6">のノード</text:span></text:p><text:p text:style-name="P65"><text:span text:style-name="T6">戻り値：</text:span><text:span text:style-name="T6">Element:</text:span><text:span text:style-name="T6">作成した</text:span><text:span text:style-name="T6">HTML</text:span><text:span text:style-name="T6">のパーツを返す</text:span></text:p><text:p><text:span text:style-name="T6"/></text:p><text:p text:style-name="P34"><text:span text:style-name="T6">変数</text:span><text:span text:style-name="T6">:var mapNode:</text:span><text:span text:style-name="T6">現在さすオブジェクトのキーに対する値</text:span></text:p><text:p text:style-name="P66"><text:span text:style-name="T6">var attribute:DOM</text:span><text:span text:style-name="T6">の属性の値</text:span></text:p><text:p text:style-name="P66"><text:span text:style-name="T6">var domNode:curDomNode</text:span><text:span text:style-name="T6">の子となる要素</text:span></text:p></draw:text-box></draw:frame><draw:line draw:style-name="gr3" draw:text-style-name="P15" svg:x1="10.174cm" svg:y1="1.106cm" svg:x2="10.174cm" svg:y2="1.729cm"><text:p/></draw:line><draw:line draw:style-name="gr4" draw:text-style-name="P16" svg:x1="6.749cm" svg:y1="0cm" svg:x2="6.749cm" svg:y2="25.656cm"><text:p/></draw:line><draw:custom-shape draw:style-name="gr5" draw:text-style-name="P17" svg:width="0.966cm" svg:height="1.001cm" svg:x="9.675cm" svg:y="0.106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9" svg:width="6.118cm" svg:height="2.511cm" svg:x="7.17cm" svg:y="1.737cm"><text:p text:style-name="P18"><text:span text:style-name="T4">マップ、</text:span><text:span text:style-name="T4">DOM</text:span><text:span text:style-name="T4">が取得できていなかっ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16" svg:width="1.373cm" svg:height="1.996cm" svg:x="13.288cm" svg:y="2.987cm" svg:viewBox="0 0 1374 1997" draw:points="0,0 1374,0 1374,1997"><text:p/></draw:polyline><draw:custom-shape draw:style-name="gr108" draw:text-style-name="P38" svg:width="4.102cm" svg:height="1.151cm" svg:x="12.677cm" svg:y="4.983cm"><text:p text:style-name="P36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74cm" svg:y1="4.257cm" svg:x2="10.144cm" svg:y2="6.855cm"><text:p/></draw:line><draw:custom-shape draw:style-name="gr114" draw:text-style-name="P38" svg:width="5.102cm" svg:height="1.151cm" svg:x="7.56cm" svg:y="9.299cm"><text:p text:style-name="P36"><text:span text:style-name="T12">mapNode</text:span><text:span text:style-name="T12">の内容を</text:span><text:span text:style-name="T12">curMapNode</text:span><text:span text:style-name="T12">内</text:span></text:p><text:p text:style-name="P36"><text:span text:style-name="T12">の</text:span><text:span text:style-name="T12">mapNode</text:span><text:span text:style-name="T12">の参照に切り替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74cm" svg:y1="8.652cm" svg:x2="10.165cm" svg:y2="9.379cm"><text:p/></draw:line><draw:g draw:style-name="gr7"><draw:custom-shape draw:style-name="gr114" draw:text-style-name="P67" svg:width="5.102cm" svg:height="1.151cm" svg:x="7.56cm" svg:y="10.957cm"><text:p text:style-name="P66"><text:span text:style-name="T5">var attribute = fals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74cm" svg:y1="10.31cm" svg:x2="10.165cm" svg:y2="11.037cm"><text:p/></draw:line></draw:g><draw:g draw:style-name="gr7"><draw:custom-shape draw:style-name="gr114" draw:text-style-name="P67" svg:width="5.102cm" svg:height="1.151cm" svg:x="7.56cm" svg:y="15.815cm"><text:p text:style-name="P66"><text:span text:style-name="T5">curDomNode</text:span><text:span text:style-name="T5">にテキストを</text:span></text:p><text:p text:style-name="P66"><text:span text:style-name="T5">text</text:span><text:span text:style-name="T5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74cm" svg:y1="15.168cm" svg:x2="10.165cm" svg:y2="15.895cm"><text:p/></draw:line></draw:g><draw:line draw:style-name="gr3" draw:text-style-name="P15" svg:x1="10.174cm" svg:y1="12.027cm" svg:x2="10.165cm" svg:y2="12.754cm"><text:p/></draw:line><draw:line draw:style-name="gr3" draw:text-style-name="P15" svg:x1="10.174cm" svg:y1="21.878cm" svg:x2="10.16cm" svg:y2="23.051cm"><text:p/></draw:line><draw:custom-shape draw:style-name="gr5" draw:text-style-name="P17" svg:width="0.966cm" svg:height="1.001cm" svg:x="9.675cm" svg:y="23.051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5" svg:x1="14.679cm" svg:y1="6.133cm" svg:x2="14.649cm" svg:y2="7.354cm"><text:p/></draw:line><draw:custom-shape draw:style-name="gr5" draw:text-style-name="P17" svg:width="0.966cm" svg:height="1.001cm" svg:x="14.275cm" svg:y="7.228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115" svg:width="5.894cm" svg:height="1.798cm" svg:x="7.151cm" svg:y="6.849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6" draw:text-style-name="P28" svg:width="2.938cm" svg:height="2.246cm" svg:x="8.645cm" svg:y="6.854cm"><draw:text-box><text:p><text:span text:style-name="T6"/></text:p><text:p><text:span text:style-name="T6">連想配列に子がいる限りループする。</text:span></text:p><text:p><text:span text:style-name="T6">key in curMapNode</text:span></text:p></draw:text-box></draw:frame></draw:g><draw:g draw:style-name="gr7"><draw:custom-shape draw:style-name="gr114" draw:text-style-name="P67" svg:width="5.102cm" svg:height="1.151cm" svg:x="7.56cm" svg:y="20.955cm"><text:p text:style-name="P66"><text:span text:style-name="T5">curDomNode</text:span><text:span text:style-name="T5">にテキストを</text:span></text:p><text:p text:style-name="P66"><text:span text:style-name="T5">html</text:span><text:span text:style-name="T5">メソッドで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74cm" svg:y1="20.308cm" svg:x2="10.165cm" svg:y2="21.035cm"><text:p/></draw:line></draw:g><draw:line draw:style-name="gr3" draw:text-style-name="P15" svg:x1="10.174cm" svg:y1="16.966cm" svg:x2="10.16cm" svg:y2="18.139cm"><text:p/></draw:line><draw:polyline draw:style-name="gr10" draw:text-style-name="P16" svg:width="4.732cm" svg:height="3.368cm" svg:x="10.112cm" svg:y="13.944cm" svg:viewBox="0 0 4733 3369" draw:points="3113,0 4733,0 4733,3369 0,3369"><text:p/></draw:polyline><draw:polyline draw:style-name="gr10" draw:text-style-name="P16" svg:width="4.732cm" svg:height="3.368cm" svg:x="10.112cm" svg:y="19.185cm" svg:viewBox="0 0 4733 3369" draw:points="3113,0 4733,0 4733,3369 0,3369"><text:p/></draw:polyline><draw:frame draw:style-name="gr11" svg:width="0.602cm" svg:height="0.627cm" svg:x="12.247cm" svg:y="14.817cm"><draw:text-box><text:p>Y</text:p></draw:text-box></draw:frame><draw:frame draw:style-name="gr11" svg:width="0.602cm" svg:height="0.627cm" svg:x="13.496cm" svg:y="12.818cm"><draw:text-box><text:p>N</text:p></draw:text-box></draw:frame><draw:frame draw:style-name="gr11" svg:width="0.602cm" svg:height="0.627cm" svg:x="12.247cm" svg:y="14.817cm"><draw:text-box><text:p>Y</text:p></draw:text-box></draw:frame><draw:frame draw:style-name="gr11" svg:width="0.602cm" svg:height="0.627cm" svg:x="13.496cm" svg:y="12.818cm"><draw:text-box><text:p>N</text:p></draw:text-box></draw:frame><draw:frame draw:style-name="gr11" svg:width="0.602cm" svg:height="0.627cm" svg:x="12.247cm" svg:y="20.181cm"><draw:text-box><text:p>Y</text:p></draw:text-box></draw:frame><draw:frame draw:style-name="gr11" svg:width="0.602cm" svg:height="0.627cm" svg:x="13.496cm" svg:y="18.182cm"><draw:text-box><text:p>N</text:p></draw:text-box></draw:frame><draw:custom-shape draw:style-name="gr117" draw:text-style-name="P19" svg:width="6.12cm" svg:height="2.514cm" svg:x="7.17cm" svg:y="17.937cm"><text:p text:style-name="P18"><text:span text:style-name="T4">キーが</text:span><text:span text:style-name="T4">html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style-name="gr117" draw:text-style-name="P19" svg:width="6.12cm" svg:height="2.514cm" svg:x="7.17cm" svg:y="12.719cm"><text:p text:style-name="P18"><text:span text:style-name="T4">キーが</text:span><text:span text:style-name="T4">text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/draw:g></text:p>
      <text:p text:style-name="P6"><draw:g text:anchor-type="as-char" svg:y="2cm" draw:z-index="32" draw:style-name="gr1"><draw:frame draw:style-name="gr28" draw:text-style-name="P28" svg:width="6.751cm" svg:height="9.349cm" svg:x="0cm" svg:y="0.24cm"><draw:text-box><text:p><text:span text:style-name="T6">Fig4 2</text:span><text:span text:style-name="T6">ページ目</text:span></text:p><text:p><text:span text:style-name="T6"/></text:p></draw:text-box></draw:frame><draw:line draw:style-name="gr3" draw:text-style-name="P15" svg:x1="10.174cm" svg:y1="1.106cm" svg:x2="10.174cm" svg:y2="1.986cm"><text:p/></draw:line><draw:line draw:style-name="gr4" draw:text-style-name="P16" svg:x1="6.749cm" svg:y1="0cm" svg:x2="6.749cm" svg:y2="25.656cm"><text:p/></draw:line><draw:custom-shape draw:style-name="gr5" draw:text-style-name="P17" svg:width="0.966cm" svg:height="1.001cm" svg:x="9.613cm" svg:y="0.002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5" svg:x1="10.113cm" svg:y1="16.464cm" svg:x2="10.104cm" svg:y2="17.191cm"><text:p/></draw:line><draw:polyline draw:style-name="gr10" draw:text-style-name="P16" svg:width="4.732cm" svg:height="3.368cm" svg:x="10.112cm" svg:y="13.469cm" svg:viewBox="0 0 4733 3369" draw:points="3113,0 4733,0 4733,3369 0,3369"><text:p/></draw:polyline><draw:frame draw:style-name="gr11" svg:width="0.602cm" svg:height="0.627cm" svg:x="12.247cm" svg:y="14.342cm"><draw:text-box><text:p>Y</text:p></draw:text-box></draw:frame><draw:frame draw:style-name="gr11" svg:width="0.602cm" svg:height="0.627cm" svg:x="13.496cm" svg:y="12.344cm"><draw:text-box><text:p>N</text:p></draw:text-box></draw:frame><draw:polyline draw:style-name="gr10" draw:text-style-name="P16" svg:width="4.732cm" svg:height="5.615cm" svg:x="10.112cm" svg:y="18.459cm" svg:viewBox="0 0 4733 5616" draw:points="2981,0 4733,0 4733,5616 0,5616"><text:p/></draw:polyline><draw:line draw:style-name="gr3" draw:text-style-name="P15" svg:x1="10.113cm" svg:y1="4.496cm" svg:x2="10.104cm" svg:y2="5.223cm"><text:p/></draw:line><draw:custom-shape draw:style-name="gr6" draw:text-style-name="P19" svg:width="6.118cm" svg:height="2.511cm" svg:x="7.108cm" svg:y="1.986cm"><text:p text:style-name="P18"><text:span text:style-name="T4">mapNode</text:span><text:span text:style-name="T4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21" svg:width="5.102cm" svg:height="1.153cm" svg:x="7.489cm" svg:y="15.378cm"><text:p text:style-name="P20"><text:span text:style-name="T5">カレントの子</text:span><text:span text:style-name="T5">DOM</text:span><text:span text:style-name="T5">ノードから</text:span><text:span text:style-name="T5">key</text:span></text:p><text:p text:style-name="P20"><text:span text:style-name="T5">を持つ</text:span><text:span text:style-name="T5">DOM</text:span><text:span text:style-name="T5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14.73cm" svg:x2="10.095cm" svg:y2="15.457cm"><text:p/></draw:line></draw:g><draw:custom-shape draw:style-name="gr9" draw:text-style-name="P19" svg:width="6.12cm" svg:height="2.511cm" svg:x="7.096cm" svg:y="12.22cm"><text:p text:style-name="P18"><text:span text:style-name="T4">mapNode</text:span><text:span text:style-name="T4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098cm" svg:y1="16.528cm" svg:x2="10.098cm" svg:y2="17.211cm"><text:p/></draw:line><draw:g draw:style-name="gr7"><draw:custom-shape draw:style-name="gr12" draw:text-style-name="P22" svg:width="6.317cm" svg:height="2.486cm" svg:x="7.108cm" svg:y="5.106cm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56" svg:x1="7.837cm" svg:y1="6.254cm" svg:x2="12.667cm" svg:y2="6.254cm"><text:p text:style-name="P16"><text:span text:style-name="T16">this.createTagArray(key, </text:span></text:p><text:p text:style-name="P16"><text:span text:style-name="T16">mapNode, curDomNode);</text:span></text:p><text:p text:style-name="P16"><text:span text:style-name="T16"/></text:p><text:p text:style-name="P16"><text:span text:style-name="T16">キー名でタグを作成し、その</text:span></text:p><text:p text:style-name="P16"><text:span text:style-name="T16">テキストにキー値をセットする。</text:span></text:p></draw:line><draw:frame draw:style-name="gr14" draw:text-style-name="P23" svg:width="0.99cm" svg:height="0.592cm" svg:x="12.483cm" svg:y="7.759cm"><draw:text-box><text:p><text:span text:style-name="T7">fig7</text:span></text:p></draw:text-box></draw:frame></draw:g><draw:g draw:style-name="gr7"><draw:custom-shape draw:style-name="gr91" draw:text-style-name="P22" svg:width="6.319cm" svg:height="2.488cm" svg:x="6.973cm" svg:y="20.456cm"><text:p text:style-name="P16"><text:span text:style-name="T6">this.createTag(mapNode,</text:span></text:p><text:p text:style-name="P16"><text:span text:style-name="T6"><text:s/></text:span><text:span text:style-name="T6">domNode);</text:span></text:p><text:p text:style-name="P16"><text:span text:style-name="T6"/></text:p><text:p text:style-name="P16"><text:span text:style-name="T6"/></text:p><text:p text:style-name="P16"><text:span text:style-name="T6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7.702cm" svg:y1="21.601cm" svg:x2="12.533cm" svg:y2="21.601cm"><text:p/></draw:line><draw:frame draw:style-name="gr92" draw:text-style-name="P23" svg:width="0.99cm" svg:height="0.415cm" svg:x="12.349cm" svg:y="23.11cm"><draw:text-box><text:p><text:span text:style-name="T7">fig4</text:span></text:p></draw:text-box></draw:frame></draw:g><draw:custom-shape draw:style-name="gr5" draw:text-style-name="P17" svg:width="0.966cm" svg:height="1.001cm" svg:x="9.629cm" svg:y="24.448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9" svg:width="6.12cm" svg:height="2.511cm" svg:x="6.974cm" svg:y="17.198cm"><text:p text:style-name="P18"><text:span text:style-name="T4">dom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095cm" svg:y1="22.951cm" svg:x2="10.095cm" svg:y2="24.448cm"><text:p/></draw:line><draw:line draw:style-name="gr3" draw:text-style-name="P15" svg:x1="10.113cm" svg:y1="7.592cm" svg:x2="10.058cm" svg:y2="12.22cm"><text:p/></draw:line><draw:polyline draw:style-name="gr10" draw:text-style-name="P16" svg:width="4.732cm" svg:height="6.363cm" svg:x="10.112cm" svg:y="3.235cm" svg:viewBox="0 0 4733 6364" draw:points="3113,0 4733,0 4733,6364 0,6364"><text:p/></draw:polyline><draw:frame draw:style-name="gr11" svg:width="0.602cm" svg:height="0.627cm" svg:x="12.247cm" svg:y="4.235cm"><draw:text-box><text:p>Y</text:p></draw:text-box></draw:frame><draw:frame draw:style-name="gr11" svg:width="0.602cm" svg:height="0.627cm" svg:x="13.496cm" svg:y="2.237cm"><draw:text-box><text:p>N</text:p></draw:text-box></draw:frame><draw:line draw:style-name="gr3" draw:text-style-name="P15" svg:x1="10.095cm" svg:y1="19.708cm" svg:x2="10.095cm" svg:y2="20.581cm"><text:p/></draw:line><draw:frame draw:style-name="gr11" svg:width="0.602cm" svg:height="0.627cm" svg:x="12.247cm" svg:y="19.456cm"><draw:text-box><text:p>Y</text:p></draw:text-box></draw:frame><draw:frame draw:style-name="gr11" svg:width="0.602cm" svg:height="0.627cm" svg:x="13.496cm" svg:y="17.457cm"><draw:text-box><text:p>N</text:p></draw:text-box></draw:frame></draw:g></text:p>
      <text:p text:style-name="P5"><draw:g text:anchor-type="as-char" draw:z-index="8" draw:style-name="gr17"><draw:frame draw:style-name="gr28" draw:text-style-name="P28" svg:width="6.751cm" svg:height="9.349cm" svg:x="0cm" svg:y="0.24cm"><draw:text-box><text:p><text:span text:style-name="T6">Fig4 3</text:span><text:span text:style-name="T6">ページ目</text:span></text:p></draw:text-box></draw:frame><draw:line draw:style-name="gr3" draw:text-style-name="P15" svg:x1="10.104cm" svg:y1="1.106cm" svg:x2="10.104cm" svg:y2="1.986cm"><text:p/></draw:line><draw:line draw:style-name="gr4" draw:text-style-name="P16" svg:x1="6.749cm" svg:y1="0cm" svg:x2="6.749cm" svg:y2="25.656cm"><text:p/></draw:line><draw:custom-shape draw:style-name="gr5" draw:text-style-name="P17" svg:width="0.966cm" svg:height="1.001cm" svg:x="9.638cm" svg:y="0.113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0.602cm" svg:height="0.627cm" svg:x="12.247cm" svg:y="4.145cm"><draw:text-box><text:p>Y</text:p></draw:text-box></draw:frame><draw:frame draw:style-name="gr11" svg:width="0.602cm" svg:height="0.627cm" svg:x="13.496cm" svg:y="2.147cm"><draw:text-box><text:p>N</text:p></draw:text-box></draw:frame><draw:polyline draw:style-name="gr10" draw:text-style-name="P16" svg:width="4.49cm" svg:height="3.368cm" svg:x="10.194cm" svg:y="3.11cm" svg:viewBox="0 0 4491 3369" draw:points="2954,0 4491,0 4491,3369 0,3369"><text:p/></draw:polyline><draw:line draw:style-name="gr3" draw:text-style-name="P15" svg:x1="10.201cm" svg:y1="9.846cm" svg:x2="10.201cm" svg:y2="12.344cm"><text:p/></draw:line><draw:custom-shape draw:style-name="gr5" draw:text-style-name="P17" svg:width="0.966cm" svg:height="1.001cm" svg:x="9.638cm" svg:y="12.344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1" svg:width="6.12cm" svg:height="2.511cm" svg:x="7.077cm" svg:y="1.847cm"><text:p text:style-name="P18"><text:span text:style-name="T6">curDomNode</text:span><text:span text:style-name="T6">の</text:span><text:span text:style-name="T6">Attribute</text:span><text:span text:style-name="T6">配</text:span></text:p><text:p text:style-name="P18"><text:span text:style-name="T6">列から</text:span><text:span text:style-name="T6">mapNode</text:span><text:span text:style-name="T6">のキー値を持つノード</text:span></text:p><text:p text:style-name="P18"><text:span text:style-name="T6">を取得でき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21" svg:width="5.102cm" svg:height="1.153cm" svg:x="7.579cm" svg:y="5.004cm"><text:p text:style-name="P20"><text:span text:style-name="T6">取得したノードに</text:span><text:span text:style-name="T6">mapNode</text:span></text:p><text:p text:style-name="P20"><text:span text:style-name="T6">の値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94cm" svg:y1="4.357cm" svg:x2="10.185cm" svg:y2="5.084cm"><text:p/></draw:line></draw:g><draw:custom-shape draw:style-name="gr36" draw:text-style-name="P43" svg:width="5.991cm" svg:height="1.08cm" svg:x="7.108cm" svg:y="7.02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8" draw:text-style-name="P21" svg:width="5.102cm" svg:height="1.153cm" svg:x="7.595cm" svg:y="8.747cm"><text:p text:style-name="P20"><text:span text:style-name="T6">curDomNode</text:span><text:span text:style-name="T6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1cm" svg:y1="8.1cm" svg:x2="10.201cm" svg:y2="8.827cm"><text:p/></draw:line></draw:g><draw:line draw:style-name="gr3" draw:text-style-name="P15" svg:x1="10.104cm" svg:y1="6.156cm" svg:x2="10.104cm" svg:y2="7.036cm"><text:p/></draw:line></draw:g></text:p>
      <text:p text:style-name="P1"><draw:g text:anchor-type="as-char" draw:z-index="5" draw:style-name="gr17"><draw:frame draw:style-name="gr28" draw:text-style-name="P28" svg:width="6.248cm" svg:height="9.349cm" svg:x="0cm" svg:y="0.185cm"><draw:text-box><text:p><text:span text:style-name="T6">Fig5</text:span></text:p><text:p><text:span text:style-name="T6">関数名：</text:span><text:span text:style-name="T6">getMapNode</text:span></text:p><text:p text:style-name="P24"><text:span text:style-name="T6">概要：</text:span><text:span text:style-name="T6">JSON</text:span><text:span text:style-name="T6">連想配列の最上階層からキーに対応した値を取り出す。</text:span></text:p><text:p text:style-name="P25"><text:span text:style-name="T6">引数：</text:span><text:span text:style-name="T6">String key:JSON</text:span><text:span text:style-name="T6">のキー</text:span></text:p><text:p><text:span text:style-name="T6">戻り値：</text:span><text:span text:style-name="T6">Object:</text:span><text:span text:style-name="T6">取得した連想配列</text:span></text:p><text:p><text:span text:style-name="T6"/></text:p><text:p text:style-name="P39"><text:span text:style-name="T6">変数</text:span><text:span text:style-name="T6">:this.json:createTag</text:span><text:span text:style-name="T6">クラスのメンバ。</text:span><text:span text:style-name="T6">JSON</text:span><text:span text:style-name="T6">の連想配列を格納している。</text:span></text:p></draw:text-box></draw:frame><draw:line draw:style-name="gr3" draw:text-style-name="P15" svg:x1="11.16cm" svg:y1="1.033cm" svg:x2="11.16cm" svg:y2="1.913cm"><text:p/></draw:line><draw:line draw:style-name="gr4" draw:text-style-name="P15" svg:x1="6.473cm" svg:y1="-0.001cm" svg:x2="6.473cm" svg:y2="25.657cm"><text:p/></draw:line><draw:custom-shape draw:style-name="gr5" draw:text-style-name="P17" svg:width="0.966cm" svg:height="1.001cm" svg:x="10.661cm" svg:y="0.034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1" svg:width="6.1cm" svg:height="1.151cm" svg:x="8.236cm" svg:y="1.886cm"><text:p text:style-name="P40"><text:span text:style-name="T14">クラスのメンバ</text:span><text:span text:style-name="T14">json</text:span><text:span text:style-name="T14">から</text:span></text:p><text:p text:style-name="P40"><text:span text:style-name="T14">キーに応じた連想配列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17" svg:width="0.966cm" svg:height="1.001cm" svg:x="10.661cm" svg:y="3.784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5" svg:x1="11.16cm" svg:y1="3.062cm" svg:x2="11.16cm" svg:y2="3.942cm"><text:p/></draw:line></draw:g></text:p>
      <text:p text:style-name="P1"><draw:g text:anchor-type="as-char" draw:z-index="6" draw:style-name="gr33"><draw:frame draw:style-name="gr28" draw:text-style-name="P28" svg:width="6.487cm" svg:height="9.349cm" svg:x="0cm" svg:y="0.123cm"><draw:text-box><text:p><text:span text:style-name="T6">Fig6</text:span></text:p><text:p><text:span text:style-name="T6">関数名：</text:span><text:span text:style-name="T12">getDomNode</text:span></text:p><text:p text:style-name="P24"><text:span text:style-name="T6">概要：キーに対応する</text:span><text:span text:style-name="T6">HTML</text:span><text:span text:style-name="T6">のパーツを返す。</text:span></text:p><text:p text:style-name="P25"><text:span text:style-name="T6">引数：</text:span><text:span text:style-name="T6">String key:JSON</text:span><text:span text:style-name="T6">のキーの文字列。</text:span><text:span text:style-name="T6">DOM</text:span><text:span text:style-name="T6">のクラス名でもある。</text:span></text:p><text:p text:style-name="P42"><text:span text:style-name="T6">戻り値：</text:span><text:span text:style-name="T6">Element:</text:span><text:span text:style-name="T6">取得した</text:span><text:span text:style-name="T6">DOM</text:span><text:span text:style-name="T6">を返す。</text:span></text:p><text:p><text:span text:style-name="T6"/></text:p><text:p text:style-name="P34"><text:span text:style-name="T6">変数</text:span><text:span text:style-name="T6">:this.dom:createTag</text:span><text:span text:style-name="T6">クラスのメンバ。テンプレートの</text:span><text:span text:style-name="T6">HTML(DOM)</text:span><text:span text:style-name="T6">を格納している。</text:span></text:p></draw:text-box></draw:frame><draw:line draw:style-name="gr4" draw:text-style-name="P16" svg:x1="6.611cm" svg:y1="0cm" svg:x2="6.611cm" svg:y2="25.656cm"><text:p/></draw:line><draw:custom-shape draw:style-name="gr29" draw:text-style-name="P38" svg:width="6.1cm" svg:height="1.151cm" svg:x="7.874cm" svg:y="1.969cm"><text:p text:style-name="P36"><text:span text:style-name="T12">メンバの</text:span><text:span text:style-name="T12">HTML</text:span><text:span text:style-name="T12">からキーに対応</text:span></text:p><text:p text:style-name="P36"><text:span text:style-name="T12">した要素をコピーして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855cm" svg:y1="3.118cm" svg:x2="10.855cm" svg:y2="4.118cm"><text:p/></draw:line><draw:line draw:style-name="gr3" draw:text-style-name="P15" svg:x1="10.855cm" svg:y1="1cm" svg:x2="10.855cm" svg:y2="2cm"><text:p/></draw:line><draw:custom-shape draw:style-name="gr5" draw:text-style-name="P17" svg:width="0.966cm" svg:height="1.001cm" svg:x="10.389cm" svg:y="4.113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7" svg:width="0.966cm" svg:height="1.001cm" svg:x="10.389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38" draw:style-name="gr17"><draw:frame draw:style-name="gr2" draw:text-style-name="P63" svg:width="6.374cm" svg:height="9.081cm" svg:x="0cm" svg:y="0.256cm"><draw:text-box><text:p><text:span text:style-name="T17">Fig7</text:span></text:p><text:p><text:span text:style-name="T17">関数名：</text:span><text:span text:style-name="T17">createTagArray</text:span></text:p><text:p text:style-name="P24"><text:span text:style-name="T17">概要：リストタイプのタグを配置する。</text:span></text:p><text:p text:style-name="P25"><text:span text:style-name="T17">引数：</text:span><text:span text:style-name="T17">String key:JSON</text:span><text:span text:style-name="T17">のキー</text:span></text:p><text:p text:style-name="P44"><text:span text:style-name="T17">Object mapNode:</text:span><text:span text:style-name="T17">現在さす</text:span><text:span text:style-name="T17">JSON</text:span><text:span text:style-name="T17">の連想配列</text:span></text:p><text:p text:style-name="P44"><text:span text:style-name="T17">Element domNode:</text:span><text:span text:style-name="T17">現在さす</text:span><text:span text:style-name="T17">DOM</text:span><text:span text:style-name="T17">ノード</text:span></text:p><text:p><text:span text:style-name="T17">戻り値：なし</text:span></text:p><text:p><text:span text:style-name="T17"/></text:p><text:p text:style-name="P34"><text:span text:style-name="T17">変数</text:span><text:span text:style-name="T17">:var clones:</text:span><text:span text:style-name="T17">複製する</text:span><text:span text:style-name="T17">DOM</text:span><text:span text:style-name="T17">の個数を格納する。</text:span></text:p><text:p text:style-name="P62"><text:span text:style-name="T17">var childDomNode:</text:span><text:span text:style-name="T17">現在さす</text:span><text:span text:style-name="T17">DOM</text:span><text:span text:style-name="T17">の子ノード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7" draw:text-style-name="P38" svg:width="5.116cm" svg:height="1.151cm" svg:x="7.608cm" svg:y="2cm"><text:p text:style-name="P36"><text:span text:style-name="T12">domNode</text:span><text:span text:style-name="T12">のキーの要素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" draw:text-style-name="P19" svg:width="6.118cm" svg:height="2.511cm" svg:x="7.108cm" svg:y="4.24cm"><text:p text:style-name="P18"><text:span text:style-name="T4">引数に</text:span><text:span text:style-name="T4">null</text:span><text:span text:style-name="T4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polyline draw:style-name="gr10" draw:text-style-name="P16" svg:width="1.373cm" svg:height="1.996cm" svg:x="13.226cm" svg:y="5.49cm" svg:viewBox="0 0 1374 1997" draw:points="0,0 1374,0 1374,1997"><text:p/></draw:polyline><draw:custom-shape draw:style-name="gr108" draw:text-style-name="P38" svg:width="4.102cm" svg:height="1.151cm" svg:x="12.615cm" svg:y="7.486cm"><text:p text:style-name="P36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13cm" svg:y1="6.759cm" svg:x2="10.081cm" svg:y2="9.486cm"><text:p/></draw:line><draw:custom-shape draw:style-name="gr108" draw:text-style-name="P38" svg:width="4.102cm" svg:height="1.151cm" svg:x="7.999cm" svg:y="9.486cm"><text:p text:style-name="P36"><text:span text:style-name="T12">不足しているタグの個数を</text:span><text:span text:style-name="T12"><text:line-break/></text:span><text:span text:style-name="T12">算出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4.609cm" svg:y1="8.636cm" svg:x2="14.609cm" svg:y2="9.957cm"><text:p/></draw:line><draw:frame draw:style-name="gr11" svg:width="0.602cm" svg:height="0.627cm" svg:x="11.947cm" svg:y="6.364cm"><draw:text-box><text:p>Y</text:p></draw:text-box></draw:frame><draw:frame draw:style-name="gr11" svg:width="0.602cm" svg:height="0.627cm" svg:x="14.817cm" svg:y="4.867cm"><draw:text-box><text:p>N</text:p></draw:text-box></draw:frame><draw:line draw:style-name="gr3" draw:text-style-name="P15" svg:x1="10.118cm" svg:y1="10.636cm" svg:x2="10.118cm" svg:y2="11.634cm"><text:p/></draw:line><draw:g draw:style-name="gr7"><draw:custom-shape draw:style-name="gr107" draw:text-style-name="P38" svg:width="5.116cm" svg:height="1.151cm" svg:x="7.608cm" svg:y="14.825cm"><text:p text:style-name="P36"><text:span text:style-name="T12">1</text:span><text:span text:style-name="T12">個目の</text:span><text:span text:style-name="T12">mapNode</text:span><text:span text:style-name="T12">の後ろに</text:span></text:p><text:p text:style-name="P36"><text:span text:style-name="T12">自身のコピー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18cm" svg:y1="15.976cm" svg:x2="10.118cm" svg:y2="16.974cm"><text:p/></draw:line></draw:g><draw:g draw:style-name="gr7"><draw:g draw:style-name="gr7"><draw:custom-shape draw:style-name="gr109" svg:width="6.019cm" svg:height="1.971cm" svg:x="7.052cm" svg:y="11.477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0" draw:text-style-name="P49" svg:width="2.999cm" svg:height="2.834cm" svg:x="8.578cm" svg:y="11.483cm"><draw:text-box><text:p><text:span text:style-name="T5">domNode</text:span><text:span text:style-name="T5">を必要な分コピーするまで繰り返す。</text:span></text:p></draw:text-box></draw:frame></draw:g><draw:line draw:style-name="gr3" draw:text-style-name="P15" svg:x1="10.118cm" svg:y1="13.451cm" svg:x2="10.118cm" svg:y2="14.823cm"><text:p/></draw:line></draw:g><draw:custom-shape draw:style-name="gr111" draw:text-style-name="P43" svg:width="5.866cm" svg:height="1.08cm" svg:x="7.052cm" svg:y="16.974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118cm" svg:y1="17.971cm" svg:x2="10.118cm" svg:y2="18.969cm"><text:p/></draw:line><draw:g draw:style-name="gr7"><draw:g draw:style-name="gr7"><draw:custom-shape draw:style-name="gr112" svg:width="6.019cm" svg:height="2.2cm" svg:x="7.052cm" svg:y="18.966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3" draw:text-style-name="P49" svg:width="2.999cm" svg:height="3.393cm" svg:x="8.578cm" svg:y="18.971cm"><draw:text-box><text:p><text:span text:style-name="T5">mapNode</text:span><text:span text:style-name="T5">の配列分ループする。</text:span></text:p><text:p><text:span text:style-name="T5">var i = 0; i &lt; mapNode.length; i++</text:span></text:p></draw:text-box></draw:frame></draw:g><draw:line draw:style-name="gr3" draw:text-style-name="P15" svg:x1="10.118cm" svg:y1="21.167cm" svg:x2="10.118cm" svg:y2="22.699cm"><text:p/></draw:line></draw:g><draw:custom-shape draw:style-name="gr5" draw:text-style-name="P17" svg:width="0.966cm" svg:height="1.001cm" svg:x="9.638cm" svg:y="22.698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7" svg:width="0.966cm" svg:height="1.001cm" svg:x="14.143cm" svg:y="9.845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5" svg:x1="10.116cm" svg:y1="3.156cm" svg:x2="10.116cm" svg:y2="4.239cm"><text:p/></draw:line></draw:g></text:p>
      <text:p text:style-name="P1"><draw:g text:anchor-type="as-char" svg:y="-14.984cm" draw:z-index="0" draw:style-name="gr1"><draw:frame draw:style-name="gr2" draw:text-style-name="P14" svg:width="6.374cm" svg:height="9.081cm" svg:x="0cm" svg:y="0.256cm"><draw:text-box><text:p><text:span text:style-name="T1">Fig7 2</text:span><text:span text:style-name="T1">ページ目</text:span></text:p><text:p><text:span text:style-name="T2"/></text:p></draw:text-box></draw:frame><draw:line draw:style-name="gr3" draw:text-style-name="P15" svg:x1="10.118cm" svg:y1="1.002cm" svg:x2="10.118cm" svg:y2="2cm"><text:p/></draw:line><draw:line draw:style-name="gr4" draw:text-style-name="P16" svg:x1="6.498cm" svg:y1="0.001cm" svg:x2="6.498cm" svg:y2="25.657cm"><text:p/></draw:line><draw:custom-shape draw:style-name="gr5" draw:text-style-name="P17" svg:width="0.966cm" svg:height="1.001cm" svg:x="9.638cm" svg:y="0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5" svg:x1="10.113cm" svg:y1="4.512cm" svg:x2="10.104cm" svg:y2="5.239cm"><text:p/></draw:line><draw:custom-shape draw:style-name="gr6" draw:text-style-name="P19" svg:width="6.118cm" svg:height="2.511cm" svg:x="7.108cm" svg:y="2.002cm"><text:p text:style-name="P18"><text:span text:style-name="T4">mapNode[i]</text:span><text:span text:style-name="T4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21" svg:width="5.102cm" svg:height="1.153cm" svg:x="7.498cm" svg:y="12.206cm"><text:p text:style-name="P20"><text:span text:style-name="T5">カレントの子</text:span><text:span text:style-name="T5">DOM</text:span><text:span text:style-name="T5">ノードから</text:span><text:span text:style-name="T5">key</text:span></text:p><text:p text:style-name="P20"><text:span text:style-name="T5">を持つ</text:span><text:span text:style-name="T5">DOM</text:span><text:span text:style-name="T5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13cm" svg:y1="11.558cm" svg:x2="10.104cm" svg:y2="12.285cm"><text:p/></draw:line></draw:g><draw:custom-shape draw:style-name="gr9" draw:text-style-name="P19" svg:width="6.12cm" svg:height="2.511cm" svg:x="7.108cm" svg:y="8.976cm"><text:p text:style-name="P18"><text:span text:style-name="T4">mapNode[i]</text:span><text:span text:style-name="T4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13cm" svg:y1="7.516cm" svg:x2="10.095cm" svg:y2="8.991cm"><text:p/></draw:line><draw:polyline draw:style-name="gr10" draw:text-style-name="P16" svg:width="4.732cm" svg:height="5.077cm" svg:x="10.112cm" svg:y="3.288cm" svg:viewBox="0 0 4733 5078" draw:points="3113,0 4733,0 4733,5078 0,5078"><text:p/></draw:polyline><draw:frame draw:style-name="gr11" svg:width="0.602cm" svg:height="0.627cm" svg:x="12.247cm" svg:y="4.161cm"><draw:text-box><text:p>Y</text:p></draw:text-box></draw:frame><draw:frame draw:style-name="gr11" svg:width="0.602cm" svg:height="0.627cm" svg:x="13.496cm" svg:y="2.163cm"><draw:text-box><text:p>N</text:p></draw:text-box></draw:frame><draw:polyline draw:style-name="gr10" draw:text-style-name="P16" svg:width="4.732cm" svg:height="12.852cm" svg:x="10.112cm" svg:y="10.239cm" svg:viewBox="0 0 4733 12853" draw:points="3113,0 4733,0 4733,12853 0,12853"><text:p/></draw:polyline><draw:line draw:style-name="gr3" draw:text-style-name="P15" svg:x1="10.112cm" svg:y1="16.055cm" svg:x2="10.098cm" svg:y2="17.228cm"><text:p/></draw:line><draw:g draw:style-name="gr7"><draw:custom-shape draw:style-name="gr12" draw:text-style-name="P22" svg:width="6.317cm" svg:height="2.486cm" svg:x="7.108cm" svg:y="5.122cm"><text:p/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3" draw:text-style-name="P22" svg:x1="7.837cm" svg:y1="6.269cm" svg:x2="12.667cm" svg:y2="6.269cm"><text:p text:style-name="P16"><text:span text:style-name="T6">this.createTagArray(key, </text:span></text:p><text:p text:style-name="P16"><text:span text:style-name="T6">mapNode, curDomNode);</text:span></text:p><text:p text:style-name="P16"><text:span text:style-name="T6"/></text:p><text:p text:style-name="P16"><text:span text:style-name="T6">キー名でタグを作成し、その</text:span></text:p><text:p text:style-name="P16"><text:span text:style-name="T6">テキストにキー値をセットする。</text:span></text:p></draw:line><draw:frame draw:style-name="gr14" draw:text-style-name="P23" svg:width="0.99cm" svg:height="0.592cm" svg:x="12.483cm" svg:y="7.775cm"><draw:text-box><text:p><text:span text:style-name="T7">fig7</text:span></text:p></draw:text-box></draw:frame></draw:g><draw:custom-shape draw:style-name="gr9" draw:text-style-name="P19" svg:width="6.12cm" svg:height="2.511cm" svg:x="7.108cm" svg:y="13.951cm"><text:p text:style-name="P18"><text:span text:style-name="T4">dom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12cm" svg:y1="13.358cm" svg:x2="10.112cm" svg:y2="14.108cm"><text:p/></draw:line><draw:polyline draw:style-name="gr10" draw:text-style-name="P16" svg:width="4.232cm" svg:height="6.113cm" svg:x="10.112cm" svg:y="15.231cm" svg:viewBox="0 0 4233 6114" draw:points="2910,0 4233,0 4233,6114 0,6114"><text:p/></draw:polyline><draw:g draw:style-name="gr7"><draw:custom-shape draw:style-name="gr15" draw:text-style-name="P22" svg:width="6.317cm" svg:height="2.486cm" svg:x="7.108cm" svg:y="17.228cm"><text:p text:style-name="P16"><text:span text:style-name="T6">this.createTag(mapNode,</text:span></text:p><text:p text:style-name="P16"><text:span text:style-name="T6"><text:s/></text:span><text:span text:style-name="T6">domNode);</text:span></text:p><text:p text:style-name="P16"><text:span text:style-name="T6"/></text:p><text:p text:style-name="P16"><text:span text:style-name="T6"/></text:p><text:p text:style-name="P16"><text:span text:style-name="T6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837cm" svg:y1="18.375cm" svg:x2="12.667cm" svg:y2="18.375cm"><text:p/></draw:line><draw:frame draw:style-name="gr14" draw:text-style-name="P23" svg:width="0.99cm" svg:height="0.592cm" svg:x="12.483cm" svg:y="19.881cm"><draw:text-box><text:p><text:span text:style-name="T7">fig4</text:span></text:p></draw:text-box></draw:frame></draw:g><draw:line draw:style-name="gr3" draw:text-style-name="P15" svg:x1="10.112cm" svg:y1="19.722cm" svg:x2="10.112cm" svg:y2="23.966cm"><text:p/></draw:line><draw:custom-shape draw:style-name="gr5" draw:text-style-name="P17" svg:width="0.966cm" svg:height="1.001cm" svg:x="9.638cm" svg:y="23.962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0.602cm" svg:height="0.627cm" svg:x="12.247cm" svg:y="11.109cm"><draw:text-box><text:p>Y</text:p></draw:text-box></draw:frame><draw:frame draw:style-name="gr11" svg:width="0.602cm" svg:height="0.627cm" svg:x="13.496cm" svg:y="9.11cm"><draw:text-box><text:p>N</text:p></draw:text-box></draw:frame><draw:frame draw:style-name="gr11" svg:width="0.602cm" svg:height="0.627cm" svg:x="12.247cm" svg:y="16.226cm"><draw:text-box><text:p>Y</text:p></draw:text-box></draw:frame><draw:frame draw:style-name="gr11" svg:width="0.602cm" svg:height="0.627cm" svg:x="13.496cm" svg:y="14.228cm"><draw:text-box><text:p>N</text:p></draw:text-box></draw:frame></draw:g></text:p>
      <text:p text:style-name="P1"><draw:g text:anchor-type="as-char" draw:z-index="7" draw:style-name="gr17"><draw:frame draw:style-name="gr2" draw:text-style-name="P28" svg:width="6.374cm" svg:height="9.081cm" svg:x="0cm" svg:y="0.256cm"><draw:text-box><text:p><text:span text:style-name="T6">Fig7 3</text:span><text:span text:style-name="T6">ページ目</text:span></text:p><text:p><text:span text:style-name="T6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4.366cm" svg:height="4.615cm" svg:x="10.118cm" svg:y="3.246cm" svg:viewBox="0 0 4367 4616" draw:points="2748,0 4367,0 4367,4616 0,4616"><text:p/></draw:polyline><draw:custom-shape draw:style-name="gr29" draw:text-style-name="P38" svg:width="6.1cm" svg:height="1.151cm" svg:x="7.137cm" svg:y="5.491cm"><text:p text:style-name="P36"><text:span text:style-name="T12">テキストを書き込む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43" svg:width="5.996cm" svg:height="1.084cm" svg:x="7.108cm" svg:y="12.106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106cm" svg:y1="13.187cm" svg:x2="10.106cm" svg:y2="14.188cm"><text:p/></draw:line></draw:g><draw:g draw:style-name="gr7"><draw:custom-shape draw:style-name="gr35" draw:text-style-name="P19" svg:width="5.815cm" svg:height="2.511cm" svg:x="7.174cm" svg:y="1.997cm"><text:p text:style-name="P18"><text:span text:style-name="T4">ただのテキス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18cm" svg:y1="4.507cm" svg:x2="10.118cm" svg:y2="5.505cm"><text:p/></draw:line></draw:g><draw:frame draw:style-name="gr11" svg:width="0.602cm" svg:height="0.627cm" svg:x="11.365cm" svg:y="3.993cm"><draw:text-box><text:p>Y</text:p></draw:text-box></draw:frame><draw:frame draw:style-name="gr11" svg:width="0.602cm" svg:height="0.627cm" svg:x="14.235cm" svg:y="2.496cm"><draw:text-box><text:p>N</text:p></draw:text-box></draw:frame><draw:line draw:style-name="gr3" draw:text-style-name="P15" svg:x1="10.118cm" svg:y1="6.615cm" svg:x2="10.118cm" svg:y2="9.984cm"><text:p/></draw:line><draw:custom-shape draw:style-name="gr29" draw:text-style-name="P38" svg:width="6.1cm" svg:height="1.151cm" svg:x="7.137cm" svg:y="9.984cm"><text:p text:style-name="P36"><text:span text:style-name="T12">domNode</text:span><text:span text:style-name="T12">を次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18cm" svg:y1="11.107cm" svg:x2="10.118cm" svg:y2="12.105cm"><text:p/></draw:line><draw:custom-shape draw:style-name="gr5" draw:text-style-name="P17" svg:width="0.966cm" svg:height="1.001cm" svg:x="9.638cm" svg:y="14.101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9" draw:style-name="gr17"><draw:frame draw:style-name="gr2" draw:text-style-name="P28" svg:width="6.374cm" svg:height="9.081cm" svg:x="0cm" svg:y="0.256cm"><draw:text-box><text:p><text:span text:style-name="T6">Fig8</text:span></text:p><text:p><text:span text:style-name="T6">関数名：</text:span><text:span text:style-name="T6">getDomChild</text:span></text:p><text:p text:style-name="P24"><text:span text:style-name="T6">概要：</text:span><text:span text:style-name="T6">DOM</text:span><text:span text:style-name="T6">から子要素の</text:span><text:span text:style-name="T6">DOM</text:span><text:span text:style-name="T6">を取得して返す。</text:span></text:p><text:p text:style-name="P25"><text:span text:style-name="T6">引数：</text:span><text:span text:style-name="T6">String key:JSON</text:span><text:span text:style-name="T6">のキー。子要素のクラスと合致する</text:span></text:p><text:p text:style-name="P44"><text:span text:style-name="T6">Element domNode:</text:span><text:span text:style-name="T6">子要素を取得する元の</text:span><text:span text:style-name="T6">DOM</text:span><text:span text:style-name="T6">ノード</text:span></text:p><text:p text:style-name="P39"><text:span text:style-name="T6">戻り値：</text:span><text:span text:style-name="T6">Element:</text:span><text:span text:style-name="T6">取得した</text:span><text:span text:style-name="T6">DOM</text:span><text:span text:style-name="T6">を返す。</text:span></text:p><text:p text:style-name="P45"><text:span text:style-name="T6"/></text:p><text:p text:style-name="P42"><text:span text:style-name="T6">変数</text:span><text:span text:style-name="T6">:var domNodeReturn:</text:span><text:span text:style-name="T6">取得した</text:span><text:span text:style-name="T6">DOM</text:span><text:span text:style-name="T6">を返すための変数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4.419cm" svg:height="4.241cm" svg:x="10.176cm" svg:y="11.979cm" svg:viewBox="0 0 4420 4242" draw:points="2801,0 4420,0 4420,4242 0,4242"><text:p/></draw:polyline><draw:custom-shape draw:style-name="gr29" draw:text-style-name="P38" svg:width="6.1cm" svg:height="1.151cm" svg:x="7.137cm" svg:y="2cm"><text:p text:style-name="P36"><text:span text:style-name="T12">domNode</text:span><text:span text:style-name="T12">の返却用変数</text:span></text:p><text:p text:style-name="P36"><text:span text:style-name="T12">domNodeReturn</text:span><text:span text:style-name="T12">を容易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5" draw:text-style-name="P19" svg:width="5.815cm" svg:height="2.511cm" svg:x="7.232cm" svg:y="4.036cm"><text:p text:style-name="P18"><text:span text:style-name="T4">子要素の識別子が記述</text:span></text:p><text:p text:style-name="P18"><text:span text:style-name="T4">されてい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76cm" svg:y1="6.546cm" svg:x2="10.176cm" svg:y2="7.835cm"><text:p/></draw:line><draw:line draw:style-name="gr3" draw:text-style-name="P15" svg:x1="10.118cm" svg:y1="3.119cm" svg:x2="10.118cm" svg:y2="4.117cm"><text:p/></draw:line><draw:custom-shape draw:style-name="gr37" draw:text-style-name="P38" svg:width="4.479cm" svg:height="1.151cm" svg:x="7.982cm" svg:y="7.835cm"><text:p text:style-name="P36"><text:span text:style-name="T12">domNode</text:span><text:span text:style-name="T12">の子の階層から</text:span><text:span text:style-name="T12">key</text:span><text:span text:style-name="T12">の</text:span></text:p><text:p text:style-name="P36"><text:span text:style-name="T12">クラス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16cm" svg:y1="8.985cm" svg:x2="10.216cm" svg:y2="10.731cm"><text:p/></draw:line><draw:polyline draw:style-name="gr10" draw:text-style-name="P16" svg:width="0.8cm" svg:height="1.123cm" svg:x="13.046cm" svg:y="5.241cm" svg:viewBox="0 0 801 1124" draw:points="0,0 801,0 801,1124"><text:p/></draw:polyline><draw:custom-shape draw:style-name="gr38" draw:text-style-name="P38" svg:width="4.529cm" svg:height="1.07cm" svg:x="11.601cm" svg:y="6.364cm"><text:p text:style-name="P36"><text:span text:style-name="T12">domNode</text:span><text:span text:style-name="T12">の子の階層から指定し</text:span></text:p><text:p text:style-name="P36"><text:span text:style-name="T12">た属性を持つ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polyline draw:style-name="gr10" draw:text-style-name="P16" svg:width="3.619cm" svg:height="2.05cm" svg:x="10.227cm" svg:y="7.433cm" svg:viewBox="0 0 3620 2051" draw:points="3620,0 3620,2051 0,2051"><text:p/></draw:polyline><draw:custom-shape draw:style-name="gr35" draw:text-style-name="P19" svg:width="5.815cm" svg:height="2.511cm" svg:x="7.232cm" svg:y="10.732cm"><text:p text:style-name="P18"><text:span text:style-name="T4">DOM</text:span><text:span text:style-name="T4">の取得に失敗し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76cm" svg:y1="13.242cm" svg:x2="10.176cm" svg:y2="14.531cm"><text:p/></draw:line><draw:frame draw:style-name="gr11" svg:width="0.602cm" svg:height="0.627cm" svg:x="11.351cm" svg:y="12.853cm"><draw:text-box><text:p>Y</text:p></draw:text-box></draw:frame><draw:frame draw:style-name="gr11" svg:width="0.602cm" svg:height="0.627cm" svg:x="14.22cm" svg:y="11.356cm"><draw:text-box><text:p>N</text:p></draw:text-box></draw:frame><draw:frame draw:style-name="gr11" svg:width="0.602cm" svg:height="0.627cm" svg:x="10.5cm" svg:y="6.486cm"><draw:text-box><text:p>Y</text:p></draw:text-box></draw:frame><draw:frame draw:style-name="gr11" svg:width="0.602cm" svg:height="0.627cm" svg:x="13.245cm" svg:y="4.367cm"><draw:text-box><text:p>N</text:p></draw:text-box></draw:frame><draw:custom-shape draw:style-name="gr39" draw:text-style-name="P38" svg:width="6.114cm" svg:height="1.151cm" svg:x="7.108cm" svg:y="14.476cm"><text:p text:style-name="P36"><text:span text:style-name="T12">domNode</text:span><text:span text:style-name="T12">の子の階層から</text:span><text:span text:style-name="T12">key</text:span><text:span text:style-name="T12">の</text:span></text:p><text:p text:style-name="P36"><text:span text:style-name="T12">タグ名を持つ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76cm" svg:y1="15.625cm" svg:x2="10.176cm" svg:y2="16.914cm"><text:p/></draw:line><draw:g draw:style-name="gr7"><draw:custom-shape draw:style-name="gr40" draw:text-style-name="P38" svg:width="5.977cm" svg:height="1.151cm" svg:x="7.232cm" svg:y="16.944cm"><text:p text:style-name="P36"><text:span text:style-name="T12">domNodeReturn</text:span><text:span text:style-name="T12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13cm" svg:y1="18.094cm" svg:x2="10.213cm" svg:y2="19.092cm"><text:p/></draw:line></draw:g><draw:custom-shape draw:style-name="gr5" draw:text-style-name="P17" svg:width="0.966cm" svg:height="1.001cm" svg:x="9.638cm" svg:y="19.091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frame text:anchor-type="paragraph" draw:z-index="46" draw:style-name="gr127" svg:width="0.874cm" svg:height="0.5cm" svg:x="12.67cm" svg:y="15.083cm"><draw:text-box><text:p>N</text:p></draw:text-box></draw:frame><draw:frame text:anchor-type="paragraph" draw:z-index="47" draw:style-name="gr128" svg:width="0.75cm" svg:height="0.625cm" svg:x="12.046cm" svg:y="17.454cm"><draw:text-box><text:p>Y</text:p></draw:text-box></draw:frame><draw:g text:anchor-type="as-char" draw:z-index="10" draw:style-name="gr17"><draw:frame draw:style-name="gr2" draw:text-style-name="P28" svg:width="6.374cm" svg:height="9.083cm" svg:x="0cm" svg:y="0.256cm"><draw:text-box><text:p><text:span text:style-name="T6">Fig9</text:span></text:p><text:p><text:span text:style-name="T6">関数名：</text:span><text:span text:style-name="T6">outputNumberingTag</text:span></text:p><text:p text:style-name="P24"><text:span text:style-name="T6">概要：ナンバリングと、それに応じた記事を作る。</text:span></text:p><text:p text:style-name="P25"><text:span text:style-name="T6">引数：</text:span><text:span text:style-name="T6">:String jsonName:</text:span><text:span text:style-name="T6">処理対象となる</text:span><text:span text:style-name="T6">JSON</text:span><text:span text:style-name="T6">のキー名。</text:span></text:p><text:p text:style-name="P46"><text:span text:style-name="T6">int startPage:</text:span><text:span text:style-name="T6">表示する</text:span><text:span text:style-name="T6">1</text:span><text:span text:style-name="T6">つ目のナンバリングの数</text:span></text:p><text:p text:style-name="P46"><text:span text:style-name="T6"><text:s/></text:span><text:span text:style-name="T6">int displayPageMax:</text:span><text:span text:style-name="T6">表示するナンバリングの最大数</text:span></text:p><text:p text:style-name="P46"><text:span text:style-name="T6"><text:s/></text:span><text:span text:style-name="T6">int displayPage:</text:span><text:span text:style-name="T6">表示する記事のページ番号</text:span></text:p><text:p text:style-name="P46"><text:span text:style-name="T6">int pageNum:1</text:span><text:span text:style-name="T6">ページに表示する記事数。</text:span></text:p><text:p text:style-name="P46"><text:span text:style-name="T6">String targetArea:</text:span><text:span text:style-name="T6">記事の追加先のセレクタ。</text:span></text:p><text:p><text:span text:style-name="T6">戻り値：なし</text:span></text:p><text:p><text:span text:style-name="T6"/></text:p><text:p text:style-name="P34"><text:span text:style-name="T6">変数</text:span><text:span text:style-name="T6">:this.numbering:createTag</text:span><text:span text:style-name="T6">クラスのメンバ。ナンバリングを作成するための連想配列が格納される。</text:span></text:p><text:p text:style-name="P34"><text:span text:style-name="T6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8" svg:width="6.1cm" svg:height="1.151cm" svg:x="7.137cm" svg:y="2cm"><text:p text:style-name="P36"><text:span text:style-name="T12">numbering</text:span><text:span text:style-name="T12">の内容をクリア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41" draw:text-style-name="P22" svg:width="6.441cm" svg:height="2.486cm" svg:x="6.983cm" svg:y="4.117cm"><text:p text:style-name="P16"><text:span text:style-name="T6">this.createNumbering()</text:span></text:p><text:p text:style-name="P16"><text:span text:style-name="T6"/></text:p><text:p text:style-name="P16"><text:span text:style-name="T6"/></text:p><text:p text:style-name="P16"><text:span text:style-name="T6"/></text:p><text:p text:style-name="P16"><text:span text:style-name="T6">ナンバリング用の</text:span><text:span text:style-name="T6">JSON</text:span><text:span text:style-name="T6">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726cm" svg:y1="5.262cm" svg:x2="12.651cm" svg:y2="5.262cm"><text:p/></draw:line><draw:frame draw:style-name="gr14" draw:text-style-name="P23" svg:width="1.01cm" svg:height="0.592cm" svg:x="12.464cm" svg:y="6.77cm"><draw:text-box><text:p><text:span text:style-name="T7">fig10</text:span></text:p></draw:text-box></draw:frame></draw:g><draw:line draw:style-name="gr3" draw:text-style-name="P15" svg:x1="10.227cm" svg:y1="6.602cm" svg:x2="10.227cm" svg:y2="7.6cm"><text:p/></draw:line></draw:g><draw:g draw:style-name="gr7"><draw:custom-shape draw:style-name="gr35" draw:text-style-name="P19" svg:width="5.815cm" svg:height="2.511cm" svg:x="7.16cm" svg:y="15.21cm"><text:p text:style-name="P18"><text:span text:style-name="T4">ナンバリングのオブジェクト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04cm" svg:y1="17.72cm" svg:x2="10.104cm" svg:y2="18.718cm"><text:p/></draw:line></draw:g><draw:line draw:style-name="gr3" draw:text-style-name="P15" svg:x1="10.118cm" svg:y1="3.149cm" svg:x2="10.118cm" svg:y2="4.147cm"><text:p/></draw:line><draw:g draw:style-name="gr7"><draw:custom-shape draw:style-name="gr40" draw:text-style-name="P38" svg:width="5.977cm" svg:height="1.151cm" svg:x="7.123cm" svg:y="7.486cm"><text:p text:style-name="P36"><text:span text:style-name="T12">記事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8.636cm" svg:x2="10.104cm" svg:y2="9.634cm"><text:p/></draw:line></draw:g><draw:g draw:style-name="gr7"><draw:g draw:style-name="gr7"><draw:custom-shape draw:style-name="gr41" draw:text-style-name="P22" svg:width="6.441cm" svg:height="2.486cm" svg:x="6.983cm" svg:y="9.618cm"><text:p text:style-name="P16"><text:span text:style-name="T6">outputKeyNumberObject()</text:span></text:p><text:p text:style-name="P16"><text:span text:style-name="T6"/></text:p><text:p text:style-name="P16"><text:span text:style-name="T6"/></text:p><text:p text:style-name="P16"><text:span text:style-name="T6">記事を必要な分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726cm" svg:y1="10.766cm" svg:x2="12.651cm" svg:y2="10.766cm"><text:p/></draw:line><draw:frame draw:style-name="gr14" draw:text-style-name="P23" svg:width="1.01cm" svg:height="0.592cm" svg:x="12.464cm" svg:y="12.271cm"><draw:text-box><text:p><text:span text:style-name="T7">fig ex</text:span></text:p></draw:text-box></draw:frame></draw:g><draw:line draw:style-name="gr3" draw:text-style-name="P15" svg:x1="10.227cm" svg:y1="12.104cm" svg:x2="10.227cm" svg:y2="13.102cm"><text:p/></draw:line></draw:g><draw:g draw:style-name="gr7"><draw:custom-shape draw:style-name="gr40" draw:text-style-name="P38" svg:width="5.977cm" svg:height="1.151cm" svg:x="7.123cm" svg:y="13.076cm"><text:p text:style-name="P36"><text:span text:style-name="T12">ナンバリング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14.226cm" svg:x2="10.104cm" svg:y2="15.224cm"><text:p/></draw:line></draw:g><draw:g draw:style-name="gr7"><draw:g draw:style-name="gr7"><draw:custom-shape draw:style-name="gr42" draw:text-style-name="P22" svg:width="6.441cm" svg:height="1.773cm" svg:x="6.983cm" svg:y="18.604cm"><text:p text:style-name="P16"><text:span text:style-name="T6">this.outputTag()</text:span></text:p><text:p text:style-name="P16"><text:span text:style-name="T6"/></text:p><text:p text:style-name="P16"><text:span text:style-name="T6">ナンバリング用</text:span><text:span text:style-name="T6">Tag</text:span><text:span text:style-name="T6">を表示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726cm" svg:y1="19.422cm" svg:x2="12.651cm" svg:y2="19.422cm"><text:p/></draw:line><draw:frame draw:style-name="gr43" draw:text-style-name="P23" svg:width="1.01cm" svg:height="0.422cm" svg:x="12.464cm" svg:y="20.496cm"><draw:text-box><text:p><text:span text:style-name="T7">fig3</text:span></text:p></draw:text-box></draw:frame></draw:g><draw:line draw:style-name="gr3" draw:text-style-name="P15" svg:x1="10.227cm" svg:y1="20.375cm" svg:x2="10.227cm" svg:y2="21.087cm"><text:p/></draw:line></draw:g><draw:g draw:style-name="gr7"><draw:custom-shape draw:style-name="gr44" draw:text-style-name="P22" svg:width="6.441cm" svg:height="1.946cm" svg:x="7.108cm" svg:y="21.089cm"><text:p text:style-name="P16"><text:span text:style-name="T6">this.selectPageNumber()</text:span></text:p><text:p text:style-name="P16"><text:span text:style-name="T6"/></text:p><text:p text:style-name="P16"><text:span text:style-name="T6">現在表示中のページに対応</text:span></text:p><text:p text:style-name="P16"><text:span text:style-name="T6">するナンバリングの色を変え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851cm" svg:y1="21.988cm" svg:x2="12.776cm" svg:y2="21.988cm"><text:p/></draw:line><draw:frame draw:style-name="gr45" draw:text-style-name="P23" svg:width="1.01cm" svg:height="0.463cm" svg:x="12.589cm" svg:y="23.167cm"><draw:text-box><text:p><text:span text:style-name="T7">fig13</text:span></text:p></draw:text-box></draw:frame></draw:g><draw:line draw:style-name="gr3" draw:text-style-name="P15" svg:x1="10.352cm" svg:y1="23.035cm" svg:x2="10.352cm" svg:y2="24.439cm"><text:p/></draw:line><draw:custom-shape draw:style-name="gr5" draw:text-style-name="P17" svg:width="0.966cm" svg:height="1.001cm" svg:x="9.816cm" svg:y="24.44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4.742cm" svg:height="7.361cm" svg:x="10.315cm" svg:y="16.454cm" svg:viewBox="0 0 4743 7362" draw:points="2658,0 4743,0 4743,7362 0,7362"><text:p/></draw:polyline></draw:g></text:p>
      <text:p text:style-name="P1"><draw:g text:anchor-type="as-char" draw:z-index="48" draw:style-name="gr33"><draw:g draw:style-name="gr7"><draw:frame draw:style-name="gr2" draw:text-style-name="P14" svg:width="6.374cm" svg:height="9.081cm" svg:x="0cm" svg:y="0.256cm"><draw:text-box><text:p><text:span text:style-name="T6">Fig9 </text:span><text:span text:style-name="T6">続き</text:span></text:p><text:p><text:span text:style-name="T2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5" draw:text-style-name="P19" svg:width="5.815cm" svg:height="2.511cm" svg:x="7.232cm" svg:y="1.995cm"><text:p text:style-name="P18"><text:span text:style-name="T4">スクロール位置が低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76cm" svg:y1="4.505cm" svg:x2="10.176cm" svg:y2="5.503cm"><text:p/></draw:line></draw:g><draw:custom-shape draw:style-name="gr40" draw:text-style-name="P38" svg:width="5.977cm" svg:height="1.385cm" svg:x="7.246cm" svg:y="5.461cm"><text:p text:style-name="P36"><text:span text:style-name="T12">スクロール位置を上に戻す。記事が見え</text:span></text:p><text:p text:style-name="P36"><text:span text:style-name="T12">なくならないようにするため、</text:span><text:span text:style-name="T12">.main</text:span><text:span text:style-name="T12">の縦座標</text:span></text:p><text:p text:style-name="P36"><text:span text:style-name="T12">を基準に移動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6.846cm" svg:x2="10.227cm" svg:y2="8.093cm"><text:p/></draw:line><draw:custom-shape draw:style-name="gr5" draw:text-style-name="P17" svg:width="0.966cm" svg:height="1.001cm" svg:x="9.708cm" svg:y="8.091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4.368cm" svg:height="4.055cm" svg:x="10.227cm" svg:y="3.29cm" svg:viewBox="0 0 4369 4056" draw:points="2750,0 4369,0 4369,4056 0,4056"><text:p/></draw:polyline></draw:g><draw:frame draw:style-name="gr129" svg:width="0.625cm" svg:height="0.75cm" svg:x="12.67cm" svg:y="1.229cm"><draw:text-box><text:p>N</text:p></draw:text-box></draw:frame><draw:frame draw:style-name="gr130" svg:width="0.749cm" svg:height="0.489cm" svg:x="11.672cm" svg:y="4.505cm"><draw:text-box><text:p>Y</text:p></draw:text-box></draw:frame></draw:g></text:p>
      <text:p text:style-name="P1"><draw:g text:anchor-type="as-char" draw:z-index="11" draw:style-name="gr17"><draw:frame draw:style-name="gr2" draw:text-style-name="P28" svg:width="6.374cm" svg:height="10.321cm" svg:x="0cm" svg:y="0.256cm"><draw:text-box><text:p><text:span text:style-name="T6">Fig10</text:span></text:p><text:p><text:span text:style-name="T6">関数名：</text:span><text:span text:style-name="T6">createNumbering</text:span></text:p><text:p text:style-name="P24"><text:span text:style-name="T6">概要：ブログページのナンバリング</text:span><text:span text:style-name="T6">(</text:span><text:span text:style-name="T6">ページャ</text:span><text:span text:style-name="T6">)</text:span><text:span text:style-name="T6">を作る。</text:span></text:p><text:p text:style-name="P25"><text:span text:style-name="T6">引数：</text:span><text:span text:style-name="T6">String jsonName:JSON</text:span><text:span text:style-name="T6">名</text:span></text:p><text:p text:style-name="P25"><text:span text:style-name="T6"><text:s/></text:span><text:span text:style-name="T6">int startPage:</text:span><text:span text:style-name="T6">表示する</text:span><text:span text:style-name="T6">1</text:span><text:span text:style-name="T6">つ目のナンバリングの番号。</text:span></text:p><text:p text:style-name="P47"><text:span text:style-name="T6">int displayPageMax:</text:span><text:span text:style-name="T6">表示するナンバリングの最大個数。</text:span></text:p><text:p text:style-name="P47"><text:span text:style-name="T6">int pageNum:1</text:span><text:span text:style-name="T6">ページに表示する記事数。</text:span></text:p><text:p><text:span text:style-name="T6">戻り値：なし</text:span></text:p><text:p><text:span text:style-name="T6"/></text:p><text:p text:style-name="P34"><text:span text:style-name="T6">変数</text:span><text:span text:style-name="T6">:var pageMax:</text:span><text:span text:style-name="T6">全ページ数</text:span></text:p><text:p text:style-name="P48"><text:span text:style-name="T6">var lastPage:</text:span><text:span text:style-name="T6">最後のページ番号</text:span></text:p><text:p text:style-name="P48"><text:span text:style-name="T6">var indexText:</text:span><text:span text:style-name="T6">ナンバリングのボタンの連番</text:span></text:p><text:p text:style-name="P48"><text:span text:style-name="T6">var map:</text:span><text:span text:style-name="T6">ナンバリング</text:span><text:span text:style-name="T6">1</text:span><text:span text:style-name="T6">つ</text:span><text:span text:style-name="T6">1</text:span><text:span text:style-name="T6">つの</text:span><text:span text:style-name="T6">JSON</text:span><text:span text:style-name="T6">データ</text:span></text:p><text:p text:style-name="P48"><text:span text:style-name="T6">this.json:createTag</text:span><text:span text:style-name="T6">クラスのメンバ。取得した</text:span><text:span text:style-name="T6">JSON</text:span><text:span text:style-name="T6">データを連想配列として格納する</text:span></text:p><text:p text:style-name="P48"><text:span text:style-name="T6">this.numbering:createTag</text:span><text:span text:style-name="T6">クラスのメンバ。生成したナンバリングのデータを一時保存する。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1.674cm" svg:height="1.497cm" svg:x="12.935cm" svg:y="5.363cm" svg:viewBox="0 0 1675 1498" draw:points="0,0 1675,0 1675,1498"><text:p/></draw:polyline><draw:custom-shape draw:style-name="gr29" draw:text-style-name="P38" svg:width="6.1cm" svg:height="1.151cm" svg:x="7.137cm" svg:y="2cm"><text:p text:style-name="P36"><text:span text:style-name="T12">ページ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46" svg:width="6.019cm" svg:height="2.128cm" svg:x="7.123cm" svg:y="13.808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47" draw:text-style-name="P49" svg:width="2.999cm" svg:height="3.396cm" svg:x="8.648cm" svg:y="13.808cm"><draw:text-box><text:p><text:span text:style-name="T5">for</text:span><text:span text:style-name="T5">文でナンバリングを必要なだけ作る</text:span></text:p><text:p><text:span text:style-name="T5">var i = startPage; i &lt;= lastPage; i++</text:span></text:p></draw:text-box></draw:frame><draw:line draw:style-name="gr3" draw:text-style-name="P15" svg:x1="10.146cm" svg:y1="15.867cm" svg:x2="10.146cm" svg:y2="16.954cm"><text:p/></draw:line></draw:g><draw:g draw:style-name="gr7"><draw:custom-shape draw:style-name="gr48" draw:text-style-name="P38" svg:width="3.73cm" svg:height="1.151cm" svg:x="12.753cm" svg:y="6.708cm"><text:p text:style-name="P36"><text:span text:style-name="T12">ナンバリングの作成をせず</text:span></text:p><text:p text:style-name="P36"><text:span text:style-name="T12">に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4.613cm" svg:y1="7.858cm" svg:x2="14.613cm" svg:y2="8.856cm"><text:p/></draw:line></draw:g><draw:g draw:style-name="gr7"><draw:custom-shape draw:style-name="gr35" draw:text-style-name="P19" svg:width="5.815cm" svg:height="2.511cm" svg:x="7.174cm" svg:y="4.099cm"><text:p text:style-name="P18"><text:span text:style-name="T4">ページ数が</text:span><text:span text:style-name="T4">1</text:span><text:span text:style-name="T4">以下ではない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18cm" svg:y1="6.608cm" svg:x2="10.118cm" svg:y2="8.106cm"><text:p/></draw:line></draw:g><draw:line draw:style-name="gr3" draw:text-style-name="P15" svg:x1="10.118cm" svg:y1="3.149cm" svg:x2="10.118cm" svg:y2="4.147cm"><text:p/></draw:line><draw:frame draw:style-name="gr11" svg:width="0.602cm" svg:height="0.627cm" svg:x="11.014cm" svg:y="6.276cm"><draw:text-box><text:p>Y</text:p></draw:text-box></draw:frame><draw:frame draw:style-name="gr11" svg:width="0.602cm" svg:height="0.627cm" svg:x="13.884cm" svg:y="4.778cm"><draw:text-box><text:p>N</text:p></draw:text-box></draw:frame><draw:custom-shape draw:style-name="gr5" draw:text-style-name="P17" svg:width="0.966cm" svg:height="1.001cm" svg:x="14.111cm" svg:y="8.856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9" draw:text-style-name="P22" svg:width="6.116cm" svg:height="2.486cm" svg:x="7.073cm" svg:y="8.107cm"><text:p text:style-name="P16"><text:span text:style-name="T6">this.createNumberingAround()</text:span></text:p><text:p text:style-name="P16"><text:span text:style-name="T6"/></text:p><text:p text:style-name="P16"><text:span text:style-name="T6"/></text:p><text:p text:style-name="P16"><text:span text:style-name="T6">&lt;&lt;</text:span><text:span text:style-name="T6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779cm" svg:y1="9.252cm" svg:x2="12.456cm" svg:y2="9.252cm"><text:p/></draw:line><draw:frame draw:style-name="gr14" draw:text-style-name="P23" svg:width="0.959cm" svg:height="0.592cm" svg:x="12.278cm" svg:y="10.76cm"><draw:text-box><text:p><text:span text:style-name="T7">fig11</text:span></text:p></draw:text-box></draw:frame></draw:g><draw:line draw:style-name="gr3" draw:text-style-name="P15" svg:x1="10.154cm" svg:y1="10.592cm" svg:x2="10.154cm" svg:y2="11.59cm"><text:p/></draw:line></draw:g><draw:g draw:style-name="gr7"><draw:custom-shape draw:style-name="gr50" draw:text-style-name="P38" svg:width="5.367cm" svg:height="1.285cm" svg:x="7.622cm" svg:y="11.449cm"><text:p text:style-name="P36"><text:span text:style-name="T12">ナンバリングの中の最後の数字を</text:span></text:p><text:p text:style-name="P36"><text:span text:style-name="T12">算出して変数に格納する。最終ページ</text:span></text:p><text:p text:style-name="P36"><text:span text:style-name="T12">を超えていれば最終ページに丸め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98cm" svg:y1="12.734cm" svg:x2="10.298cm" svg:y2="13.849cm"><text:p/></draw:line></draw:g><draw:g draw:style-name="gr7"><draw:custom-shape draw:style-name="gr51" draw:text-style-name="P38" svg:width="5.37cm" svg:height="1.004cm" svg:x="7.523cm" svg:y="16.828cm"><text:p text:style-name="P36"><text:span text:style-name="T12">ナンバリングのボタンの連番の</text:span></text:p><text:p text:style-name="P36"><text:span text:style-name="T12">数値を文字列に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01cm" svg:y1="17.831cm" svg:x2="10.201cm" svg:y2="18.702cm"><text:p/></draw:line></draw:g><draw:g draw:style-name="gr7"><draw:custom-shape draw:style-name="gr51" draw:text-style-name="P38" svg:width="5.37cm" svg:height="1.004cm" svg:x="7.523cm" svg:y="18.576cm"><text:p text:style-name="P36"><text:span text:style-name="T12">ページ数をキーとした</text:span></text:p><text:p text:style-name="P36"><text:span text:style-name="T12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01cm" svg:y1="19.579cm" svg:x2="10.201cm" svg:y2="20.45cm"><text:p/></draw:line></draw:g><draw:g draw:style-name="gr7"><draw:custom-shape draw:style-name="gr51" draw:text-style-name="P38" svg:width="5.37cm" svg:height="1.004cm" svg:x="7.523cm" svg:y="20.322cm"><text:p text:style-name="P36"><text:span text:style-name="T12">map</text:span><text:span text:style-name="T12">に</text:span><text:span text:style-name="T12">indexText</text:span><text:span text:style-name="T12">の値をキー</text:span></text:p><text:p text:style-name="P36"><text:span text:style-name="T12">とした連想配列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01cm" svg:y1="21.324cm" svg:x2="10.201cm" svg:y2="22.195cm"><text:p/></draw:line></draw:g><draw:g draw:style-name="gr7"><draw:custom-shape draw:style-name="gr51" draw:text-style-name="P38" svg:width="5.37cm" svg:height="1.004cm" svg:x="7.523cm" svg:y="22.07cm"><text:p text:style-name="P36"><text:span text:style-name="T12">map</text:span><text:span text:style-name="T12">の</text:span><text:span text:style-name="T12">"text"</text:span><text:span text:style-name="T12">キーに</text:span></text:p><text:p text:style-name="P36"><text:span text:style-name="T12">ページ数を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01cm" svg:y1="23.072cm" svg:x2="10.201cm" svg:y2="23.943cm"><text:p/></draw:line></draw:g><draw:custom-shape draw:style-name="gr5" draw:text-style-name="P17" svg:width="0.966cm" svg:height="1.001cm" svg:x="9.638cm" svg:y="23.94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2" draw:style-name="gr17"><draw:frame draw:style-name="gr2" draw:text-style-name="P28" svg:width="6.374cm" svg:height="9.081cm" svg:x="0cm" svg:y="0.256cm"><draw:text-box><text:p><text:span text:style-name="T6">Fig10 2</text:span><text:span text:style-name="T6">ページ目</text:span></text:p><text:p><text:span text:style-name="T6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8" svg:width="6.1cm" svg:height="1.151cm" svg:x="7.137cm" svg:y="2cm"><text:p text:style-name="P36"><text:span text:style-name="T12">map</text:span><text:span text:style-name="T12">の関数実行の属性キーに</text:span></text:p><text:p text:style-name="P36"><text:span text:style-name="T12">outputNumberingTag</text:span><text:span text:style-name="T12">を設定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6" draw:text-style-name="P43" svg:width="5.991cm" svg:height="1.08cm" svg:x="7.108cm" svg:y="6.154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104cm" svg:y1="7.234cm" svg:x2="10.104cm" svg:y2="8.232cm"><text:p/></draw:line></draw:g><draw:g draw:style-name="gr7"><draw:custom-shape draw:style-name="gr40" draw:text-style-name="P38" svg:width="5.977cm" svg:height="1.151cm" svg:x="7.108cm" svg:y="4.087cm"><text:p text:style-name="P36"><text:span text:style-name="T12">this.numbering</text:span><text:span text:style-name="T12">に、作成した</text:span></text:p><text:p text:style-name="P36"><text:span text:style-name="T12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89cm" svg:y1="5.237cm" svg:x2="10.089cm" svg:y2="6.235cm"><text:p/></draw:line></draw:g><draw:line draw:style-name="gr3" draw:text-style-name="P15" svg:x1="10.118cm" svg:y1="3.115cm" svg:x2="10.118cm" svg:y2="4.113cm"><text:p/></draw:line><draw:g draw:style-name="gr7"><draw:custom-shape draw:style-name="gr40" draw:text-style-name="P38" svg:width="5.977cm" svg:height="1.151cm" svg:x="7.246cm" svg:y="11.601cm"><text:p text:style-name="P36"><text:span text:style-name="T12">createTag</text:span><text:span text:style-name="T12">クラスのメンバ</text:span><text:span text:style-name="T12">json</text:span><text:span text:style-name="T12">に</text:span><text:span text:style-name="T12">numbering</text:span></text:p><text:p text:style-name="P36"><text:span text:style-name="T12">オブジェクト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2.751cm" svg:x2="10.227cm" svg:y2="13.749cm"><text:p/></draw:line></draw:g><draw:g draw:style-name="gr7"><draw:custom-shape draw:style-name="gr40" draw:text-style-name="P38" svg:width="5.977cm" svg:height="1.151cm" svg:x="7.246cm" svg:y="13.723cm"><text:p text:style-name="P36"><text:span text:style-name="T12">numbering</text:span><text:span text:style-name="T12">オブジェクト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4.873cm" svg:x2="10.227cm" svg:y2="15.871cm"><text:p/></draw:line></draw:g><draw:custom-shape draw:style-name="gr5" draw:text-style-name="P17" svg:width="0.966cm" svg:height="1.001cm" svg:x="9.775cm" svg:y="15.843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9" draw:text-style-name="P22" svg:width="6.116cm" svg:height="2.486cm" svg:x="7.108cm" svg:y="8.107cm"><text:p text:style-name="P16"><text:span text:style-name="T6">this.createNumberingAround()</text:span></text:p><text:p text:style-name="P16"><text:span text:style-name="T6"/></text:p><text:p text:style-name="P16"><text:span text:style-name="T6"/></text:p><text:p text:style-name="P16"><text:span text:style-name="T6">&gt;&gt;</text:span><text:span text:style-name="T6">ボタンを作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814cm" svg:y1="9.252cm" svg:x2="12.491cm" svg:y2="9.252cm"><text:p/></draw:line><draw:frame draw:style-name="gr14" draw:text-style-name="P23" svg:width="0.959cm" svg:height="0.592cm" svg:x="12.314cm" svg:y="10.76cm"><draw:text-box><text:p><text:span text:style-name="T7">fig11</text:span></text:p></draw:text-box></draw:frame></draw:g><draw:line draw:style-name="gr3" draw:text-style-name="P15" svg:x1="10.189cm" svg:y1="10.592cm" svg:x2="10.189cm" svg:y2="11.59cm"><text:p/></draw:line></draw:g></draw:g></text:p>
      <text:p text:style-name="P1"><draw:g text:anchor-type="as-char" draw:z-index="13" draw:style-name="gr17"><draw:frame draw:style-name="gr52" draw:text-style-name="P28" svg:width="6.374cm" svg:height="10.321cm" svg:x="0cm" svg:y="0cm"><draw:text-box><text:p><text:span text:style-name="T6">Fig11</text:span></text:p><text:p><text:span text:style-name="T6">関数名：</text:span><text:span text:style-name="T6">createNumberingAround</text:span></text:p><text:p text:style-name="P24"><text:span text:style-name="T6">概要：ナンバリングの</text:span><text:span text:style-name="T6">&lt;&lt;</text:span><text:span text:style-name="T6">、</text:span><text:span text:style-name="T6">&gt;&gt;</text:span><text:span text:style-name="T6">を作る。</text:span></text:p><text:p text:style-name="P25"><text:span text:style-name="T6">引数：</text:span><text:span text:style-name="T6">object numbering:</text:span><text:span text:style-name="T6">ナンバリングが格納されている連想配列。</text:span></text:p><text:p text:style-name="P47"><text:span text:style-name="T6">string key:</text:span><text:span text:style-name="T6">キー名。</text:span><text:span text:style-name="T6">'pre'</text:span><text:span text:style-name="T6">または</text:span><text:span text:style-name="T6">'next'</text:span><text:span text:style-name="T6">が入っている。</text:span></text:p><text:p text:style-name="P47"><text:span text:style-name="T6"><text:s/></text:span><text:span text:style-name="T6">String numberingString:</text:span><text:span text:style-name="T6">該当するナンバリングの文字。</text:span></text:p><text:p text:style-name="P47"><text:span text:style-name="T6"><text:s/></text:span><text:span text:style-name="T6">int startPage:</text:span><text:span text:style-name="T6">表示する最初のナンバリングの番号。</text:span></text:p><text:p text:style-name="P47"><text:span text:style-name="T6">int displayPageMax:</text:span><text:span text:style-name="T6">表示するナンバリングの個数。</text:span></text:p><text:p text:style-name="P47"><text:span text:style-name="T6"><text:s/></text:span><text:span text:style-name="T6">int displayPage:</text:span><text:span text:style-name="T6">現在のページ番号</text:span></text:p><text:p text:style-name="P47"><text:span text:style-name="T6"><text:s/></text:span><text:span text:style-name="T6">int pageMax:</text:span><text:span text:style-name="T6">全ページ数。</text:span></text:p><text:p text:style-name="P47"><text:span text:style-name="T6">String jsonName:JSON</text:span><text:span text:style-name="T6">名。</text:span></text:p><text:p text:style-name="P47"><text:span text:style-name="T6">int pageNum:1</text:span><text:span text:style-name="T6">ページに表示する記事数。</text:span></text:p><text:p text:style-name="P47"><text:span text:style-name="T6">String targetArea:</text:span><text:span text:style-name="T6">記事の追加先。</text:span></text:p><text:p><text:span text:style-name="T6">戻り値：なし</text:span></text:p><text:p><text:span text:style-name="T6"/></text:p><text:p text:style-name="P34"><text:span text:style-name="T6">変数</text:span><text:span text:style-name="T6">:var startAroundPage:</text:span><text:span text:style-name="T6">ナンバリングの表示開始ページ数</text:span></text:p><text:p text:style-name="P48"><text:span text:style-name="T6">var keyObj:</text:span><text:span text:style-name="T6">作成する</text:span><text:span text:style-name="T6">&lt;&lt;</text:span><text:span text:style-name="T6">または</text:span><text:span text:style-name="T6">&gt;&gt;</text:span><text:span text:style-name="T6">のナンバリングのデータの連想配列</text:span></text:p></draw:text-box></draw:frame><draw:line draw:style-name="gr3" draw:text-style-name="P15" svg:x1="9.994cm" svg:y1="1.012cm" svg:x2="9.994cm" svg:y2="2.01cm"><text:p/></draw:line><draw:line draw:style-name="gr4" draw:text-style-name="P16" svg:x1="6.375cm" svg:y1="0.012cm" svg:x2="6.375cm" svg:y2="25.668cm"><text:p/></draw:line><draw:custom-shape draw:style-name="gr5" draw:text-style-name="P17" svg:width="0.966cm" svg:height="1.001cm" svg:x="9.514cm" svg:y="0.011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2.921cm" svg:height="0.998cm" svg:x="12.797cm" svg:y="5.212cm" svg:viewBox="0 0 2922 999" draw:points="0,0 2922,0 2922,999"><text:p/></draw:polyline><draw:polyline draw:style-name="gr10" draw:text-style-name="P16" svg:width="5.667cm" svg:height="9.983cm" svg:x="10.052cm" svg:y="7.585cm" svg:viewBox="0 0 5668 9984" draw:points="5668,0 5668,9984 0,9984"><text:p/></draw:polyline><draw:custom-shape draw:style-name="gr29" draw:text-style-name="P38" svg:width="6.1cm" svg:height="1.151cm" svg:x="7.013cm" svg:y="2.011cm"><text:p text:style-name="P36"><text:span text:style-name="T12">ナンバリングの表示開始ページ数を</text:span></text:p><text:p text:style-name="P36"><text:span text:style-name="T12">格納する変数</text:span><text:span text:style-name="T12">startAroundPage</text:span><text:span text:style-name="T12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9.994cm" svg:y1="3.161cm" svg:x2="9.994cm" svg:y2="3.994cm"><text:p/></draw:line><draw:custom-shape draw:style-name="gr35" draw:text-style-name="P19" svg:width="5.815cm" svg:height="2.511cm" svg:x="7.05cm" svg:y="3.965cm"><text:p text:style-name="P18"><text:span text:style-name="T4">前移動 </text:span><text:span text:style-name="T4">&lt;&lt; </text:span><text:span text:style-name="T4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9.994cm" svg:y1="6.475cm" svg:x2="9.994cm" svg:y2="9.191cm"><text:p/></draw:line><draw:custom-shape draw:style-name="gr53" draw:text-style-name="P38" svg:width="4.119cm" svg:height="1.375cm" svg:x="12.351cm" svg:y="6.211cm"><text:p text:style-name="P36"><text:span text:style-name="T12">開始ページを算出、</text:span><text:span text:style-name="T12">1</text:span><text:span text:style-name="T12">ページ</text:span></text:p><text:p text:style-name="P36"><text:span text:style-name="T12">以下の場合には</text:span><text:span text:style-name="T12">1</text:span><text:span text:style-name="T12">ページ</text:span></text:p><text:p text:style-name="P36"><text:span text:style-name="T12">に丸め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5" draw:text-style-name="P19" svg:width="5.815cm" svg:height="2.511cm" svg:x="7.108cm" svg:y="9.192cm"><text:p text:style-name="P18"><text:span text:style-name="T4">後移動 </text:span><text:span text:style-name="T4">&gt;&gt; </text:span><text:span text:style-name="T4">の場合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052cm" svg:y1="11.702cm" svg:x2="10.052cm" svg:y2="13.448cm"><text:p/></draw:line><draw:frame draw:style-name="gr11" svg:width="0.602cm" svg:height="0.627cm" svg:x="11.478cm" svg:y="6.459cm"><draw:text-box><text:p>N</text:p></draw:text-box></draw:frame><draw:frame draw:style-name="gr11" svg:width="0.602cm" svg:height="0.627cm" svg:x="13.122cm" svg:y="3.965cm"><draw:text-box><text:p>Y</text:p></draw:text-box></draw:frame><draw:polyline draw:style-name="gr10" draw:text-style-name="P15" svg:width="1.05cm" svg:height="1.001cm" svg:x="12.797cm" svg:y="10.454cm" svg:viewBox="0 0 1051 1002" draw:points="0,0 1051,0 1051,1002"><text:p/></draw:polyline><draw:custom-shape draw:style-name="gr54" draw:text-style-name="P38" svg:width="4.119cm" svg:height="1.625cm" svg:x="11.476cm" svg:y="11.451cm"><text:p text:style-name="P36"><text:span text:style-name="T12">開始ページを算出、表示ペ</text:span></text:p><text:p text:style-name="P36"><text:span text:style-name="T12">ージが最終ページを超えて</text:span></text:p><text:p text:style-name="P36"><text:span text:style-name="T12">いる場合、最終ページから</text:span></text:p><text:p text:style-name="P36"><text:span text:style-name="T12">開始ページを逆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5" draw:text-style-name="P38" svg:width="5.991cm" svg:height="1.001cm" svg:x="6.985cm" svg:y="13.448cm"><text:p text:style-name="P36"><text:span text:style-name="T12">途中終了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1" svg:width="0.602cm" svg:height="0.627cm" svg:x="13.122cm" svg:y="9.454cm"><draw:text-box><text:p>Y</text:p></draw:text-box></draw:frame><draw:frame draw:style-name="gr11" svg:width="0.602cm" svg:height="0.627cm" svg:x="10.728cm" svg:y="11.827cm"><draw:text-box><text:p>N</text:p></draw:text-box></draw:frame><draw:line draw:style-name="gr3" draw:text-style-name="P15" svg:x1="10.052cm" svg:y1="14.448cm" svg:x2="10.052cm" svg:y2="15.695cm"><text:p/></draw:line><draw:custom-shape draw:style-name="gr5" draw:text-style-name="P17" svg:width="0.966cm" svg:height="1.001cm" svg:x="9.514cm" svg:y="15.695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3.867cm" svg:height="6.737cm" svg:x="9.98cm" svg:y="13.076cm" svg:viewBox="0 0 3868 6738" draw:points="3868,0 3868,4117 0,4117 0,6738"><text:p/></draw:polyline><draw:custom-shape draw:style-name="gr5" draw:text-style-name="P17" svg:width="0.966cm" svg:height="1.001cm" svg:x="9.514cm" svg:y="19.814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4" draw:style-name="gr17"><draw:frame draw:style-name="gr2" draw:text-style-name="P14" svg:width="6.374cm" svg:height="9.081cm" svg:x="0cm" svg:y="0.256cm"><draw:text-box><text:p><text:span text:style-name="T6">Fig11 2</text:span><text:span text:style-name="T6">ページ目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14.718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8" svg:width="6.1cm" svg:height="1.151cm" svg:x="7.137cm" svg:y="2cm"><text:p text:style-name="P36"><text:span text:style-name="T12">key</text:span><text:span text:style-name="T12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40" draw:text-style-name="P38" svg:width="5.977cm" svg:height="1.151cm" svg:x="7.123cm" svg:y="4.085cm"><text:p text:style-name="P36"><text:span text:style-name="T12">key</text:span><text:span text:style-name="T12">のキーを持った連想配列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5.235cm" svg:x2="10.104cm" svg:y2="6.233cm"><text:p/></draw:line></draw:g><draw:line draw:style-name="gr3" draw:text-style-name="P15" svg:x1="10.118cm" svg:y1="3.114cm" svg:x2="10.118cm" svg:y2="4.112cm"><text:p/></draw:line><draw:g draw:style-name="gr7"><draw:custom-shape draw:style-name="gr40" draw:text-style-name="P38" svg:width="5.977cm" svg:height="1.151cm" svg:x="7.123cm" svg:y="6.207cm"><text:p text:style-name="P36"><text:span text:style-name="T12">keyObj</text:span><text:span text:style-name="T12">の有効属性を</text:span><text:span text:style-name="T12">ON</text:span><text:span text:style-name="T12">に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7.357cm" svg:x2="10.104cm" svg:y2="8.355cm"><text:p/></draw:line></draw:g><draw:g draw:style-name="gr7"><draw:custom-shape draw:style-name="gr40" draw:text-style-name="P38" svg:width="5.977cm" svg:height="1.151cm" svg:x="7.123cm" svg:y="8.329cm"><text:p text:style-name="P36"><text:span text:style-name="T12">実際に設定する文字を</text:span><text:span text:style-name="T12">keyObj</text:span><text:span text:style-name="T12">の</text:span><text:span text:style-name="T12">text</text:span></text:p><text:p text:style-name="P36"><text:span text:style-name="T12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9.479cm" svg:x2="10.104cm" svg:y2="10.477cm"><text:p/></draw:line></draw:g><draw:g draw:style-name="gr7"><draw:custom-shape draw:style-name="gr40" draw:text-style-name="P38" svg:width="5.977cm" svg:height="1.151cm" svg:x="7.123cm" svg:y="10.449cm"><text:p text:style-name="P36"><text:span text:style-name="T12">keyObj</text:span><text:span text:style-name="T12">の関数実行属性キーに</text:span></text:p><text:p text:style-name="P36"><text:span text:style-name="T12">outputNumberingTag</text:span><text:span text:style-name="T12">に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11.598cm" svg:x2="10.104cm" svg:y2="12.596cm"><text:p/></draw:line></draw:g><draw:g draw:style-name="gr7"><draw:custom-shape draw:style-name="gr40" draw:text-style-name="P38" svg:width="5.977cm" svg:height="1.151cm" svg:x="7.123cm" svg:y="12.571cm"><text:p text:style-name="P36"><text:span text:style-name="T12">numbering</text:span><text:span text:style-name="T12">オブジェクトの中に</text:span><text:span text:style-name="T12">keyObj</text:span><text:span text:style-name="T12">を</text:span></text:p><text:p text:style-name="P36"><text:span text:style-name="T12">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13.72cm" svg:x2="10.104cm" svg:y2="14.718cm"><text:p/></draw:line></draw:g><draw:custom-shape draw:style-name="gr5" draw:text-style-name="P17" svg:width="0.966cm" svg:height="1.001cm" svg:x="9.638cm" svg:y="0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15" draw:style-name="gr17"><draw:frame draw:style-name="gr2" draw:text-style-name="P28" svg:width="6.374cm" svg:height="9.081cm" svg:x="0cm" svg:y="0.256cm"><draw:text-box><text:p><text:span text:style-name="T6">Fig12</text:span></text:p><text:p><text:span text:style-name="T6">関数名：</text:span><text:span text:style-name="T6">getJsonObjectNum</text:span></text:p><text:p text:style-name="P24"><text:span text:style-name="T6">概要：</text:span><text:span text:style-name="T6">json</text:span><text:span text:style-name="T6">の指定キー直下の数字キーの数を返す。</text:span></text:p><text:p text:style-name="P25"><text:span text:style-name="T6">引数：</text:span><text:span text:style-name="T6">String jsonName:</text:span><text:span text:style-name="T6">処理対象の</text:span><text:span text:style-name="T6">JSON</text:span><text:span text:style-name="T6">のキー名。</text:span></text:p><text:p text:style-name="P50"><text:span text:style-name="T6">戻り値：</text:span><text:span text:style-name="T6">int:</text:span><text:span text:style-name="T6">チェック対象の数を返す。</text:span></text:p><text:p><text:span text:style-name="T6"/></text:p><text:p text:style-name="P34"><text:span text:style-name="T6">変数</text:span><text:span text:style-name="T6">:var retNum:</text:span><text:span text:style-name="T6">返却する数値を格納する変数。</text:span></text:p><text:p text:style-name="P48"><text:span text:style-name="T6">this.json:createTag</text:span><text:span text:style-name="T6">クラスのメンバ。取得した</text:span><text:span text:style-name="T6">JSON</text:span><text:span text:style-name="T6">データを連想配列として格納する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8" svg:width="6.1cm" svg:height="1.151cm" svg:x="7.137cm" svg:y="2cm"><text:p text:style-name="P36"><text:span text:style-name="T12">返却する値を格納するための変数</text:span><text:span text:style-name="T12">retNm</text:span><text:span text:style-name="T12">を</text:span></text:p><text:p text:style-name="P36"><text:span text:style-name="T12">宣言、</text:span><text:span text:style-name="T12">0</text:span><text:span text:style-name="T12">で初期化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5" draw:text-style-name="P19" svg:width="5.815cm" svg:height="2.511cm" svg:x="7.246cm" svg:y="6.357cm"><text:p text:style-name="P18"><text:span text:style-name="T4">キーが数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9cm" svg:y1="8.867cm" svg:x2="10.19cm" svg:y2="9.865cm"><text:p/></draw:line></draw:g><draw:g draw:style-name="gr7"><draw:custom-shape draw:style-name="gr36" draw:text-style-name="P43" svg:width="5.991cm" svg:height="1.08cm" svg:x="7.371cm" svg:y="11.973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366cm" svg:y1="13.053cm" svg:x2="10.366cm" svg:y2="14.051cm"><text:p/></draw:line></draw:g><draw:g draw:style-name="gr7"><draw:custom-shape draw:style-name="gr56" draw:text-style-name="P38" svg:width="5.982cm" svg:height="1.156cm" svg:x="7.382cm" svg:y="9.825cm"><text:p text:style-name="P36"><text:span text:style-name="T12">retNum</text:span><text:span text:style-name="T12">に</text:span><text:span text:style-name="T12">1</text:span><text:span text:style-name="T12">を足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364cm" svg:y1="10.977cm" svg:x2="10.364cm" svg:y2="11.977cm"><text:p/></draw:line></draw:g><draw:line draw:style-name="gr3" draw:text-style-name="P15" svg:x1="10.118cm" svg:y1="3.114cm" svg:x2="10.118cm" svg:y2="4.112cm"><text:p/></draw:line><draw:g draw:style-name="gr7"><draw:g draw:style-name="gr7"><draw:custom-shape draw:style-name="gr57" svg:width="6.019cm" svg:height="1.218cm" svg:x="7.123cm" svg:y="4.142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58" draw:text-style-name="P49" svg:width="2.999cm" svg:height="1.248cm" svg:x="8.629cm" svg:y="4.112cm"><draw:text-box><text:p><text:span text:style-name="T5">this.json</text:span><text:span text:style-name="T5">のキーを走査する</text:span></text:p></draw:text-box></draw:frame></draw:g><draw:line draw:style-name="gr3" draw:text-style-name="P15" svg:x1="10.118cm" svg:y1="5.359cm" svg:x2="10.118cm" svg:y2="6.357cm"><text:p/></draw:line></draw:g><draw:g draw:style-name="gr7"><draw:custom-shape draw:style-name="gr56" draw:text-style-name="P38" svg:width="5.982cm" svg:height="1.156cm" svg:x="7.382cm" svg:y="13.97cm"><text:p text:style-name="P36"><text:span text:style-name="T12">retNum</text:span><text:span text:style-name="T12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364cm" svg:y1="15.123cm" svg:x2="10.364cm" svg:y2="16.123cm"><text:p/></draw:line></draw:g><draw:custom-shape draw:style-name="gr5" draw:text-style-name="P17" svg:width="0.966cm" svg:height="1.001cm" svg:x="9.901cm" svg:y="15.967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4.368cm" svg:height="3.867cm" svg:x="10.365cm" svg:y="7.606cm" svg:viewBox="0 0 4369 3868" draw:points="2695,0 4369,0 4369,3868 0,3868"><text:p/></draw:polyline><draw:frame draw:style-name="gr11" svg:width="0.602cm" svg:height="0.627cm" svg:x="11.513cm" svg:y="8.604cm"><draw:text-box><text:p>Y</text:p></draw:text-box></draw:frame><draw:frame draw:style-name="gr11" svg:width="0.602cm" svg:height="0.627cm" svg:x="13.384cm" svg:y="6.854cm"><draw:text-box><text:p>N</text:p></draw:text-box></draw:frame></draw:g></text:p>
      <text:p text:style-name="P1"><draw:g text:anchor-type="as-char" draw:z-index="16" draw:style-name="gr17"><draw:frame draw:style-name="gr2" draw:text-style-name="P28" svg:width="6.374cm" svg:height="9.081cm" svg:x="0cm" svg:y="0.256cm"><draw:text-box><text:p><text:span text:style-name="T6">Fig13</text:span></text:p><text:p><text:span text:style-name="T6">関数名：</text:span><text:span text:style-name="T6">selectPageNumber</text:span></text:p><text:p text:style-name="P24"><text:span text:style-name="T6">概要：選択中のページナンバーの色を変える。</text:span></text:p><text:p text:style-name="P25"><text:span text:style-name="T6">引数：</text:span><text:span text:style-name="T6">int displayPage:</text:span><text:span text:style-name="T6">表示中のページ番号。</text:span></text:p><text:p><text:span text:style-name="T6">戻り値：なし</text:span></text:p><text:p text:style-name="P34"><text:span text:style-name="T6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8" svg:width="6.1cm" svg:height="1.151cm" svg:x="7.137cm" svg:y="2cm"><text:p text:style-name="P36"><text:span text:style-name="T12">全てのページナンバーから</text:span><text:span text:style-name="T12">select</text:span><text:span text:style-name="T12">クラス</text:span></text:p><text:p text:style-name="P36"><text:span text:style-name="T12">を除去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9" draw:text-style-name="P38" svg:width="5.98cm" svg:height="1.153cm" svg:x="7.123cm" svg:y="4.083cm"><text:p text:style-name="P36"><text:span text:style-name="T12">選択中のページナンバーのタグに</text:span></text:p><text:p text:style-name="P36"><text:span text:style-name="T12">select</text:span><text:span text:style-name="T12">クラスを付与して色を変え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5cm" svg:y1="5.232cm" svg:x2="10.105cm" svg:y2="6.23cm"><text:p/></draw:line></draw:g><draw:line draw:style-name="gr3" draw:text-style-name="P15" svg:x1="10.118cm" svg:y1="3.112cm" svg:x2="10.118cm" svg:y2="4.11cm"><text:p/></draw:line><draw:custom-shape draw:style-name="gr5" draw:text-style-name="P17" svg:width="0.966cm" svg:height="1.001cm" svg:x="9.638cm" svg:y="6.23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49" draw:style-name="gr33"><draw:g draw:style-name="gr7"><draw:frame draw:style-name="gr2" draw:text-style-name="P28" svg:width="6.374cm" svg:height="9.081cm" svg:x="0cm" svg:y="0.256cm"><draw:text-box><text:p><text:span text:style-name="T6">Fig14</text:span></text:p><text:p><text:span text:style-name="T6">関数名：</text:span><text:span text:style-name="T6">createElementTag</text:span></text:p><text:p text:style-name="P24"><text:span text:style-name="T6">概要：</text:span><text:span text:style-name="T6">JSON</text:span><text:span text:style-name="T6">のノードに対応したタグを作る。</text:span></text:p><text:p text:style-name="P25"><text:span text:style-name="T6">引数：</text:span><text:span text:style-name="T6">Array stackKey:</text:span><text:span text:style-name="T6">キーを格納するスタック形式の配列</text:span></text:p><text:p text:style-name="P26"><text:span text:style-name="T6">:Object curMapNode:</text:span><text:span text:style-name="T6">現在さしている</text:span><text:span text:style-name="T6">JSON</text:span><text:span text:style-name="T6">のノード</text:span></text:p><text:p text:style-name="P26"><text:span text:style-name="T6">:Element topDomNode:</text:span><text:span text:style-name="T6">現在さしている</text:span><text:span text:style-name="T6">DOM</text:span><text:span text:style-name="T6">の先頭</text:span></text:p><text:p text:style-name="P25"><text:span text:style-name="T6">返却値 <text:s/></text:span><text:span text:style-name="T6">:</text:span><text:span text:style-name="T6">なし</text:span></text:p><text:p><text:span text:style-name="T6">戻り値：なし</text:span></text:p><text:p><text:span text:style-name="T6"/></text:p><text:p text:style-name="P34"><text:span text:style-name="T6">変数</text:span><text:span text:style-name="T6">:var mapNode:</text:span><text:span text:style-name="T6">ループで走査する連想配列のキーの値を格納する変数</text:span></text:p><text:p text:style-name="P70"><text:span text:style-name="T6">var curDomNode</text:span><text:span text:style-name="T6">カレントの</text:span><text:span text:style-name="T6">DOM</text:span><text:span text:style-name="T6">ノード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5" draw:text-style-name="P19" svg:width="5.815cm" svg:height="2.511cm" svg:x="7.16cm" svg:y="1.988cm"><text:p text:style-name="P18"><text:span text:style-name="T4">curMap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104cm" svg:y1="4.498cm" svg:x2="10.104cm" svg:y2="5.496cm"><text:p/></draw:line></draw:g><draw:polyline draw:style-name="gr10" draw:text-style-name="P16" svg:width="1.923cm" svg:height="1.62cm" svg:x="12.974cm" svg:y="3.237cm" svg:viewBox="0 0 1924 1621" draw:points="0,0 1924,0 1924,1621"><text:p/></draw:polyline><draw:g draw:style-name="gr7"><draw:custom-shape draw:style-name="gr131" draw:text-style-name="P38" svg:width="2.62cm" svg:height="1.017cm" svg:x="13.598cm" svg:y="4.833cm"><text:p text:style-name="P36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4.904cm" svg:y1="5.849cm" svg:x2="14.904cm" svg:y2="6.731cm"><text:p/></draw:line></draw:g><draw:custom-shape draw:style-name="gr5" draw:text-style-name="P17" svg:width="0.966cm" svg:height="1.001cm" svg:x="14.379cm" svg:y="6.606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78" svg:width="6.019cm" svg:height="1.297cm" svg:x="7.08cm" svg:y="5.425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2" draw:text-style-name="P71" svg:width="2.999cm" svg:height="1.329cm" svg:x="8.587cm" svg:y="5.403cm"><draw:text-box><text:p><text:span text:style-name="T1">curMapNode</text:span><text:span text:style-name="T17">にキーがある限りループする</text:span></text:p></draw:text-box></draw:frame></draw:g><draw:line draw:style-name="gr3" draw:text-style-name="P15" svg:x1="10.084cm" svg:y1="6.731cm" svg:x2="10.084cm" svg:y2="7.729cm"><text:p/></draw:line></draw:g><draw:g draw:style-name="gr7"><draw:custom-shape draw:style-name="gr40" draw:text-style-name="P38" svg:width="5.977cm" svg:height="1.151cm" svg:x="7.108cm" svg:y="7.701cm"><text:p text:style-name="P36"><text:span text:style-name="T12">現在走査しているキーの値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89cm" svg:y1="8.851cm" svg:x2="10.089cm" svg:y2="9.849cm"><text:p/></draw:line></draw:g><draw:g draw:style-name="gr7"><draw:custom-shape draw:style-name="gr40" draw:text-style-name="P38" svg:width="5.977cm" svg:height="1.151cm" svg:x="7.108cm" svg:y="9.726cm"><text:p text:style-name="P36"><text:span text:style-name="T12">カレントの</text:span><text:span text:style-name="T12">DOM</text:span><text:span text:style-name="T12">ノードを格納する変数</text:span></text:p><text:p text:style-name="P36"><text:span text:style-name="T12">curDomNode</text:span><text:span text:style-name="T12">を宣言、</text:span><text:span text:style-name="T12">null</text:span><text:span text:style-name="T12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89cm" svg:y1="10.876cm" svg:x2="10.089cm" svg:y2="11.874cm"><text:p/></draw:line></draw:g><draw:custom-shape draw:style-name="gr5" draw:text-style-name="P17" svg:width="0.966cm" svg:height="1.001cm" svg:x="9.638cm" svg:y="11.846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124" svg:width="0.625cm" svg:height="0.623cm" svg:x="13.169cm" svg:y="2.223cm"><draw:text-box><text:p>N</text:p></draw:text-box></draw:frame><draw:frame draw:style-name="gr133" svg:width="0.749cm" svg:height="0.595cm" svg:x="11.672cm" svg:y="4.498cm"><draw:text-box><text:p>Y</text:p></draw:text-box></draw:frame></draw:g></text:p>
      <text:p text:style-name="P1"><draw:g text:anchor-type="as-char" draw:z-index="17" draw:style-name="gr17"><draw:custom-shape draw:style-name="gr5" draw:text-style-name="P17" svg:width="0.966cm" svg:height="1.001cm" svg:x="1.766cm" svg:y="0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1.424cm" svg:height="0.872cm" svg:x="4.338cm" svg:y="3.369cm" svg:viewBox="0 0 1425 873" draw:points="0,0 1425,0 1425,873"><text:p/></draw:polyline><draw:polyline draw:style-name="gr10" draw:text-style-name="P16" svg:width="3.368cm" svg:height="12.479cm" svg:x="12.502cm" svg:y="9.61cm" svg:viewBox="0 0 3369 12480" draw:points="2078,0 3369,0 3369,12480 0,12480"><text:p/></draw:polyline><draw:frame draw:style-name="gr11" svg:width="0.602cm" svg:height="0.627cm" svg:x="14.646cm" svg:y="8.483cm"><draw:text-box><text:p>N</text:p></draw:text-box></draw:frame><draw:custom-shape draw:style-name="gr60" draw:text-style-name="P19" svg:width="4.368cm" svg:height="2.689cm" svg:x="0cm" svg:y="1.983cm"><text:p text:style-name="P18"><text:span text:style-name="T4">mapNode</text:span><text:span text:style-name="T4">が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2.212cm" svg:y1="4.671cm" svg:x2="2.212cm" svg:y2="7.086cm"><text:p/></draw:line><draw:line draw:style-name="gr3" draw:text-style-name="P15" svg:x1="2.231cm" svg:y1="1cm" svg:x2="2.231cm" svg:y2="1.998cm"><text:p/></draw:line><draw:custom-shape draw:style-name="gr60" draw:text-style-name="P19" svg:width="4.368cm" svg:height="2.689cm" svg:x="3.517cm" svg:y="4.117cm"><text:p text:style-name="P18"><text:span text:style-name="T4">オブジェクト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5.729cm" svg:y1="6.805cm" svg:x2="5.78cm" svg:y2="10.234cm"><text:p/></draw:line><draw:custom-shape draw:style-name="gr60" draw:text-style-name="P19" svg:width="4.368cm" svg:height="2.689cm" svg:x="7.011cm" svg:y="6.114cm"><text:p text:style-name="P18"><text:span text:style-name="T4">text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9.223cm" svg:y1="8.802cm" svg:x2="9.223cm" svg:y2="16.348cm"><text:p/></draw:line><draw:custom-shape draw:style-name="gr60" draw:text-style-name="P19" svg:width="4.368cm" svg:height="2.689cm" svg:x="10.255cm" svg:y="8.236cm"><text:p text:style-name="P18"><text:span text:style-name="T4">html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2.467cm" svg:y1="10.924cm" svg:x2="12.467cm" svg:y2="19.343cm"><text:p/></draw:line><draw:polyline draw:style-name="gr10" draw:text-style-name="P16" svg:width="1.424cm" svg:height="0.622cm" svg:x="7.832cm" svg:y="5.491cm" svg:viewBox="0 0 1425 623" draw:points="0,0 1425,0 1425,623"><text:p/></draw:polyline><draw:polyline draw:style-name="gr10" draw:text-style-name="P16" svg:width="1.122cm" svg:height="0.747cm" svg:x="11.379cm" svg:y="7.488cm" svg:viewBox="0 0 1123 748" draw:points="0,0 1123,0 1123,748"><text:p/></draw:polyline><draw:frame draw:style-name="gr11" svg:width="0.602cm" svg:height="0.627cm" svg:x="3.018cm" svg:y="4.493cm"><draw:text-box><text:p>Y</text:p></draw:text-box></draw:frame><draw:frame draw:style-name="gr11" svg:width="0.602cm" svg:height="0.627cm" svg:x="6.16cm" svg:y="6.985cm"><draw:text-box><text:p>Y</text:p></draw:text-box></draw:frame><draw:frame draw:style-name="gr11" svg:width="0.602cm" svg:height="0.627cm" svg:x="9.881cm" svg:y="8.61cm"><draw:text-box><text:p>Y</text:p></draw:text-box></draw:frame><draw:frame draw:style-name="gr11" svg:width="0.602cm" svg:height="0.627cm" svg:x="13.25cm" svg:y="10.855cm"><draw:text-box><text:p>Y</text:p></draw:text-box></draw:frame><draw:frame draw:style-name="gr11" svg:width="0.602cm" svg:height="0.627cm" svg:x="4.764cm" svg:y="2.492cm"><draw:text-box><text:p>N</text:p></draw:text-box></draw:frame><draw:frame draw:style-name="gr11" svg:width="0.602cm" svg:height="0.627cm" svg:x="8.407cm" svg:y="4.489cm"><draw:text-box><text:p>N</text:p></draw:text-box></draw:frame><draw:frame draw:style-name="gr11" svg:width="0.602cm" svg:height="0.627cm" svg:x="11.65cm" svg:y="6.239cm"><draw:text-box><text:p>N</text:p></draw:text-box></draw:frame><draw:g draw:style-name="gr7"><draw:custom-shape draw:style-name="gr61" draw:text-style-name="P38" svg:width="4.493cm" svg:height="0.952cm" svg:x="3.517cm" svg:y="10.208cm"><text:p text:style-name="P36"><text:span text:style-name="T12">stackKey</text:span><text:span text:style-name="T12">に</text:span><text:span text:style-name="T12">key</text:span><text:span text:style-name="T12">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5.758cm" svg:y1="11.157cm" svg:x2="5.758cm" svg:y2="11.982cm"><text:p/></draw:line></draw:g><draw:g draw:style-name="gr7"><draw:custom-shape draw:style-name="gr62" draw:text-style-name="P22" svg:width="4.462cm" svg:height="2.493cm" svg:x="0.023cm" svg:y="6.989cm"><text:p text:style-name="P16"><text:span text:style-name="T6">this.createKeysTo</text:span></text:p><text:p text:style-name="P16"><text:span text:style-name="T6">TagArray()</text:span></text:p><text:p text:style-name="P16"><text:span text:style-name="T6"/></text:p><text:p text:style-name="P16"><text:span text:style-name="T6">スタックした文字列と</text:span></text:p><text:p text:style-name="P16"><text:span text:style-name="T6">テキストの配列から</text:span></text:p><text:p text:style-name="P16"><text:span text:style-name="T6">タグ群を作り出す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0.536cm" svg:y1="8.139cm" svg:x2="3.946cm" svg:y2="8.139cm"><text:p/></draw:line><draw:frame draw:style-name="gr63" draw:text-style-name="P23" svg:width="0.699cm" svg:height="0.415cm" svg:x="3.817cm" svg:y="9.65cm"><draw:text-box><text:p><text:span text:style-name="T7">fig16</text:span></text:p></draw:text-box></draw:frame></draw:g><draw:line draw:style-name="gr3" draw:text-style-name="P15" svg:x1="2.268cm" svg:y1="9.481cm" svg:x2="2.268cm" svg:y2="24.585cm"><text:p/></draw:line><draw:g draw:style-name="gr7"><draw:custom-shape draw:style-name="gr64" draw:text-style-name="P22" svg:width="4.462cm" svg:height="1.694cm" svg:x="3.517cm" svg:y="11.98cm"><text:p text:style-name="P16"><text:span text:style-name="T6">this.createElementTag()</text:span></text:p><text:p text:style-name="P16"><text:span text:style-name="T6"/></text:p><text:p text:style-name="P16"><text:span text:style-name="T6">再帰呼び出しを行う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4.031cm" svg:y1="12.762cm" svg:x2="7.441cm" svg:y2="12.762cm"><text:p/></draw:line><draw:frame draw:style-name="gr65" draw:text-style-name="P23" svg:width="0.699cm" svg:height="0.415cm" svg:x="7.311cm" svg:y="13.787cm"><draw:text-box><text:p><text:span text:style-name="T7">fig14</text:span></text:p></draw:text-box></draw:frame></draw:g><draw:line draw:style-name="gr3" draw:text-style-name="P15" svg:x1="5.763cm" svg:y1="13.674cm" svg:x2="5.763cm" svg:y2="14.727cm"><text:p/></draw:line><draw:custom-shape draw:style-name="gr66" draw:text-style-name="P38" svg:width="4.37cm" svg:height="0.936cm" svg:x="3.641cm" svg:y="14.727cm"><text:p text:style-name="P36"><text:span text:style-name="T12">stackKey</text:span><text:span text:style-name="T12">の末尾を削除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67" draw:text-style-name="P22" svg:width="4.462cm" svg:height="2.05cm" svg:x="7.011cm" svg:y="16.348cm"><text:p text:style-name="P16"><text:span text:style-name="T6">this.createKeysToTag()</text:span></text:p><text:p text:style-name="P16"><text:span text:style-name="T6"/></text:p><text:p text:style-name="P16"><text:span text:style-name="T6">スタックした</text:span><text:span text:style-name="T6">key</text:span><text:span text:style-name="T6">文字列と</text:span></text:p><text:p text:style-name="P16"><text:span text:style-name="T6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7.525cm" svg:y1="17.293cm" svg:x2="10.935cm" svg:y2="17.293cm"><text:p/></draw:line><draw:frame draw:style-name="gr68" draw:text-style-name="P23" svg:width="0.699cm" svg:height="0.415cm" svg:x="10.806cm" svg:y="18.535cm"><draw:text-box><text:p><text:span text:style-name="T7">fig15</text:span></text:p></draw:text-box></draw:frame></draw:g><draw:g draw:style-name="gr7"><draw:custom-shape draw:style-name="gr67" draw:text-style-name="P22" svg:width="4.462cm" svg:height="2.05cm" svg:x="10.255cm" svg:y="19.345cm"><text:p text:style-name="P16"><text:span text:style-name="T6">this.createKeysToTag()</text:span></text:p><text:p text:style-name="P16"><text:span text:style-name="T6"/></text:p><text:p text:style-name="P16"><text:span text:style-name="T6">スタックした</text:span><text:span text:style-name="T6">key</text:span><text:span text:style-name="T6">文字列と</text:span></text:p><text:p text:style-name="P16"><text:span text:style-name="T6">テキストをタグ化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10.769cm" svg:y1="20.29cm" svg:x2="14.179cm" svg:y2="20.29cm"><text:p/></draw:line><draw:frame draw:style-name="gr68" draw:text-style-name="P23" svg:width="0.699cm" svg:height="0.415cm" svg:x="14.049cm" svg:y="21.532cm"><draw:text-box><text:p><text:span text:style-name="T7">fig15</text:span></text:p></draw:text-box></draw:frame></draw:g><draw:polyline draw:style-name="gr10" draw:text-style-name="P16" svg:width="3.493cm" svg:height="7.3cm" svg:x="2.269cm" svg:y="15.662cm" svg:viewBox="0 0 3494 7301" draw:points="3494,0 3494,7301 0,7301"><text:p/></draw:polyline><draw:polyline draw:style-name="gr10" draw:text-style-name="P16" svg:width="3.493cm" svg:height="4.305cm" svg:x="5.763cm" svg:y="18.283cm" svg:viewBox="0 0 3494 4306" draw:points="3494,0 3494,4306 0,4306"><text:p/></draw:polyline><draw:polyline draw:style-name="gr10" draw:text-style-name="P16" svg:width="3.245cm" svg:height="0.819cm" svg:x="9.256cm" svg:y="21.395cm" svg:viewBox="0 0 3246 820" draw:points="3246,0 3246,820 0,820"><text:p/></draw:polyline><draw:custom-shape draw:style-name="gr5" draw:text-style-name="P17" svg:width="0.966cm" svg:height="1.001cm" svg:x="1.766cm" svg:y="24.583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9" draw:text-style-name="P28" svg:width="6.374cm" svg:height="3.216cm" svg:x="9.998cm" svg:y="0.03cm"><draw:text-box><text:p><text:span text:style-name="T6">Fig14 2</text:span><text:span text:style-name="T6">ページ目</text:span></text:p><text:p><text:span text:style-name="T6"/></text:p></draw:text-box></draw:frame></draw:g></text:p>
      <text:p text:style-name="P2"/>
      <text:p text:style-name="P7"><draw:g text:anchor-type="as-char" draw:z-index="30" draw:style-name="gr17"><draw:frame draw:style-name="gr2" draw:text-style-name="P28" svg:width="5.977cm" svg:height="9.081cm" svg:x="0cm" svg:y="0.256cm"><draw:text-box><text:p><text:span text:style-name="T6">Fig16</text:span></text:p><text:p><text:span text:style-name="T6">関数名：</text:span><text:span text:style-name="T6">createKeysToTagArray</text:span></text:p><text:p text:style-name="P24"><text:span text:style-name="T6">概要：スタックからキーのタグ、テキストから編集用のタグを複数作る。</text:span></text:p><text:p text:style-name="P25"><text:span text:style-name="T6">引数：</text:span><text:span text:style-name="T6">curStackKey:</text:span><text:span text:style-name="T6">キー名のスタック。</text:span></text:p><text:p text:style-name="P51"><text:span text:style-name="T6">:String mapNode:JSON</text:span><text:span text:style-name="T6">の文字列配列。</text:span></text:p><text:p text:style-name="P51"><text:span text:style-name="T6">:String key:</text:span><text:span text:style-name="T6">カレントのキー。</text:span></text:p><text:p><text:span text:style-name="T6">戻り値：なし</text:span></text:p><text:p><text:span text:style-name="T6"/></text:p><text:p text:style-name="P52"><text:span text:style-name="T6">変数</text:span><text:span text:style-name="T6">:var retDom:</text:span><text:span text:style-name="T6">返却する編集用のタグを格納する変数</text:span></text:p><text:p text:style-name="P53"><text:span text:style-name="T6">var keys:</text:span><text:span text:style-name="T6">生成された、クラスが</text:span><text:span text:style-name="T6">key</text:span><text:span text:style-name="T6">のタグをまとめる変数</text:span></text:p><text:p text:style-name="P53"><text:span text:style-name="T6">var connectedKey:curStackKey</text:span><text:span text:style-name="T6">に格納されたキーの文字列を</text:span><text:span text:style-name="T6">_</text:span><text:span text:style-name="T6">を区切り文字にして連結して格納するための変数</text:span></text:p><text:p text:style-name="P53"><text:span text:style-name="T6">var $values:</text:span><text:span text:style-name="T6">クラスが</text:span><text:span text:style-name="T6">values</text:span><text:span text:style-name="T6">のタグの</text:span><text:span text:style-name="T6">jQuery</text:span><text:span text:style-name="T6">オブジェクトを格納する変数</text:span></text:p><text:p text:style-name="P53"><text:span text:style-name="T6">var mapNodeLength:mapNode</text:span><text:span text:style-name="T6">の要素数</text:span></text:p><text:p text:style-name="P53"><text:span text:style-name="T6"/></text:p></draw:text-box></draw:frame><draw:line draw:style-name="gr4" draw:text-style-name="P16" svg:x1="6.498cm" svg:y1="0.001cm" svg:x2="6.498cm" svg:y2="25.657cm"><text:p/></draw:line><draw:g draw:style-name="gr7"><draw:g draw:style-name="gr7"><draw:custom-shape draw:style-name="gr78" svg:width="6.019cm" svg:height="1.512cm" svg:x="7.232cm" svg:y="16.035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79" draw:text-style-name="P49" svg:width="2.999cm" svg:height="1.687cm" svg:x="8.738cm" svg:y="16.006cm"><draw:text-box><text:p><text:span text:style-name="T5">mapNode</text:span><text:span text:style-name="T5">を走査する</text:span></text:p><text:p><text:span text:style-name="T5">i = 0; i &lt; mapNodeLength; i++</text:span></text:p></draw:text-box></draw:frame></draw:g><draw:line draw:style-name="gr3" draw:text-style-name="P15" svg:x1="10.236cm" svg:y1="17.551cm" svg:x2="10.236cm" svg:y2="18.332cm"><text:p/></draw:line></draw:g><draw:line draw:style-name="gr3" draw:text-style-name="P15" svg:x1="10.118cm" svg:y1="1.002cm" svg:x2="10.118cm" svg:y2="2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0" draw:text-style-name="P38" svg:width="6.1cm" svg:height="0.86cm" svg:x="7.137cm" svg:y="2cm"><text:p text:style-name="P36"><text:span text:style-name="T12">retDom</text:span><text:span text:style-name="T12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g draw:style-name="gr7"><draw:custom-shape draw:style-name="gr81" draw:text-style-name="P22" svg:width="6.442cm" svg:height="1.779cm" svg:x="6.983cm" svg:y="5.978cm"><text:p text:style-name="P16"><text:span text:style-name="T6">this.createKeyTags()</text:span></text:p><text:p text:style-name="P16"><text:span text:style-name="T6"/></text:p><text:p text:style-name="P16"><text:span text:style-name="T6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7.727cm" svg:y1="6.797cm" svg:x2="12.652cm" svg:y2="6.797cm"><text:p/></draw:line><draw:frame draw:style-name="gr82" draw:text-style-name="P23" svg:width="1.01cm" svg:height="0.415cm" svg:x="12.465cm" svg:y="7.874cm"><draw:text-box><text:p><text:span text:style-name="T7">fig17</text:span></text:p></draw:text-box></draw:frame></draw:g><draw:line draw:style-name="gr3" draw:text-style-name="P15" svg:x1="10.228cm" svg:y1="7.754cm" svg:x2="10.228cm" svg:y2="8.467cm"><text:p/></draw:line></draw:g><draw:line draw:style-name="gr3" draw:text-style-name="P15" svg:x1="10.118cm" svg:y1="2.859cm" svg:x2="10.118cm" svg:y2="3.857cm"><text:p/></draw:line><draw:g draw:style-name="gr7"><draw:custom-shape draw:style-name="gr40" draw:text-style-name="P38" svg:width="5.977cm" svg:height="1.151cm" svg:x="7.246cm" svg:y="8.447cm"><text:p text:style-name="P36"><text:span text:style-name="T12">キーのタグ群を、</text:span><text:span text:style-name="T12">retDom</text:span><text:span text:style-name="T12">のキーのタグ群</text:span></text:p><text:p text:style-name="P36"><text:span text:style-name="T12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9.597cm" svg:x2="10.227cm" svg:y2="10.595cm"><text:p/></draw:line></draw:g><draw:g draw:style-name="gr7"><draw:custom-shape draw:style-name="gr40" draw:text-style-name="P38" svg:width="5.977cm" svg:height="1.151cm" svg:x="7.123cm" svg:y="3.856cm"><text:p text:style-name="P36"><text:span text:style-name="T12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04cm" svg:y1="5.006cm" svg:x2="10.104cm" svg:y2="6.004cm"><text:p/></draw:line></draw:g><draw:g draw:style-name="gr7"><draw:custom-shape draw:style-name="gr40" draw:text-style-name="P38" svg:width="5.977cm" svg:height="1.151cm" svg:x="7.246cm" svg:y="10.472cm"><text:p text:style-name="P36"><text:span text:style-name="T12">スタックの文字列を</text:span><text:span text:style-name="T12">_</text:span><text:span text:style-name="T12">を区切り文字</text:span></text:p><text:p text:style-name="P36"><text:span text:style-name="T12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1.622cm" svg:x2="10.227cm" svg:y2="12.62cm"><text:p/></draw:line></draw:g><draw:g draw:style-name="gr7"><draw:custom-shape draw:style-name="gr40" draw:text-style-name="P38" svg:width="5.977cm" svg:height="1.151cm" svg:x="7.246cm" svg:y="12.539cm"><text:p text:style-name="P36"><text:span text:style-name="T12">テキスト編集用のタグを入れるタグの</text:span></text:p><text:p text:style-name="P36"><text:span text:style-name="T12">jQuery</text:span><text:span text:style-name="T12">オブジェクトを生成し、</text:span><text:span text:style-name="T12">$values</text:span><text:span text:style-name="T12">に</text:span></text:p><text:p text:style-name="P36"><text:span text:style-name="T12">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3.691cm" svg:x2="10.227cm" svg:y2="14.689cm"><text:p/></draw:line></draw:g><draw:g draw:style-name="gr7"><draw:custom-shape draw:style-name="gr83" draw:text-style-name="P38" svg:width="5.977cm" svg:height="0.817cm" svg:x="7.246cm" svg:y="21.703cm"><text:p text:style-name="P36"><text:span text:style-name="T12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22.521cm" svg:x2="10.227cm" svg:y2="23.229cm"><text:p/></draw:line></draw:g><draw:g draw:style-name="gr7"><draw:custom-shape draw:style-name="gr83" draw:text-style-name="P38" svg:width="5.977cm" svg:height="0.817cm" svg:x="7.246cm" svg:y="23.297cm"><text:p text:style-name="P36"><text:span text:style-name="T12">作成した</text:span><text:span text:style-name="T12">DOM</text:span><text:span text:style-name="T12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24.113cm" svg:x2="10.227cm" svg:y2="24.821cm"><text:p/></draw:line></draw:g><draw:custom-shape draw:style-name="gr5" draw:text-style-name="P17" svg:width="0.966cm" svg:height="1.001cm" svg:x="9.728cm" svg:y="24.696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84" draw:text-style-name="P38" svg:width="5.977cm" svg:height="0.765cm" svg:x="7.246cm" svg:y="14.661cm"><text:p text:style-name="P36"><text:span text:style-name="T12">mapNode</text:span><text:span text:style-name="T12">の要素数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5.424cm" svg:x2="10.227cm" svg:y2="16.086cm"><text:p/></draw:line></draw:g><draw:g draw:style-name="gr7"><draw:custom-shape draw:style-name="gr85" draw:text-style-name="P38" svg:width="5.977cm" svg:height="0.937cm" svg:x="7.246cm" svg:y="18.332cm"><text:p text:style-name="P36"><text:span text:style-name="T12">編集用テキストエリアを追加する。</text:span><text:span text:style-name="T12">name</text:span><text:span text:style-name="T12">属性</text:span></text:p><text:p text:style-name="P36"><text:span text:style-name="T12">には</text:span><text:span text:style-name="T12">_</text:span><text:span text:style-name="T12">で区切った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9.268cm" svg:x2="10.227cm" svg:y2="20.08cm"><text:p/></draw:line></draw:g><draw:g draw:style-name="gr7"><draw:custom-shape draw:style-name="gr86" draw:text-style-name="P43" svg:width="5.991cm" svg:height="0.844cm" svg:x="7.246cm" svg:y="20.08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241cm" svg:y1="20.923cm" svg:x2="10.241cm" svg:y2="21.703cm"><text:p/></draw:line></draw:g></draw:g><text:soft-page-break/><draw:g text:anchor-type="as-char" draw:z-index="50" draw:style-name="gr33"><draw:frame draw:style-name="gr134" draw:text-style-name="P28" svg:width="6.374cm" svg:height="7.019cm" svg:x="0cm" svg:y="0.284cm"><draw:text-box><text:p><text:span text:style-name="T6">Fig15</text:span></text:p><text:p><text:span text:style-name="T6">関数名：</text:span><text:span text:style-name="T6">createKeysToTag</text:span></text:p><text:p text:style-name="P72"><text:span text:style-name="T6">概要：スタックからキーのタグ、テキストから編集用のタグを作る。</text:span></text:p><text:p text:style-name="P25"><text:span text:style-name="T6">引数：</text:span><text:span text:style-name="T6">Array curStackKey:</text:span><text:span text:style-name="T6">キー名のスタック。</text:span></text:p><text:p text:style-name="P25"><text:span text:style-name="T6">:String mapNode:JSON</text:span><text:span text:style-name="T6">のテキスト。</text:span></text:p><text:p text:style-name="P25"><text:span text:style-name="T6">:String key:</text:span><text:span text:style-name="T6">カレントのキー。</text:span></text:p><text:p text:style-name="P69"><text:span text:style-name="T6">戻り値：スタックからキーのタグ、テキストから編集用のタグを作る。</text:span></text:p><text:p><text:span text:style-name="T6"/></text:p><text:p text:style-name="P52"><text:span text:style-name="T6">変数</text:span><text:span text:style-name="T6">:var retDom:</text:span><text:span text:style-name="T6">返却する編集用のタグを格納する変数</text:span></text:p><text:p text:style-name="P53"><text:span text:style-name="T6">var keys:</text:span><text:span text:style-name="T6">生成された、クラスが</text:span><text:span text:style-name="T6">key</text:span><text:span text:style-name="T6">のタグをまとめる変数</text:span></text:p><text:p text:style-name="P53"><text:span text:style-name="T6">var connectedKey:curStackKey</text:span><text:span text:style-name="T6">に格納されたキーの文字列を</text:span><text:span text:style-name="T6">_</text:span><text:span text:style-name="T6">を区切り文字にして連結して格納するための変数</text:span></text:p></draw:text-box></draw:frame><draw:line draw:style-name="gr3" draw:text-style-name="P15" svg:x1="10.118cm" svg:y1="1.03cm" svg:x2="10.118cm" svg:y2="2.028cm"><text:p/></draw:line><draw:custom-shape draw:style-name="gr5" draw:text-style-name="P17" svg:width="0.966cm" svg:height="1.001cm" svg:x="9.583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0" draw:text-style-name="P38" svg:width="6.1cm" svg:height="0.86cm" svg:x="7.137cm" svg:y="2.028cm"><text:p text:style-name="P36"><text:span text:style-name="T12">retDom</text:span><text:span text:style-name="T12">に外枠となるタグ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1" draw:text-style-name="P22" svg:width="6.442cm" svg:height="1.779cm" svg:x="6.983cm" svg:y="3.886cm"><text:p text:style-name="P16"><text:span text:style-name="T6">this.createKeyTags()</text:span></text:p><text:p text:style-name="P16"><text:span text:style-name="T6"/></text:p><text:p text:style-name="P16"><text:span text:style-name="T6">キーのタグ群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7.727cm" svg:y1="4.705cm" svg:x2="12.652cm" svg:y2="4.705cm"><text:p/></draw:line><draw:frame draw:style-name="gr82" draw:text-style-name="P23" svg:width="1.01cm" svg:height="0.415cm" svg:x="12.465cm" svg:y="5.782cm"><draw:text-box><text:p><text:span text:style-name="T7">fig17</text:span></text:p></draw:text-box></draw:frame><draw:line draw:style-name="gr3" draw:text-style-name="P15" svg:x1="10.228cm" svg:y1="5.662cm" svg:x2="10.228cm" svg:y2="6.375cm"><text:p/></draw:line><draw:line draw:style-name="gr3" draw:text-style-name="P15" svg:x1="10.118cm" svg:y1="2.887cm" svg:x2="10.118cm" svg:y2="3.885cm"><text:p/></draw:line><draw:custom-shape draw:style-name="gr40" draw:text-style-name="P38" svg:width="5.977cm" svg:height="1.151cm" svg:x="7.246cm" svg:y="6.355cm"><text:p text:style-name="P36"><text:span text:style-name="T12">キーのタグ群を、</text:span><text:span text:style-name="T12">retDom</text:span><text:span text:style-name="T12">のキーのタグ群</text:span></text:p><text:p text:style-name="P36"><text:span text:style-name="T12">をまとめるためのタグ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7.505cm" svg:x2="10.227cm" svg:y2="8.503cm"><text:p/></draw:line><draw:custom-shape draw:style-name="gr40" draw:text-style-name="P38" svg:width="5.977cm" svg:height="1.151cm" svg:x="7.246cm" svg:y="8.475cm"><text:p text:style-name="P36"><text:span text:style-name="T12">スタックにカレントのキーを加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9.624cm" svg:x2="10.227cm" svg:y2="10.622cm"><text:p/></draw:line><draw:custom-shape draw:style-name="gr40" draw:text-style-name="P38" svg:width="5.977cm" svg:height="1.151cm" svg:x="7.246cm" svg:y="10.5cm"><text:p text:style-name="P36"><text:span text:style-name="T12">スタックの文字列を</text:span><text:span text:style-name="T12">_</text:span><text:span text:style-name="T12">を区切り文字</text:span></text:p><text:p text:style-name="P36"><text:span text:style-name="T12">にして連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1.649cm" svg:x2="10.227cm" svg:y2="12.647cm"><text:p/></draw:line><draw:custom-shape draw:style-name="gr40" draw:text-style-name="P38" svg:width="5.977cm" svg:height="1.151cm" svg:x="7.246cm" svg:y="12.621cm"><text:p text:style-name="P36"><text:span text:style-name="T12">編集用テキストエリアのラベル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3.769cm" svg:x2="10.227cm" svg:y2="14.767cm"><text:p/></draw:line><draw:custom-shape draw:style-name="gr40" draw:text-style-name="P38" svg:width="5.977cm" svg:height="1.151cm" svg:x="7.246cm" svg:y="14.716cm"><text:p text:style-name="P36"><text:span text:style-name="T12">編集用テキストエリアを追加する。</text:span></text:p><text:p text:style-name="P36"><text:span text:style-name="T12">name</text:span><text:span text:style-name="T12">属性には</text:span><text:span text:style-name="T12">_</text:span><text:span text:style-name="T12">で区切ったスタックの</text:span></text:p><text:p text:style-name="P36"><text:span text:style-name="T12">キーを格納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5.866cm" svg:x2="10.227cm" svg:y2="16.864cm"><text:p/></draw:line><draw:custom-shape draw:style-name="gr83" draw:text-style-name="P38" svg:width="5.977cm" svg:height="0.817cm" svg:x="7.246cm" svg:y="16.838cm"><text:p text:style-name="P36"><text:span text:style-name="T12">末尾に加えたキーを消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7.654cm" svg:x2="10.227cm" svg:y2="18.362cm"><text:p/></draw:line><draw:custom-shape draw:style-name="gr83" draw:text-style-name="P38" svg:width="5.977cm" svg:height="0.817cm" svg:x="7.246cm" svg:y="18.336cm"><text:p text:style-name="P36"><text:span text:style-name="T12">作成した</text:span><text:span text:style-name="T12">DOM</text:span><text:span text:style-name="T12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9.15cm" svg:x2="10.227cm" svg:y2="19.858cm"><text:p/></draw:line><draw:custom-shape draw:style-name="gr5" draw:text-style-name="P17" svg:width="0.966cm" svg:height="1.001cm" svg:x="9.728cm" svg:y="19.858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35" draw:text-style-name="P28" svg:width="6.36cm" svg:height="5.781cm" svg:x="0cm" svg:y="7.823cm"><draw:text-box><text:p><text:span text:style-name="T6">retDom</text:span><text:span text:style-name="T6">に格納される、外枠となるタグの構成</text:span></text:p><text:p><text:span text:style-name="T6">サンプル</text:span></text:p><text:p><text:span text:style-name="T6"/></text:p><text:p><text:span text:style-name="T6">&lt;div class="keyAndValue"&gt;</text:span></text:p><text:p><text:span text:style-name="T6">　</text:span><text:span text:style-name="T6">&lt;span class="keys"&gt;</text:span></text:p><text:p><text:span text:style-name="T6">　　</text:span><text:span text:style-name="T6">&lt;span class="key"&gt;guides&lt;/span&gt;</text:span></text:p><text:p><text:span text:style-name="T6">　　</text:span><text:span text:style-name="T6">&lt;span class="key"&gt;guideFASchool&lt;/span&gt;</text:span></text:p><text:p><text:span text:style-name="T6">　　</text:span><text:span text:style-name="T6">&lt;span class="key"&gt;toppageLink&lt;/span&gt;</text:span></text:p><text:p><text:span text:style-name="T6">　　</text:span><text:span text:style-name="T6">&lt;span class="key currentKey"&gt;</text:span></text:p><text:p><text:span text:style-name="T6">　　　</text:span><text:span text:style-name="T6">sideText</text:span></text:p><text:p><text:span text:style-name="T6">　　</text:span><text:span text:style-name="T6">&lt;/span&gt;</text:span></text:p><text:p><text:span text:style-name="T6">　</text:span><text:span text:style-name="T6">&lt;/span&gt;</text:span></text:p><text:p><text:span text:style-name="T6">　</text:span><text:span text:style-name="T6">&lt;span class="values"&gt;&lt;/span&gt;</text:span></text:p><text:p><text:span text:style-name="T6">&lt;/div&gt;</text:span></text:p></draw:text-box></draw:frame><draw:line draw:style-name="gr4" draw:text-style-name="P16" svg:x1="6.611cm" svg:y1="0.028cm" svg:x2="6.611cm" svg:y2="25.684cm"><text:p/></draw:line></draw:g></text:p>
      <text:p text:style-name="P10"><draw:g text:anchor-type="as-char" draw:z-index="33" draw:style-name="gr17"><draw:frame draw:style-name="gr2" draw:text-style-name="P28" svg:width="6.374cm" svg:height="9.081cm" svg:x="0cm" svg:y="0.256cm"><draw:text-box><text:p><text:span text:style-name="T6">Fig17</text:span></text:p><text:p><text:span text:style-name="T6">関数名：</text:span><text:span text:style-name="T6">createKeyTags</text:span></text:p><text:p text:style-name="P57"><text:span text:style-name="T6">概要：キーのタグ群を作る。</text:span></text:p><text:p text:style-name="P58"><text:span text:style-name="T6">引数：</text:span><text:span text:style-name="T6">Array curStackKey:</text:span><text:span text:style-name="T6">キーのスタック。</text:span></text:p><text:p><text:span text:style-name="T6">戻り値：</text:span><text:span text:style-name="T6">Element:</text:span><text:span text:style-name="T6">作成した</text:span><text:span text:style-name="T6">DOM</text:span><text:span text:style-name="T6">を返す</text:span></text:p><text:p><text:span text:style-name="T6"/></text:p><text:p text:style-name="P59"><text:span text:style-name="T6">変数</text:span><text:span text:style-name="T6">:var retDom:</text:span><text:span text:style-name="T6">返却する、キーのタグ群を格納する変数</text:span></text:p><text:p text:style-name="P48"><text:span text:style-name="T6">var stackLength:</text:span><text:span text:style-name="T6">スタックの要素数</text:span></text:p><text:p text:style-name="P59"><text:span text:style-name="T6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0.997cm" svg:height="3.868cm" svg:x="13.099cm" svg:y="10.346cm" svg:viewBox="0 0 998 3869" draw:points="0,0 998,0 998,3869"><text:p/></draw:polyline><draw:polyline draw:style-name="gr10" draw:text-style-name="P16" svg:width="3.993cm" svg:height="0.623cm" svg:x="10.226cm" svg:y="15.212cm" svg:viewBox="0 0 3994 624" draw:points="3994,0 3994,624 0,624"><text:p/></draw:polyline><draw:custom-shape draw:style-name="gr29" draw:text-style-name="P38" svg:width="6.1cm" svg:height="1.151cm" svg:x="7.137cm" svg:y="2cm"><text:p text:style-name="P36"><text:span text:style-name="T12">返却用の変数</text:span><text:span text:style-name="T12">retDom</text:span><text:span text:style-name="T12">を宣言し</text:span></text:p><text:p text:style-name="P36"><text:span text:style-name="T12">仮の枠となる</text:span><text:span text:style-name="T12">div</text:span><text:span text:style-name="T12">タグを生成して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5" draw:text-style-name="P19" svg:width="5.815cm" svg:height="2.511cm" svg:x="7.285cm" svg:y="9.096cm"><text:p text:style-name="P18"><text:span text:style-name="T4">最後の要素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229cm" svg:y1="11.605cm" svg:x2="10.229cm" svg:y2="12.603cm"><text:p/></draw:line></draw:g><draw:g draw:style-name="gr7"><draw:custom-shape draw:style-name="gr36" draw:text-style-name="P43" svg:width="5.991cm" svg:height="1.08cm" svg:x="7.232cm" svg:y="16.835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227cm" svg:y1="17.914cm" svg:x2="10.227cm" svg:y2="18.912cm"><text:p/></draw:line></draw:g><draw:g draw:style-name="gr7"><draw:g draw:style-name="gr7"><draw:custom-shape draw:style-name="gr93" svg:width="6.019cm" svg:height="2.017cm" svg:x="7.204cm" svg:y="6.262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4" draw:text-style-name="P49" svg:width="2.999cm" svg:height="2.604cm" svg:x="8.71cm" svg:y="6.227cm"><draw:text-box><text:p><text:span text:style-name="T5">curStackKey</text:span><text:span text:style-name="T5">を走査する</text:span></text:p><text:p><text:span text:style-name="T5">i = 0; i &lt; stackLength; i++</text:span></text:p></draw:text-box></draw:frame></draw:g><draw:line draw:style-name="gr3" draw:text-style-name="P15" svg:x1="10.208cm" svg:y1="8.292cm" svg:x2="10.208cm" svg:y2="9.096cm"><text:p/></draw:line></draw:g><draw:frame draw:style-name="gr11" svg:width="0.602cm" svg:height="0.627cm" svg:x="10.624cm" svg:y="11.606cm"><draw:text-box><text:p>Y</text:p></draw:text-box></draw:frame><draw:frame draw:style-name="gr11" svg:width="0.602cm" svg:height="0.627cm" svg:x="13.744cm" svg:y="9.472cm"><draw:text-box><text:p>N</text:p></draw:text-box></draw:frame><draw:g draw:style-name="gr7"><draw:custom-shape draw:style-name="gr40" draw:text-style-name="P38" svg:width="5.977cm" svg:height="1.151cm" svg:x="7.108cm" svg:y="4.078cm"><text:p text:style-name="P36"><text:span text:style-name="T12">スタックの要素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89cm" svg:y1="5.228cm" svg:x2="10.089cm" svg:y2="6.226cm"><text:p/></draw:line></draw:g><draw:line draw:style-name="gr3" draw:text-style-name="P15" svg:x1="10.118cm" svg:y1="3.149cm" svg:x2="10.118cm" svg:y2="4.147cm"><text:p/></draw:line><draw:custom-shape draw:style-name="gr40" draw:text-style-name="P38" svg:width="5.977cm" svg:height="1.151cm" svg:x="7.246cm" svg:y="12.591cm"><text:p text:style-name="P36"><text:span text:style-name="T12">キーのタグを</text:span><text:span text:style-name="T12">retDom</text:span><text:span text:style-name="T12">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3.741cm" svg:x2="10.227cm" svg:y2="16.835cm"><text:p/></draw:line><draw:custom-shape draw:style-name="gr95" draw:text-style-name="P38" svg:width="3.869cm" svg:height="1.026cm" svg:x="12.224cm" svg:y="14.187cm"><text:p text:style-name="P36"><text:span text:style-name="T12">カレントのキーのタグを</text:span></text:p><text:p text:style-name="P36"><text:span text:style-name="T12">retDom</text:span><text:span text:style-name="T12">に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9" draw:text-style-name="P38" svg:width="5.98cm" svg:height="1.153cm" svg:x="7.232cm" svg:y="18.937cm"><text:p text:style-name="P36"><text:span text:style-name="T12">作成した</text:span><text:span text:style-name="T12">DOM</text:span><text:span text:style-name="T12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14cm" svg:y1="20.088cm" svg:x2="10.214cm" svg:y2="21.086cm"><text:p/></draw:line></draw:g><draw:custom-shape draw:style-name="gr5" draw:text-style-name="P17" svg:width="0.966cm" svg:height="1.001cm" svg:x="9.638cm" svg:y="21.057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31" draw:style-name="gr33"><draw:g draw:style-name="gr7"><draw:frame draw:style-name="gr2" draw:text-style-name="P28" svg:width="6.374cm" svg:height="9.081cm" svg:x="0cm" svg:y="0.256cm"><draw:text-box><text:p><text:span text:style-name="T6">Fig18</text:span></text:p><text:p><text:span text:style-name="T6">関数名：</text:span><text:span text:style-name="T6">updateElementJson</text:span></text:p><text:p text:style-name="P24"><text:span text:style-name="T6">概要：タグの内容を</text:span><text:span text:style-name="T6">JSON</text:span><text:span text:style-name="T6">に反映させる。</text:span></text:p><text:p text:style-name="P33"><text:span text:style-name="T6">引数：</text:span><text:span text:style-name="T6">Object topMapNode:</text:span><text:span text:style-name="T6">更新対象の</text:span><text:span text:style-name="T6">JSON</text:span><text:span text:style-name="T6">の先頭のノード</text:span></text:p><text:p text:style-name="P51"><text:span text:style-name="T6">:Element topDomNode:</text:span><text:span text:style-name="T6">先頭の</text:span><text:span text:style-name="T6">DOM</text:span></text:p><text:p><text:span text:style-name="T6">戻り値：なし</text:span></text:p><text:p><text:span text:style-name="T6"/></text:p><text:p text:style-name="P34"><text:span text:style-name="T6">変数</text:span><text:span text:style-name="T6">:var prevName:1</text:span><text:span text:style-name="T6">回前の走査した要素の</text:span><text:span text:style-name="T6">name</text:span><text:span text:style-name="T6">属性を保存する変数</text:span></text:p><text:p text:style-name="P54"><text:span text:style-name="T6">var thisName:</text:span><text:span text:style-name="T6">現在の</text:span><text:span text:style-name="T6">DOM</text:span><text:span text:style-name="T6">の</text:span><text:span text:style-name="T6">name</text:span><text:span text:style-name="T6">属性</text:span></text:p><text:p text:style-name="P54"><text:span text:style-name="T6">var stackKey:</text:span><text:span text:style-name="T6">キーのスタック。</text:span></text:p><text:p text:style-name="P54"><text:span text:style-name="T6">var key:</text:span><text:span text:style-name="T6">カレントのキー</text:span></text:p><text:p text:style-name="P54"><text:span text:style-name="T6">var mapNode:</text:span><text:span text:style-name="T6">スタックキーに一致する</text:span><text:span text:style-name="T6">JSON</text:span><text:span text:style-name="T6">ノード</text:span></text:p><text:p text:style-name="P54"><text:span text:style-name="T6">var $targetArray:</text:span><text:span text:style-name="T6">配列に対応する</text:span><text:span text:style-name="T6">DOM</text:span><text:span text:style-name="T6">の</text:span><text:span text:style-name="T6">jQuery</text:span><text:span text:style-name="T6">オブジェクト</text:span></text:p><text:p text:style-name="P54"><text:span text:style-name="T6">var arrayLength:$targetArray</text:span><text:span text:style-name="T6">の要素数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2.993cm" svg:height="8.735cm" svg:x="13.099cm" svg:y="10.096cm" svg:viewBox="0 0 2994 8736" draw:points="0,0 2994,0 2994,8736"><text:p/></draw:polyline><draw:g draw:style-name="gr7"><draw:custom-shape draw:style-name="gr35" draw:text-style-name="P19" svg:width="5.815cm" svg:height="2.511cm" svg:x="7.285cm" svg:y="8.846cm"><text:p text:style-name="P18"><text:span text:style-name="T4">今回の走査が配列ノードの</text:span><text:span text:style-name="T4">2</text:span><text:span text:style-name="T4">番目</text:span></text:p><text:p text:style-name="P18"><text:span text:style-name="T4">以降であればスキップする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229cm" svg:y1="11.356cm" svg:x2="10.229cm" svg:y2="12.354cm"><text:p/></draw:line></draw:g><draw:g draw:style-name="gr7"><draw:custom-shape draw:style-name="gr40" draw:text-style-name="P38" svg:width="5.977cm" svg:height="1.151cm" svg:x="7.232cm" svg:y="1.956cm"><text:p text:style-name="P36"><text:span text:style-name="T12">1</text:span><text:span text:style-name="T12">回前の走査した要素の</text:span><text:span text:style-name="T12">name</text:span><text:span text:style-name="T12">属性</text:span></text:p><text:p text:style-name="P36"><text:span text:style-name="T12">を保存する変数</text:span><text:span text:style-name="T12">prevName</text:span><text:span text:style-name="T12">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13cm" svg:y1="3.106cm" svg:x2="10.213cm" svg:y2="4.104cm"><text:p/></draw:line></draw:g><draw:g draw:style-name="gr7"><draw:custom-shape draw:style-name="gr40" draw:text-style-name="P38" svg:width="5.977cm" svg:height="1.151cm" svg:x="7.246cm" svg:y="6.697cm"><text:p text:style-name="P36"><text:span text:style-name="T12">現在の捜査対象の</text:span><text:span text:style-name="T12">DOM</text:span><text:span text:style-name="T12">の</text:span></text:p><text:p text:style-name="P36"><text:span text:style-name="T12">name</text:span><text:span text:style-name="T12">属性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7.848cm" svg:x2="10.227cm" svg:y2="8.846cm"><text:p/></draw:line></draw:g><draw:g draw:style-name="gr7"><draw:custom-shape draw:style-name="gr40" draw:text-style-name="P38" svg:width="5.977cm" svg:height="1.151cm" svg:x="7.246cm" svg:y="12.34cm"><text:p text:style-name="P36"><text:span text:style-name="T12">テキストエリアの</text:span><text:span text:style-name="T12">name</text:span><text:span text:style-name="T12">属性から</text:span></text:p><text:p text:style-name="P36"><text:span text:style-name="T12">スタックキーを生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3.49cm" svg:x2="10.227cm" svg:y2="14.488cm"><text:p/></draw:line></draw:g><draw:g draw:style-name="gr7"><draw:custom-shape draw:style-name="gr40" draw:text-style-name="P38" svg:width="5.977cm" svg:height="1.151cm" svg:x="7.246cm" svg:y="14.436cm"><text:p text:style-name="P36"><text:span text:style-name="T12">スタックキーからカレントのキーを取り出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227cm" svg:y1="15.586cm" svg:x2="10.227cm" svg:y2="16.584cm"><text:p/></draw:line></draw:g><draw:custom-shape draw:style-name="gr5" draw:text-style-name="P17" svg:width="0.966cm" svg:height="1.001cm" svg:x="9.728cm" svg:y="18.83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87" draw:text-style-name="P22" svg:width="6.444cm" svg:height="1.687cm" svg:x="6.983cm" svg:y="16.468cm"><text:p text:style-name="P16"><text:span text:style-name="T6">findMapNode()</text:span></text:p><text:p text:style-name="P16"><text:span text:style-name="T6"/></text:p><text:p text:style-name="P16"><text:span text:style-name="T6">スタック</text:span><text:span text:style-name="T6">key</text:span><text:span text:style-name="T6">に一致するノードを返す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5" svg:x1="7.726cm" svg:y1="17.246cm" svg:x2="12.652cm" svg:y2="17.246cm"><text:p/></draw:line><draw:frame draw:style-name="gr88" draw:text-style-name="P23" svg:width="1.01cm" svg:height="0.415cm" svg:x="12.465cm" svg:y="18.267cm"><draw:text-box><text:p><text:span text:style-name="T7">fig19</text:span></text:p></draw:text-box></draw:frame></draw:g><draw:line draw:style-name="gr3" draw:text-style-name="P15" svg:x1="10.227cm" svg:y1="18.153cm" svg:x2="10.227cm" svg:y2="18.83cm"><text:p/></draw:line></draw:g><draw:custom-shape draw:style-name="gr5" draw:text-style-name="P17" svg:width="0.966cm" svg:height="1.001cm" svg:x="15.595cm" svg:y="18.83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frame draw:style-name="gr11" svg:width="0.602cm" svg:height="0.627cm" svg:x="11.049cm" svg:y="11.199cm"><draw:text-box><text:p>Y</text:p></draw:text-box></draw:frame><draw:frame draw:style-name="gr11" svg:width="0.602cm" svg:height="0.627cm" svg:x="13.566cm" svg:y="9.081cm"><draw:text-box><text:p>N</text:p></draw:text-box></draw:frame><draw:g draw:style-name="gr7"><draw:g draw:style-name="gr7"><draw:custom-shape draw:style-name="gr89" svg:width="6.019cm" svg:height="1.474cm" svg:x="7.179cm" svg:y="4.115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0" draw:text-style-name="P55" svg:width="2.999cm" svg:height="1.803cm" svg:x="8.685cm" svg:y="4.089cm"><draw:text-box><text:p text:style-name="P18"><text:span text:style-name="T15"/></text:p><text:p text:style-name="P18"><text:span text:style-name="T15">編集用テキストエリアがある限りループする</text:span></text:p></draw:text-box></draw:frame></draw:g><draw:line draw:style-name="gr3" draw:text-style-name="P15" svg:x1="10.183cm" svg:y1="5.596cm" svg:x2="10.183cm" svg:y2="6.729cm"><text:p/></draw:line></draw:g></draw:g></draw:g></text:p>
      <text:p text:style-name="P1"><draw:g text:anchor-type="as-char" svg:y="-12.792cm" draw:z-index="37" draw:style-name="gr1"><draw:custom-shape draw:style-name="gr5" draw:text-style-name="P17" svg:width="0.966cm" svg:height="1.001cm" svg:x="1.822cm" svg:y="0cm"><text:p text:style-name="P16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1.424cm" svg:height="0.872cm" svg:x="4.394cm" svg:y="3.369cm" svg:viewBox="0 0 1425 873" draw:points="0,0 1425,0 1425,873"><text:p/></draw:polyline><draw:polyline draw:style-name="gr10" draw:text-style-name="P16" svg:width="3.368cm" svg:height="14.225cm" svg:x="9.361cm" svg:y="7.458cm" svg:viewBox="0 0 3369 14226" draw:points="2078,0 3369,0 3369,14226 0,14226"><text:p/></draw:polyline><draw:custom-shape draw:style-name="gr60" draw:text-style-name="P19" svg:width="4.368cm" svg:height="2.689cm" svg:x="0.056cm" svg:y="1.983cm"><text:p text:style-name="P18"><text:span text:style-name="T4">ノードが</text:span><text:span text:style-name="T4">text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2.268cm" svg:y1="4.671cm" svg:x2="2.268cm" svg:y2="7.086cm"><text:p/></draw:line><draw:line draw:style-name="gr3" draw:text-style-name="P15" svg:x1="2.288cm" svg:y1="1cm" svg:x2="2.288cm" svg:y2="1.998cm"><text:p/></draw:line><draw:custom-shape draw:style-name="gr60" draw:text-style-name="P19" svg:width="4.368cm" svg:height="2.689cm" svg:x="3.574cm" svg:y="4.117cm"><text:p text:style-name="P18"><text:span text:style-name="T4">html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5.786cm" svg:y1="6.805cm" svg:x2="5.823cm" svg:y2="9.331cm"><text:p/></draw:line><draw:custom-shape draw:style-name="gr60" draw:text-style-name="P19" svg:width="4.368cm" svg:height="2.689cm" svg:x="7.068cm" svg:y="6.114cm"><text:p text:style-name="P18"><text:span text:style-name="T4">配列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9.28cm" svg:y1="8.802cm" svg:x2="9.28cm" svg:y2="10.827cm"><text:p/></draw:line><draw:polyline draw:style-name="gr10" draw:text-style-name="P16" svg:width="1.424cm" svg:height="0.622cm" svg:x="7.888cm" svg:y="5.491cm" svg:viewBox="0 0 1425 623" draw:points="0,0 1425,0 1425,623"><text:p/></draw:polyline><draw:frame draw:style-name="gr11" svg:width="0.602cm" svg:height="0.627cm" svg:x="3.074cm" svg:y="4.493cm"><draw:text-box><text:p>Y</text:p></draw:text-box></draw:frame><draw:frame draw:style-name="gr11" svg:width="0.602cm" svg:height="0.627cm" svg:x="6.216cm" svg:y="6.985cm"><draw:text-box><text:p>Y</text:p></draw:text-box></draw:frame><draw:frame draw:style-name="gr11" svg:width="0.602cm" svg:height="0.627cm" svg:x="9.938cm" svg:y="8.61cm"><draw:text-box><text:p>Y</text:p></draw:text-box></draw:frame><draw:frame draw:style-name="gr11" svg:width="0.602cm" svg:height="0.627cm" svg:x="4.821cm" svg:y="2.492cm"><draw:text-box><text:p>N</text:p></draw:text-box></draw:frame><draw:frame draw:style-name="gr11" svg:width="0.602cm" svg:height="0.627cm" svg:x="8.463cm" svg:y="4.489cm"><draw:text-box><text:p>N</text:p></draw:text-box></draw:frame><draw:frame draw:style-name="gr11" svg:width="0.602cm" svg:height="0.627cm" svg:x="11.707cm" svg:y="6.239cm"><draw:text-box><text:p>N</text:p></draw:text-box></draw:frame><draw:line draw:style-name="gr3" draw:text-style-name="P15" svg:x1="2.325cm" svg:y1="8.035cm" svg:x2="2.325cm" svg:y2="24.586cm"><text:p/></draw:line><draw:polyline draw:style-name="gr10" draw:text-style-name="P16" svg:width="3.493cm" svg:height="12.759cm" svg:x="2.325cm" svg:y="10.201cm" svg:viewBox="0 0 3494 12760" draw:points="3494,0 3494,12760 0,12760"><text:p/></draw:polyline><draw:polyline draw:style-name="gr10" draw:text-style-name="P16" svg:width="3.541cm" svg:height="0.819cm" svg:x="5.819cm" svg:y="21.31cm" svg:viewBox="0 0 3542 820" draw:points="3542,0 3542,820 0,820"><text:p/></draw:polyline><draw:custom-shape draw:style-name="gr5" draw:text-style-name="P17" svg:width="0.966cm" svg:height="1.001cm" svg:x="1.822cm" svg:y="24.583cm"><text:p text:style-name="P16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9" draw:text-style-name="P28" svg:width="6.374cm" svg:height="3.216cm" svg:x="10.054cm" svg:y="0.03cm"><draw:text-box><text:p><text:span text:style-name="T6">Fig18 2</text:span><text:span text:style-name="T6">ページ目</text:span></text:p><text:p><text:span text:style-name="T6"/></text:p></draw:text-box></draw:frame><draw:custom-shape draw:style-name="gr61" draw:text-style-name="P38" svg:width="4.493cm" svg:height="0.952cm" svg:x="0cm" svg:y="7.084cm"><text:p text:style-name="P36"><text:span text:style-name="T12">タグの文字列を</text:span><text:span text:style-name="T12">JSON</text:span><text:span text:style-name="T12">ノードに</text:span></text:p><text:p text:style-name="P36"><text:span text:style-name="T12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1" draw:text-style-name="P38" svg:width="4.493cm" svg:height="0.952cm" svg:x="3.494cm" svg:y="9.252cm"><text:p text:style-name="P36"><text:span text:style-name="T12">タグの文字列を</text:span><text:span text:style-name="T12">JSON</text:span><text:span text:style-name="T12">ノードに</text:span></text:p><text:p text:style-name="P36"><text:span text:style-name="T12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1" draw:text-style-name="P38" svg:width="4.493cm" svg:height="0.952cm" svg:x="7.114cm" svg:y="10.827cm"><text:p text:style-name="P36"><text:span text:style-name="T12">処理対象となる</text:span><text:span text:style-name="T12">DOM</text:span><text:span text:style-name="T12">を</text:span></text:p><text:p text:style-name="P36"><text:span text:style-name="T12">全て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1" draw:text-style-name="P38" svg:width="4.493cm" svg:height="0.952cm" svg:x="7.114cm" svg:y="12.573cm"><text:p text:style-name="P36"><text:span text:style-name="T12">DOM</text:span><text:span text:style-name="T12">の配列の要素数を</text:span></text:p><text:p text:style-name="P36"><text:span text:style-name="T12">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9.28cm" svg:y1="11.781cm" svg:x2="9.28cm" svg:y2="12.573cm"><text:p/></draw:line><draw:custom-shape draw:style-name="gr103" draw:text-style-name="P38" svg:width="4.493cm" svg:height="1.451cm" svg:x="7.114cm" svg:y="14.321cm"><text:p text:style-name="P36"><text:span text:style-name="T12">JSON</text:span><text:span text:style-name="T12">の配列にリサイズが必要</text:span></text:p><text:p text:style-name="P36"><text:span text:style-name="T12">であれば、</text:span><text:span text:style-name="T12">DOM</text:span><text:span text:style-name="T12">配列の要素数</text:span></text:p><text:p text:style-name="P36"><text:span text:style-name="T12">と一致させる</text:span><text:span text:style-name="T12">(</text:span><text:span text:style-name="T12">リサイズする</text:span><text:span text:style-name="T12">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9.28cm" svg:y1="13.524cm" svg:x2="9.28cm" svg:y2="14.316cm"><text:p/></draw:line><draw:custom-shape draw:style-name="gr61" draw:text-style-name="P38" svg:width="4.493cm" svg:height="0.952cm" svg:x="6.974cm" svg:y="18.44cm"><text:p text:style-name="P36"><text:span text:style-name="T12">JSON</text:span><text:span text:style-name="T12">側の文字列配列に</text:span><text:span text:style-name="T12">DOM</text:span></text:p><text:p text:style-name="P36"><text:span text:style-name="T12">配列の文字列をコピー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17" svg:width="0.966cm" svg:height="1.001cm" svg:x="14.228cm" svg:y="0cm"><text:p text:style-name="P16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12.369cm" svg:height="22.711cm" svg:x="2.341cm" svg:y="0.967cm" svg:viewBox="0 0 12370 22712" draw:points="12370,0 12370,22712 0,22712"><text:p/></draw:polyline><draw:g draw:style-name="gr7"><draw:custom-shape draw:style-name="gr104" draw:text-style-name="P60" svg:width="5.118cm" svg:height="1.255cm" svg:x="6.724cm" svg:y="16.463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05" draw:text-style-name="P61" svg:width="2.551cm" svg:height="0.87cm" svg:x="8.005cm" svg:y="16.443cm"><draw:text-box><text:p><text:span text:style-name="T15">配列の要素数分ループする</text:span></text:p></draw:text-box></draw:frame></draw:g><draw:line draw:style-name="gr3" draw:text-style-name="P15" svg:x1="9.361cm" svg:y1="17.724cm" svg:x2="9.361cm" svg:y2="18.438cm"><text:p/></draw:line><draw:custom-shape draw:style-name="gr106" draw:text-style-name="P43" svg:width="5.118cm" svg:height="1.08cm" svg:x="6.724cm" svg:y="20.23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9.28cm" svg:y1="15.771cm" svg:x2="9.28cm" svg:y2="16.443cm"><text:p/></draw:line><draw:line draw:style-name="gr3" draw:text-style-name="P15" svg:x1="9.361cm" svg:y1="19.345cm" svg:x2="9.361cm" svg:y2="20.229cm"><text:p/></draw:line></draw:g></text:p>
      <text:p text:style-name="P3"><draw:g text:anchor-type="as-char" draw:z-index="29" draw:style-name="gr17"><draw:frame draw:style-name="gr2" draw:text-style-name="P28" svg:width="6.374cm" svg:height="9.081cm" svg:x="0cm" svg:y="0.256cm"><draw:text-box><text:p><text:span text:style-name="T6">Fig18 3</text:span><text:span text:style-name="T6">枚目</text:span></text:p><text:p><text:span text:style-name="T6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59" draw:text-style-name="P38" svg:width="5.98cm" svg:height="1.153cm" svg:x="7.077cm" svg:y="1.981cm"><text:p text:style-name="P36"><text:span text:style-name="T12">前回の</text:span><text:span text:style-name="T12">name</text:span><text:span text:style-name="T12">属性を更新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59cm" svg:y1="3.132cm" svg:x2="10.059cm" svg:y2="4.13cm"><text:p/></draw:line></draw:g><draw:custom-shape draw:style-name="gr5" draw:text-style-name="P17" svg:width="0.966cm" svg:height="1.001cm" svg:x="9.638cm" svg:y="4.103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8"><draw:g text:anchor-type="as-char" draw:z-index="41" draw:style-name="gr17"><draw:frame draw:style-name="gr119" draw:text-style-name="P28" svg:width="6.374cm" svg:height="7.217cm" svg:x="0cm" svg:y="0.256cm"><draw:text-box><text:p><text:span text:style-name="T6">Fig19</text:span></text:p><text:p><text:span text:style-name="T6">関数名：</text:span><text:span text:style-name="T6">findMapNode</text:span></text:p><text:p text:style-name="P68"><text:span text:style-name="T6">概要：トークン文字列に該当する</text:span><text:span text:style-name="T6">JSON</text:span><text:span text:style-name="T6">ノードを探し返す</text:span></text:p><text:p text:style-name="P69"><text:span text:style-name="T6">引数：</text:span><text:span text:style-name="T6">Array curStackKey:</text:span><text:span text:style-name="T6">スタックされたキーの配列</text:span></text:p><text:p text:style-name="P51"><text:span text:style-name="T6">Object curMapNode:</text:span><text:span text:style-name="T6">カレントの連想配列のノード</text:span></text:p><text:p text:style-name="P69"><text:span text:style-name="T6">戻り値：</text:span><text:span text:style-name="T6">Object:</text:span><text:span text:style-name="T6">連想配列を返す。</text:span></text:p><text:p><text:span text:style-name="T6"/></text:p><text:p text:style-name="P33"><text:span text:style-name="T6">変数</text:span><text:span text:style-name="T6">:var returnMapNode:</text:span><text:span text:style-name="T6">連想配列を返すための変数</text:span></text:p><text:p text:style-name="P26"><text:span text:style-name="T6">var key:</text:span><text:span text:style-name="T6">スタックの先頭のキーを格納する</text:span></text:p></draw:text-box></draw:frame><draw:line draw:style-name="gr3" draw:text-style-name="P15" svg:x1="10.072cm" svg:y1="1cm" svg:x2="10.072cm" svg:y2="1.644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0.872cm" svg:height="2.119cm" svg:x="13.21cm" svg:y="17.454cm" svg:viewBox="0 0 873 2120" draw:points="0,0 873,0 873,2120"><text:p/></draw:polyline><draw:polyline draw:style-name="gr10" draw:text-style-name="P16" svg:width="3.686cm" svg:height="0.549cm" svg:x="10.378cm" svg:y="20.604cm" svg:viewBox="0 0 3687 550" draw:points="3687,0 3687,550 0,550"><text:p/></draw:polyline><draw:g draw:style-name="gr7"><draw:custom-shape draw:style-name="gr40" draw:text-style-name="P38" svg:width="5.977cm" svg:height="1.151cm" svg:x="7.2cm" svg:y="1.579cm"><text:p text:style-name="P36"><text:span text:style-name="T12">連想配列のノードを返却するための変数</text:span></text:p><text:p text:style-name="P36"><text:span text:style-name="T12">retMapNode</text:span><text:span text:style-name="T12">を宣言、</text:span><text:span text:style-name="T12">null</text:span><text:span text:style-name="T12">で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181cm" svg:y1="2.729cm" svg:x2="10.181cm" svg:y2="3.727cm"><text:p/></draw:line></draw:g><draw:custom-shape draw:style-name="gr35" draw:text-style-name="P19" svg:width="5.815cm" svg:height="2.511cm" svg:x="7.325cm" svg:y="3.602cm"><text:p text:style-name="P18"><text:span text:style-name="T4">引数に</text:span><text:span text:style-name="T4">null</text:span><text:span text:style-name="T4">が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269cm" svg:y1="6.112cm" svg:x2="10.269cm" svg:y2="6.848cm"><text:p/></draw:line><draw:polyline draw:style-name="gr10" draw:text-style-name="P16" svg:width="1.923cm" svg:height="1.996cm" svg:x="13.014cm" svg:y="4.851cm" svg:viewBox="0 0 1924 1997" draw:points="0,0 1924,0 1924,1997"><text:p/></draw:polyline><draw:g draw:style-name="gr7"><draw:custom-shape draw:style-name="gr120" draw:text-style-name="P38" svg:width="2.747cm" svg:height="1.151cm" svg:x="13.564cm" svg:y="6.821cm"><text:p text:style-name="P36"><text:span text:style-name="T12">処理を終え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4.934cm" svg:y1="7.971cm" svg:x2="14.934cm" svg:y2="8.969cm"><text:p/></draw:line></draw:g><draw:custom-shape draw:style-name="gr5" draw:text-style-name="P17" svg:width="0.966cm" svg:height="1.001cm" svg:x="14.439cm" svg:y="8.968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121" draw:text-style-name="P38" svg:width="5.615cm" svg:height="1.153cm" svg:x="7.576cm" svg:y="6.847cm"><text:p text:style-name="P36"><text:span text:style-name="T12">先頭のトークン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376cm" svg:y1="7.996cm" svg:x2="10.376cm" svg:y2="8.994cm"><text:p/></draw:line></draw:g><draw:custom-shape draw:style-name="gr122" draw:text-style-name="P19" svg:width="5.818cm" svg:height="2.514cm" svg:x="7.373cm" svg:y="8.952cm"><text:p text:style-name="P18"><text:span text:style-name="T4">key</text:span><text:span text:style-name="T4">に一致した</text:span><text:span text:style-name="T4">Node</text:span><text:span text:style-name="T4">が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269cm" svg:y1="11.467cm" svg:x2="10.269cm" svg:y2="12.09cm"><text:p/></draw:line><draw:g draw:style-name="gr7"><draw:custom-shape draw:style-name="gr121" draw:text-style-name="P38" svg:width="5.615cm" svg:height="1.153cm" svg:x="7.576cm" svg:y="12.088cm"><text:p text:style-name="P36"><text:span text:style-name="T12">curStackKey</text:span><text:span text:style-name="T12">から先頭トークンを取り除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376cm" svg:y1="13.239cm" svg:x2="10.376cm" svg:y2="14.237cm"><text:p/></draw:line></draw:g><draw:g draw:style-name="gr7"><draw:custom-shape draw:style-name="gr121" draw:text-style-name="P38" svg:width="5.615cm" svg:height="1.153cm" svg:x="7.576cm" svg:y="14.21cm"><text:p text:style-name="P36"><text:span text:style-name="T12">key</text:span><text:span text:style-name="T12">に該当するノード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376cm" svg:y1="15.361cm" svg:x2="10.376cm" svg:y2="16.359cm"><text:p/></draw:line></draw:g><draw:custom-shape draw:style-name="gr35" draw:text-style-name="P19" svg:width="5.815cm" svg:height="2.511cm" svg:x="7.521cm" svg:y="16.207cm"><text:p text:style-name="P18"><text:span text:style-name="T4">curStackKey</text:span><text:span text:style-name="T4">のキーが残り</text:span></text:p><text:p text:style-name="P18"><text:span text:style-name="T4">ひとつ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465cm" svg:y1="18.717cm" svg:x2="10.465cm" svg:y2="19.453cm"><text:p/></draw:line><draw:custom-shape draw:style-name="gr123" draw:text-style-name="P38" svg:width="3.121cm" svg:height="1.153cm" svg:x="8.842cm" svg:y="19.452cm"><text:p text:style-name="P36"><text:span text:style-name="T12">現在のノードを返却用</text:span></text:p><text:p text:style-name="P36"><text:span text:style-name="T12">の変数に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379cm" svg:y1="20.604cm" svg:x2="10.379cm" svg:y2="22.197cm"><text:p/></draw:line><draw:custom-shape draw:style-name="gr123" draw:text-style-name="P38" svg:width="3.121cm" svg:height="1.153cm" svg:x="12.442cm" svg:y="19.452cm"><text:p text:style-name="P36"><text:span text:style-name="T12">再帰して階層を潜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23" draw:text-style-name="P38" svg:width="3.121cm" svg:height="1.153cm" svg:x="8.823cm" svg:y="22.197cm"><text:p text:style-name="P36"><text:span text:style-name="T12">ノード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446cm" svg:y1="23.319cm" svg:x2="10.446cm" svg:y2="24.319cm"><text:p/></draw:line><draw:custom-shape draw:style-name="gr5" draw:text-style-name="P17" svg:width="0.966cm" svg:height="1.001cm" svg:x="9.947cm" svg:y="24.194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0.602cm" svg:height="0.627cm" svg:x="11.672cm" svg:y="5.831cm"><draw:text-box><text:p>Y</text:p></draw:text-box></draw:frame><draw:frame draw:style-name="gr11" svg:width="0.602cm" svg:height="0.627cm" svg:x="13.441cm" svg:y="3.461cm"><draw:text-box><text:p>N</text:p></draw:text-box></draw:frame><draw:polyline draw:style-name="gr10" draw:text-style-name="P16" svg:width="5.91cm" svg:height="11.48cm" svg:x="10.379cm" svg:y="10.201cm" svg:viewBox="0 0 5911 11481" draw:points="2812,0 5911,0 5911,11481 0,11481"><text:p/></draw:polyline><draw:frame draw:style-name="gr11" svg:width="0.602cm" svg:height="0.627cm" svg:x="11.797cm" svg:y="18.56cm"><draw:text-box><text:p>Y</text:p></draw:text-box></draw:frame><draw:frame draw:style-name="gr11" svg:width="0.602cm" svg:height="0.627cm" svg:x="13.566cm" svg:y="16.189cm"><draw:text-box><text:p>N</text:p></draw:text-box></draw:frame><draw:frame draw:style-name="gr124" svg:width="0.874cm" svg:height="0.623cm" svg:x="11.797cm" svg:y="11.074cm"><draw:text-box><text:p>Y</text:p></draw:text-box></draw:frame><draw:frame draw:style-name="gr124" svg:width="0.874cm" svg:height="0.623cm" svg:x="13.169cm" svg:y="9.327cm"><draw:text-box><text:p>N</text:p></draw:text-box></draw:frame></draw:g></text:p>
      <text:p text:style-name="P1"><draw:polyline text:anchor-type="paragraph" draw:z-index="40" draw:style-name="gr118" draw:text-style-name="P16" svg:width="4.821cm" svg:height="4.742cm" svg:x="9.97cm" svg:y="14.192cm" svg:viewBox="0 0 4822 4743" draw:points="2939,0 4822,0 4822,4743 0,4743"><text:p/></draw:polyline><draw:frame text:anchor-type="paragraph" draw:z-index="42" draw:style-name="gr125" svg:width="0.625cm" svg:height="0.489cm" svg:x="12.42cm" svg:y="6.331cm"><draw:text-box><text:p>N</text:p></draw:text-box></draw:frame><draw:frame text:anchor-type="paragraph" draw:z-index="43" draw:style-name="gr126" svg:width="0.749cm" svg:height="0.625cm" svg:x="11.672cm" svg:y="8.327cm"><draw:text-box><text:p>Y</text:p></draw:text-box></draw:frame><draw:frame text:anchor-type="paragraph" draw:z-index="44" draw:style-name="gr126" svg:width="0.999cm" svg:height="0.625cm" svg:x="12.046cm" svg:y="12.321cm"><draw:text-box><text:p>N</text:p></draw:text-box></draw:frame><draw:frame text:anchor-type="paragraph" draw:z-index="45" draw:style-name="gr126" svg:width="0.874cm" svg:height="0.625cm" svg:x="11.047cm" svg:y="15.316cm"><draw:text-box><text:p>Y</text:p></draw:text-box></draw:frame><draw:g text:anchor-type="as-char" draw:z-index="34" draw:style-name="gr17"><draw:frame draw:style-name="gr96" draw:text-style-name="P28" svg:width="6.374cm" svg:height="6.467cm" svg:x="0cm" svg:y="0.256cm"><draw:text-box><text:p><text:span text:style-name="T6">Fig20</text:span></text:p><text:p><text:span text:style-name="T6">関数名：</text:span><text:span text:style-name="T6">getJsonForCustomize</text:span></text:p><text:p text:style-name="P57"><text:span text:style-name="T6">概要：編集用に</text:span><text:span text:style-name="T6">JSON</text:span><text:span text:style-name="T6">を取得する</text:span></text:p><text:p text:style-name="P58"><text:span text:style-name="T6">引数：</text:span><text:span text:style-name="T6">String rootName:JSON</text:span><text:span text:style-name="T6">を格納するキー</text:span></text:p><text:p text:style-name="P51"><text:span text:style-name="T6">:String jsonPath:JSON</text:span><text:span text:style-name="T6">ファイルの</text:span><text:span text:style-name="T6">URL</text:span></text:p><text:p><text:span text:style-name="T6">戻り値：なし</text:span></text:p><text:p><text:span text:style-name="T6"/></text:p><text:p text:style-name="P59"><text:span text:style-name="T6">変数</text:span><text:span text:style-name="T6">:var tmp:</text:span><text:span text:style-name="T6">取得した</text:span><text:span text:style-name="T6">JSON</text:span><text:span text:style-name="T6">の連想配列を一時格納しておくための変数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6" svg:width="4.522cm" svg:height="0.549cm" svg:x="10.064cm" svg:y="10.788cm" svg:viewBox="0 0 4523 550" draw:points="4523,0 4523,550 0,550"><text:p/></draw:polyline><draw:g draw:style-name="gr7"><draw:custom-shape draw:style-name="gr40" draw:text-style-name="P38" svg:width="5.977cm" svg:height="1.151cm" svg:x="7.094cm" svg:y="1.953cm"><text:p text:style-name="P36"><text:span text:style-name="T12">一時的に値を保存する変数</text:span><text:span text:style-name="T12">tmp</text:span><text:span text:style-name="T12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76cm" svg:y1="3.103cm" svg:x2="10.076cm" svg:y2="4.101cm"><text:p/></draw:line></draw:g><draw:g draw:style-name="gr7"><draw:custom-shape draw:style-name="gr40" draw:text-style-name="P38" svg:width="5.977cm" svg:height="1.151cm" svg:x="7.094cm" svg:y="4.075cm"><text:p text:style-name="P36"><text:span text:style-name="T12">Ajax</text:span><text:span text:style-name="T12">通信で</text:span><text:span text:style-name="T12">json</text:span><text:span text:style-name="T12">ファイル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76cm" svg:y1="5.225cm" svg:x2="10.076cm" svg:y2="6.223cm"><text:p/></draw:line></draw:g><draw:g draw:style-name="gr7"><draw:custom-shape draw:style-name="gr35" draw:text-style-name="P19" svg:width="5.815cm" svg:height="2.511cm" svg:x="7.094cm" svg:y="6.098cm"><text:p text:style-name="P18"><text:span text:style-name="T4">通信に成功した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039cm" svg:y1="8.608cm" svg:x2="10.039cm" svg:y2="9.606cm"><text:p/></draw:line></draw:g><draw:polyline draw:style-name="gr10" draw:text-style-name="P16" svg:width="1.673cm" svg:height="2.37cm" svg:x="12.783cm" svg:y="7.345cm" svg:viewBox="0 0 1674 2371" draw:points="0,0 1674,0 1674,2371"><text:p/></draw:polyline><draw:custom-shape draw:style-name="gr97" draw:text-style-name="P38" svg:width="3.624cm" svg:height="1.156cm" svg:x="8.259cm" svg:y="9.566cm"><text:p text:style-name="P36"><text:span text:style-name="T12">tmp</text:span><text:span text:style-name="T12">に取得した</text:span><text:span text:style-name="T12">JSON</text:span><text:span text:style-name="T12">の</text:span></text:p><text:p text:style-name="P36"><text:span text:style-name="T12">データを一時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10.065cm" svg:y1="10.716cm" svg:x2="10.065cm" svg:y2="13.087cm"><text:p/></draw:line><draw:custom-shape draw:style-name="gr98" draw:text-style-name="P38" svg:width="3.62cm" svg:height="1.151cm" svg:x="12.585cm" svg:y="9.566cm"><text:p text:style-name="P36"><text:span text:style-name="T12">エラーのダイアログを</text:span></text:p><text:p text:style-name="P36"><text:span text:style-name="T12">出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5" draw:text-style-name="P19" svg:width="5.815cm" svg:height="2.511cm" svg:x="7.094cm" svg:y="12.961cm"><text:p text:style-name="P18"><text:span text:style-name="T4">JSON</text:span><text:span text:style-name="T4">が取得できてい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5" svg:x1="10.039cm" svg:y1="15.471cm" svg:x2="10.039cm" svg:y2="16.469cm"><text:p/></draw:line></draw:g><draw:custom-shape draw:style-name="gr40" draw:text-style-name="P38" svg:width="5.977cm" svg:height="1.151cm" svg:x="6.989cm" svg:y="16.429cm"><text:p text:style-name="P36"><text:span text:style-name="T12">クラスのメンバ</text:span><text:span text:style-name="T12">json</text:span><text:span text:style-name="T12">に</text:span><text:span text:style-name="T12">tmp</text:span><text:span text:style-name="T12">の</text:span></text:p><text:p text:style-name="P36"><text:span text:style-name="T12">連想配列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5" svg:x1="9.97cm" svg:y1="17.579cm" svg:x2="9.97cm" svg:y2="19.95cm"><text:p/></draw:line><draw:custom-shape draw:style-name="gr5" draw:text-style-name="P17" svg:width="0.966cm" svg:height="1.001cm" svg:x="9.504cm" svg:y="19.824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9"><draw:g text:anchor-type="as-char" draw:z-index="35" draw:style-name="gr17"><draw:frame draw:style-name="gr2" draw:text-style-name="P28" svg:width="6.374cm" svg:height="9.081cm" svg:x="0cm" svg:y="0.256cm"><draw:text-box><text:p><text:span text:style-name="T6">Fig21</text:span></text:p><text:p><text:span text:style-name="T6">関数名：</text:span><text:span text:style-name="T6">reservedDialog['experience']</text:span></text:p><text:p text:style-name="P24"><text:span text:style-name="T6">概要：体験レッスン予約希望ダイアログのタグを作る</text:span></text:p><text:p text:style-name="P25"><text:span text:style-name="T6">引数：なし</text:span></text:p><text:p><text:span text:style-name="T6">戻り値：なし</text:span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99" draw:text-style-name="P22" svg:width="6.441cm" svg:height="1.604cm" svg:x="6.849cm" svg:y="1.977cm"><text:p text:style-name="P16"><text:span text:style-name="T6">outputTag()</text:span></text:p><text:p text:style-name="P16"><text:span text:style-name="T6"/></text:p><text:p text:style-name="P16"><text:span text:style-name="T6">ダイアログの本体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2.715cm" svg:x2="12.517cm" svg:y2="2.715cm"><text:p/></draw:line><draw:frame draw:style-name="gr100" draw:text-style-name="P23" svg:width="1.01cm" svg:height="0.415cm" svg:x="12.33cm" svg:y="3.688cm"><draw:text-box><text:p><text:span text:style-name="T7">fig3</text:span></text:p></draw:text-box></draw:frame></draw:g><draw:line draw:style-name="gr3" draw:text-style-name="P15" svg:x1="10.093cm" svg:y1="3.581cm" svg:x2="10.093cm" svg:y2="4.225cm"><text:p/></draw:line></draw:g><draw:g draw:style-name="gr7"><draw:g draw:style-name="gr7"><draw:custom-shape draw:style-name="gr99" draw:text-style-name="P22" svg:width="6.441cm" svg:height="1.604cm" svg:x="6.849cm" svg:y="4.225cm"><text:p text:style-name="P16"><text:span text:style-name="T6">outputTag()</text:span></text:p><text:p text:style-name="P16"><text:span text:style-name="T6"/></text:p><text:p text:style-name="P16"><text:span text:style-name="T6">予約日時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4.964cm" svg:x2="12.517cm" svg:y2="4.964cm"><text:p/></draw:line><draw:frame draw:style-name="gr100" draw:text-style-name="P23" svg:width="1.01cm" svg:height="0.415cm" svg:x="12.33cm" svg:y="5.935cm"><draw:text-box><text:p><text:span text:style-name="T7">fig3</text:span></text:p></draw:text-box></draw:frame></draw:g><draw:line draw:style-name="gr3" draw:text-style-name="P15" svg:x1="10.093cm" svg:y1="5.828cm" svg:x2="10.093cm" svg:y2="6.472cm"><text:p/></draw:line></draw:g><draw:g draw:style-name="gr7"><draw:g draw:style-name="gr7"><draw:custom-shape draw:style-name="gr99" draw:text-style-name="P22" svg:width="6.441cm" svg:height="1.604cm" svg:x="6.849cm" svg:y="6.47cm"><text:p text:style-name="P16"><text:span text:style-name="T6">outputTag()</text:span></text:p><text:p text:style-name="P16"><text:span text:style-name="T6"/></text:p><text:p text:style-name="P16"><text:span text:style-name="T6">軽い説明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7.21cm" svg:x2="12.517cm" svg:y2="7.21cm"><text:p/></draw:line><draw:frame draw:style-name="gr100" draw:text-style-name="P23" svg:width="1.01cm" svg:height="0.415cm" svg:x="12.33cm" svg:y="8.181cm"><draw:text-box><text:p><text:span text:style-name="T7">fig3</text:span></text:p></draw:text-box></draw:frame></draw:g><draw:line draw:style-name="gr3" draw:text-style-name="P15" svg:x1="10.093cm" svg:y1="8.072cm" svg:x2="10.093cm" svg:y2="8.716cm"><text:p/></draw:line></draw:g><draw:g draw:style-name="gr7"><draw:g draw:style-name="gr7"><draw:custom-shape draw:style-name="gr99" draw:text-style-name="P22" svg:width="6.441cm" svg:height="1.604cm" svg:x="6.849cm" svg:y="8.715cm"><text:p text:style-name="P16"><text:span text:style-name="T6">outputTag()</text:span></text:p><text:p text:style-name="P16"><text:span text:style-name="T6"/></text:p><text:p text:style-name="P16"><text:span text:style-name="T6">作品選択のラジオボタン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9.453cm" svg:x2="12.517cm" svg:y2="9.453cm"><text:p/></draw:line><draw:frame draw:style-name="gr100" draw:text-style-name="P23" svg:width="1.01cm" svg:height="0.415cm" svg:x="12.33cm" svg:y="10.426cm"><draw:text-box><text:p><text:span text:style-name="T7">fig3</text:span></text:p></draw:text-box></draw:frame></draw:g><draw:line draw:style-name="gr3" draw:text-style-name="P15" svg:x1="10.093cm" svg:y1="10.319cm" svg:x2="10.093cm" svg:y2="10.963cm"><text:p/></draw:line></draw:g><draw:g draw:style-name="gr7"><draw:g draw:style-name="gr7"><draw:custom-shape draw:style-name="gr99" draw:text-style-name="P22" svg:width="6.441cm" svg:height="1.604cm" svg:x="6.849cm" svg:y="10.963cm"><text:p text:style-name="P16"><text:span text:style-name="T6">outputTag()</text:span></text:p><text:p text:style-name="P16"><text:span text:style-name="T6"/></text:p><text:p text:style-name="P16"><text:span text:style-name="T6">予約希望の時限を選択する</text:span></text:p><text:p text:style-name="P16"><text:span text:style-name="T6">チェックボックス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1.702cm" svg:x2="12.517cm" svg:y2="11.702cm"><text:p/></draw:line><draw:frame draw:style-name="gr100" draw:text-style-name="P23" svg:width="1.01cm" svg:height="0.415cm" svg:x="12.33cm" svg:y="12.674cm"><draw:text-box><text:p><text:span text:style-name="T7">fig3</text:span></text:p></draw:text-box></draw:frame></draw:g><draw:line draw:style-name="gr3" draw:text-style-name="P15" svg:x1="10.093cm" svg:y1="12.566cm" svg:x2="10.093cm" svg:y2="13.21cm"><text:p/></draw:line></draw:g><draw:g draw:style-name="gr7"><draw:g draw:style-name="gr7"><draw:custom-shape draw:style-name="gr99" draw:text-style-name="P22" svg:width="6.441cm" svg:height="1.604cm" svg:x="6.849cm" svg:y="13.208cm"><text:p text:style-name="P16"><text:span text:style-name="T6">outputTag()</text:span></text:p><text:p text:style-name="P16"><text:span text:style-name="T6"/></text:p><text:p text:style-name="P16"><text:span text:style-name="T6">予備希望情報のチェックボックス</text:span></text:p><text:p text:style-name="P16"><text:span text:style-name="T6">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3.948cm" svg:x2="12.517cm" svg:y2="13.948cm"><text:p/></draw:line><draw:frame draw:style-name="gr100" draw:text-style-name="P23" svg:width="1.01cm" svg:height="0.415cm" svg:x="12.33cm" svg:y="14.919cm"><draw:text-box><text:p><text:span text:style-name="T7">fig3</text:span></text:p></draw:text-box></draw:frame></draw:g><draw:line draw:style-name="gr3" draw:text-style-name="P15" svg:x1="10.093cm" svg:y1="14.81cm" svg:x2="10.093cm" svg:y2="15.454cm"><text:p/></draw:line></draw:g><draw:g draw:style-name="gr7"><draw:g draw:style-name="gr7"><draw:custom-shape draw:style-name="gr99" draw:text-style-name="P22" svg:width="6.441cm" svg:height="1.604cm" svg:x="6.849cm" svg:y="15.455cm"><text:p text:style-name="P16"><text:span text:style-name="T6">outputTag()</text:span></text:p><text:p text:style-name="P16"><text:span text:style-name="T6"/></text:p><text:p text:style-name="P16"><text:span text:style-name="T6">個人情報入力部分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6.193cm" svg:x2="12.517cm" svg:y2="16.193cm"><text:p/></draw:line><draw:frame draw:style-name="gr100" draw:text-style-name="P23" svg:width="1.01cm" svg:height="0.415cm" svg:x="12.33cm" svg:y="17.166cm"><draw:text-box><text:p><text:span text:style-name="T7">fig3</text:span></text:p></draw:text-box></draw:frame></draw:g><draw:line draw:style-name="gr3" draw:text-style-name="P15" svg:x1="10.093cm" svg:y1="17.059cm" svg:x2="10.093cm" svg:y2="17.703cm"><text:p/></draw:line></draw:g><draw:g draw:style-name="gr7"><draw:g draw:style-name="gr7"><draw:custom-shape draw:style-name="gr99" draw:text-style-name="P22" svg:width="6.441cm" svg:height="1.604cm" svg:x="6.849cm" svg:y="17.702cm"><text:p text:style-name="P16"><text:span text:style-name="T6">outputTag()</text:span></text:p><text:p text:style-name="P16"><text:span text:style-name="T6"/></text:p><text:p text:style-name="P16"><text:span text:style-name="T6">メールのタイトルを設定する値が</text:span></text:p><text:p text:style-name="P16"><text:span text:style-name="T6">格納された隠しフォーム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8.44cm" svg:x2="12.517cm" svg:y2="18.44cm"><text:p/></draw:line><draw:frame draw:style-name="gr100" draw:text-style-name="P23" svg:width="1.01cm" svg:height="0.415cm" svg:x="12.33cm" svg:y="19.413cm"><draw:text-box><text:p><text:span text:style-name="T7">fig3</text:span></text:p></draw:text-box></draw:frame></draw:g><draw:line draw:style-name="gr3" draw:text-style-name="P15" svg:x1="10.093cm" svg:y1="19.306cm" svg:x2="10.093cm" svg:y2="19.95cm"><text:p/></draw:line></draw:g><draw:custom-shape draw:style-name="gr5" draw:text-style-name="P17" svg:width="0.966cm" svg:height="1.001cm" svg:x="9.638cm" svg:y="19.946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36" draw:style-name="gr33"><draw:frame draw:style-name="gr2" draw:text-style-name="P28" svg:width="6.374cm" svg:height="9.081cm" svg:x="0cm" svg:y="0.256cm"><draw:text-box><text:p><text:span text:style-name="T6">Fig22</text:span></text:p><text:p><text:span text:style-name="T6">関数名：</text:span><text:span text:style-name="T6">reservedDialog['usually']</text:span></text:p><text:p text:style-name="P33"><text:span text:style-name="T6">概要：通常レッスン予約希望ダイアログのタグを作る。</text:span></text:p><text:p text:style-name="P25"><text:span text:style-name="T6">引数：なし</text:span></text:p><text:p><text:span text:style-name="T6">戻り値：なし</text:span></text:p><text:p text:style-name="P34"><text:span text:style-name="T6"/></text:p></draw:text-box></draw:frame><draw:line draw:style-name="gr3" draw:text-style-name="P15" svg:x1="10.118cm" svg:y1="1.002cm" svg:x2="10.118cm" svg:y2="2cm"><text:p/></draw:line><draw:line draw:style-name="gr4" draw:text-style-name="P16" svg:x1="6.498cm" svg:y1="0.002cm" svg:x2="6.498cm" svg:y2="25.658cm"><text:p/></draw:line><draw:custom-shape draw:style-name="gr5" draw:text-style-name="P17" svg:width="0.966cm" svg:height="1.001cm" svg:x="9.638cm" svg:y="0cm"><text:p text:style-name="P16"><text:span text:style-name="T3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99" draw:text-style-name="P22" svg:width="6.441cm" svg:height="1.604cm" svg:x="6.849cm" svg:y="1.977cm"><text:p text:style-name="P16"><text:span text:style-name="T6">outputTag()</text:span></text:p><text:p text:style-name="P16"><text:span text:style-name="T6"/></text:p><text:p text:style-name="P16"><text:span text:style-name="T6">ダイアログの本体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2.715cm" svg:x2="12.517cm" svg:y2="2.715cm"><text:p/></draw:line><draw:frame draw:style-name="gr100" draw:text-style-name="P23" svg:width="1.01cm" svg:height="0.415cm" svg:x="12.33cm" svg:y="3.688cm"><draw:text-box><text:p><text:span text:style-name="T7">fig3</text:span></text:p></draw:text-box></draw:frame></draw:g><draw:line draw:style-name="gr3" draw:text-style-name="P15" svg:x1="10.093cm" svg:y1="3.581cm" svg:x2="10.093cm" svg:y2="4.225cm"><text:p/></draw:line></draw:g><draw:g draw:style-name="gr7"><draw:g draw:style-name="gr7"><draw:custom-shape draw:style-name="gr99" draw:text-style-name="P22" svg:width="6.441cm" svg:height="1.604cm" svg:x="6.849cm" svg:y="4.225cm"><text:p text:style-name="P16"><text:span text:style-name="T6">outputTag()</text:span></text:p><text:p text:style-name="P16"><text:span text:style-name="T6"/></text:p><text:p text:style-name="P16"><text:span text:style-name="T6">予約日時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4.964cm" svg:x2="12.517cm" svg:y2="4.964cm"><text:p/></draw:line><draw:frame draw:style-name="gr100" draw:text-style-name="P23" svg:width="1.01cm" svg:height="0.415cm" svg:x="12.33cm" svg:y="5.935cm"><draw:text-box><text:p><text:span text:style-name="T7">fig3</text:span></text:p></draw:text-box></draw:frame></draw:g><draw:line draw:style-name="gr3" draw:text-style-name="P15" svg:x1="10.093cm" svg:y1="5.828cm" svg:x2="10.093cm" svg:y2="6.472cm"><text:p/></draw:line></draw:g><draw:g draw:style-name="gr7"><draw:g draw:style-name="gr7"><draw:custom-shape draw:style-name="gr99" draw:text-style-name="P22" svg:width="6.441cm" svg:height="1.604cm" svg:x="6.849cm" svg:y="6.47cm"><text:p text:style-name="P16"><text:span text:style-name="T6">outputTag()</text:span></text:p><text:p text:style-name="P16"><text:span text:style-name="T6"/></text:p><text:p text:style-name="P16"><text:span text:style-name="T6">軽い説明の領域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7.21cm" svg:x2="12.517cm" svg:y2="7.21cm"><text:p/></draw:line><draw:frame draw:style-name="gr100" draw:text-style-name="P23" svg:width="1.01cm" svg:height="0.415cm" svg:x="12.33cm" svg:y="8.181cm"><draw:text-box><text:p><text:span text:style-name="T7">fig3</text:span></text:p></draw:text-box></draw:frame></draw:g><draw:line draw:style-name="gr3" draw:text-style-name="P15" svg:x1="10.093cm" svg:y1="8.072cm" svg:x2="10.093cm" svg:y2="8.716cm"><text:p/></draw:line></draw:g><draw:g draw:style-name="gr7"><draw:g draw:style-name="gr7"><draw:custom-shape draw:style-name="gr99" draw:text-style-name="P22" svg:width="6.441cm" svg:height="1.604cm" svg:x="6.849cm" svg:y="8.715cm"><text:p text:style-name="P16"><text:span text:style-name="T6">outputTag()</text:span></text:p><text:p text:style-name="P16"><text:span text:style-name="T6"/></text:p><text:p text:style-name="P16"><text:span text:style-name="T6">作品選択のラジオボタン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9.453cm" svg:x2="12.517cm" svg:y2="9.453cm"><text:p/></draw:line><draw:frame draw:style-name="gr100" draw:text-style-name="P23" svg:width="1.01cm" svg:height="0.415cm" svg:x="12.33cm" svg:y="10.426cm"><draw:text-box><text:p><text:span text:style-name="T7">fig3</text:span></text:p></draw:text-box></draw:frame></draw:g><draw:line draw:style-name="gr3" draw:text-style-name="P15" svg:x1="10.093cm" svg:y1="10.319cm" svg:x2="10.093cm" svg:y2="10.963cm"><text:p/></draw:line></draw:g><draw:g draw:style-name="gr7"><draw:g draw:style-name="gr7"><draw:custom-shape draw:style-name="gr99" draw:text-style-name="P22" svg:width="6.441cm" svg:height="1.604cm" svg:x="6.849cm" svg:y="10.963cm"><text:p text:style-name="P16"><text:span text:style-name="T6">outputTag()</text:span></text:p><text:p text:style-name="P16"><text:span text:style-name="T6"/></text:p><text:p text:style-name="P16"><text:span text:style-name="T6">予約希望の時限を選択する</text:span></text:p><text:p text:style-name="P16"><text:span text:style-name="T6">チェックボックス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1.702cm" svg:x2="12.517cm" svg:y2="11.702cm"><text:p/></draw:line><draw:frame draw:style-name="gr100" draw:text-style-name="P23" svg:width="1.01cm" svg:height="0.415cm" svg:x="12.33cm" svg:y="12.674cm"><draw:text-box><text:p><text:span text:style-name="T7">fig3</text:span></text:p></draw:text-box></draw:frame></draw:g><draw:line draw:style-name="gr3" draw:text-style-name="P15" svg:x1="10.093cm" svg:y1="12.566cm" svg:x2="10.093cm" svg:y2="13.21cm"><text:p/></draw:line></draw:g><draw:g draw:style-name="gr7"><draw:g draw:style-name="gr7"><draw:custom-shape draw:style-name="gr99" draw:text-style-name="P22" svg:width="6.441cm" svg:height="1.604cm" svg:x="6.849cm" svg:y="13.208cm"><text:p text:style-name="P16"><text:span text:style-name="T6">outputTag()</text:span></text:p><text:p text:style-name="P16"><text:span text:style-name="T6"/></text:p><text:p text:style-name="P16"><text:span text:style-name="T6">予備希望情報のチェックボックス</text:span></text:p><text:p text:style-name="P16"><text:span text:style-name="T6">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3.948cm" svg:x2="12.517cm" svg:y2="13.948cm"><text:p/></draw:line><draw:frame draw:style-name="gr100" draw:text-style-name="P23" svg:width="1.01cm" svg:height="0.415cm" svg:x="12.33cm" svg:y="14.919cm"><draw:text-box><text:p><text:span text:style-name="T7">fig3</text:span></text:p></draw:text-box></draw:frame></draw:g><draw:line draw:style-name="gr3" draw:text-style-name="P15" svg:x1="10.093cm" svg:y1="14.81cm" svg:x2="10.093cm" svg:y2="15.454cm"><text:p/></draw:line></draw:g><draw:g draw:style-name="gr7"><draw:g draw:style-name="gr7"><draw:custom-shape draw:style-name="gr99" draw:text-style-name="P22" svg:width="6.441cm" svg:height="1.604cm" svg:x="6.849cm" svg:y="15.455cm"><text:p text:style-name="P16"><text:span text:style-name="T6">outputTag()</text:span></text:p><text:p text:style-name="P16"><text:span text:style-name="T6"/></text:p><text:p text:style-name="P16"><text:span text:style-name="T6">個人情報入力部分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6.193cm" svg:x2="12.517cm" svg:y2="16.193cm"><text:p/></draw:line><draw:frame draw:style-name="gr100" draw:text-style-name="P23" svg:width="1.01cm" svg:height="0.415cm" svg:x="12.33cm" svg:y="17.166cm"><draw:text-box><text:p><text:span text:style-name="T7">fig3</text:span></text:p></draw:text-box></draw:frame></draw:g><draw:line draw:style-name="gr3" draw:text-style-name="P15" svg:x1="10.093cm" svg:y1="17.059cm" svg:x2="10.093cm" svg:y2="17.703cm"><text:p/></draw:line></draw:g><draw:g draw:style-name="gr7"><draw:g draw:style-name="gr7"><draw:custom-shape draw:style-name="gr99" draw:text-style-name="P22" svg:width="6.441cm" svg:height="1.604cm" svg:x="6.849cm" svg:y="17.702cm"><text:p text:style-name="P16"><text:span text:style-name="T6">outputTag()</text:span></text:p><text:p text:style-name="P16"><text:span text:style-name="T6"/></text:p><text:p text:style-name="P16"><text:span text:style-name="T6">メールのタイトルを設定する値が</text:span></text:p><text:p text:style-name="P16"><text:span text:style-name="T6">格納された隠しフォームを作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18.44cm" svg:x2="12.517cm" svg:y2="18.44cm"><text:p/></draw:line><draw:frame draw:style-name="gr100" draw:text-style-name="P23" svg:width="1.01cm" svg:height="0.415cm" svg:x="12.33cm" svg:y="19.413cm"><draw:text-box><text:p><text:span text:style-name="T7">fig3</text:span></text:p></draw:text-box></draw:frame></draw:g><draw:line draw:style-name="gr3" draw:text-style-name="P15" svg:x1="10.093cm" svg:y1="19.306cm" svg:x2="10.093cm" svg:y2="19.95cm"><text:p/></draw:line></draw:g><draw:custom-shape draw:style-name="gr5" draw:text-style-name="P17" svg:width="0.966cm" svg:height="1.001cm" svg:x="9.596cm" svg:y="23.55cm"><text:p text:style-name="P16"><text:span text:style-name="T3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101" draw:text-style-name="P22" svg:width="6.441cm" svg:height="2.571cm" svg:x="6.849cm" svg:y="19.95cm"><text:p text:style-name="P16"><text:span text:style-name="T6"/></text:p><text:p text:style-name="P16"><text:span text:style-name="T6">getMemberInformation</text:span></text:p><text:p text:style-name="P16"><text:span text:style-name="T6"/></text:p><text:p text:style-name="P16"><text:span text:style-name="T6">DB</text:span><text:span text:style-name="T6">から会員情報を取得して</text:span></text:p><text:p text:style-name="P16"><text:span text:style-name="T6">personInformation</text:span><text:span text:style-name="T6">の</text:span></text:p><text:p text:style-name="P16"><text:span text:style-name="T6">各フォームにデータを格納す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6" draw:text-style-name="P16" svg:x1="7.592cm" svg:y1="21.137cm" svg:x2="12.517cm" svg:y2="21.137cm"><text:p/></draw:line><draw:frame draw:style-name="gr102" draw:text-style-name="P23" svg:width="1.01cm" svg:height="0.611cm" svg:x="12.33cm" svg:y="22.691cm"><draw:text-box><text:p><text:span text:style-name="T7">fig ex</text:span></text:p></draw:text-box></draw:frame></draw:g><draw:line draw:style-name="gr3" draw:text-style-name="P15" svg:x1="10.093cm" svg:y1="22.52cm" svg:x2="10.093cm" svg:y2="23.55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4" svg:font-family="Mangal"/>
    <style:font-face style:name="Monaco" svg:font-family="Monaco"/>
    <style:font-face style:name="Liberation Serif3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2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2" svg:font-family="'ＭＳ Ｐゴシック'" style:font-family-generic="modern" style:font-pitch="variable"/>
    <style:font-face style:name="ＭＳ Ｐ明朝3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-10 30h20z"/>
    <draw:marker draw:name="線の終点_20_1" draw:display-name="線の終点 1" svg:viewBox="0 0 20 30" svg:d="m10 0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4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4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3f__3f__3f_" style:display-name="????????????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" style:display-name="?????????????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_3f__3f__3f_" style:display-name="????????????????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1" style:display-name="???? 1" style:family="paragraph" style:parent-style-name="_3f__3f_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2" style:display-name="???? 2" style:family="paragraph" style:parent-style-name="_3f__3f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cm" fo:margin-right="0cm" fo:margin-top="0.42cm" fo:margin-bottom="0.21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1" style:display-name="??? 1" style:family="paragraph" style:parent-style-name="_3f__3f_" style:default-outline-level="">
      <style:paragraph-properties fo:margin-left="0cm" fo:margin-right="0cm" fo:margin-top="0.42cm" fo:margin-bottom="0.21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cm" fo:margin-right="0cm" fo:margin-top="0.42cm" fo:margin-bottom="0.21cm" style:contextual-spacing="false" style:line-height-at-least="0.353cm" fo:text-indent="0cm" style:auto-text-indent="false"/>
      <style:text-properties fo:color="#000000" style:text-outline="false" style:text-line-through-styl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メイリオ" fo:font-family="メイリオ" style:font-style-name="レギュラー" style:font-family-generic="modern" style:font-pitch="variable" fo:font-size="9pt" style:letter-kerning="true" style:font-name-asian="メイリオ" style:font-family-asian="メイリオ" style:font-style-name-asian="レギュラー" style:font-family-generic-asian="modern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_3f__3f__3f__3f__3f__3f__20_1" style:display-name="??????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20_2" style:display-name="?????? 2" style:family="paragraph" style:parent-style-name="_3f__3f__3f__3f__3f__3f__20_1" style:default-outline-level="">
      <style:paragraph-properties fo:margin-top="0cm" fo:margin-bottom="0.4cm" style:contextual-spacing="false"/>
      <style:text-properties fo:color="#000000" style:text-outline="false" style:text-line-through-styl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20_3" style:display-name="?????? 3" style:family="paragraph" style:parent-style-name="_3f__3f__3f__3f__3f__3f__20_2" style:default-outline-level="">
      <style:paragraph-properties fo:margin-top="0cm" fo:margin-bottom="0.3cm" style:contextual-spacing="false"/>
      <style:text-properties fo:color="#000000" style:text-outline="false" style:text-line-through-styl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20_4" style:display-name="?????? 4" style:family="paragraph" style:parent-style-name="_3f__3f__3f__3f__3f__3f__20_3" style:default-outline-level="">
      <style:paragraph-properties fo:margin-top="0cm" fo:margin-bottom="0.199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5" style:display-name="?????? 5" style:family="paragraph" style:parent-style-name="_3f__3f__3f__3f__3f__3f__20_4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6" style:display-name="?????? 6" style:family="paragraph" style:parent-style-name="_3f__3f__3f__3f__3f__3f__20_5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7" style:display-name="?????? 7" style:family="paragraph" style:parent-style-name="_3f__3f__3f__3f__3f__3f__20_6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8" style:display-name="?????? 8" style:family="paragraph" style:parent-style-name="_3f__3f__3f__3f__3f__3f__20_7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9" style:display-name="?????? 9" style:family="paragraph" style:parent-style-name="_3f__3f__3f__3f__3f__3f__20_8" style:default-outline-level="">
      <style:paragraph-properties fo:margin-top="0cm" fo:margin-bottom="0.101cm" style:contextual-spacing="false"/>
      <style:text-properties fo:color="#000000" style:text-outline="false" style:text-line-through-styl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4:25:08.428000000</meta:creation-date>
    <meta:generator>LibreOffice/4.1.4.2$Windows_x86 LibreOffice_project/0a0440ccc0227ad9829de5f46be37cfb6edcf72</meta:generator>
    <dc:date>2015-05-08T11:41:30.454000000</dc:date>
    <meta:editing-duration>PT21H6M44S</meta:editing-duration>
    <meta:editing-cycles>258</meta:editing-cycles>
    <meta:document-statistic meta:table-count="0" meta:image-count="0" meta:object-count="0" meta:page-count="34" meta:paragraph-count="31" meta:word-count="0" meta:character-count="0" meta:non-whitespace-character-count="0"/>
  </office:meta>
</office:document-meta>
</file>